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Heading_20_1">
      <style:paragraph-properties fo:break-before="auto" fo:line-height="100%" style:writing-mode="lr-tb"/>
    </style:style>
    <style:style style:name="T50_1" style:family="text">
      <style:text-properties style:font-name="Arial" style:font-name-asian="Arial" style:font-name-complex="Arial" style:text-underline-style="solid" style:text-underline-color="font-color"/>
    </style:style>
    <style:style style:name="T50_2" style:family="text">
      <style:text-properties style:font-name="Arial" style:font-name-asian="Arial" style:font-name-complex="Arial" style:text-underline-style="solid" style:text-underline-color="font-color"/>
    </style:style>
    <style:style style:name="T50_3" style:family="text">
      <style:text-properties style:font-name="Arial" style:font-name-asian="Arial" style:font-name-complex="Arial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51_1" style:family="text">
      <style:text-properties style:font-name="Arial" fo:font-size="11pt" style:font-name-asian="Arial" style:font-size-asian="11pt" style:font-name-complex="Arial" style:font-size-complex="11pt"/>
    </style:style>
    <style:style style:name="T51_2" style:family="text">
      <style:text-properties style:font-name="Arial" fo:font-size="11pt" style:font-name-asian="Arial" style:font-size-asian="11pt" style:font-name-complex="Arial" style:font-size-complex="11pt"/>
    </style:style>
    <style:style style:name="T51_3" style:family="text">
      <style:text-properties style:font-name="Arial" fo:font-size="11pt" style:font-name-asian="Arial" style:font-size-asian="11pt" style:font-name-complex="Arial" style:font-size-complex="11pt"/>
    </style:style>
    <style:style style:name="T51_4" style:family="text">
      <style:text-properties style:font-name="Arial" fo:font-size="11pt" style:font-name-asian="Arial" style:font-size-asian="11pt" style:font-name-complex="Arial" style:font-size-complex="11pt"/>
    </style:style>
    <style:style style:name="T51_5" style:family="text">
      <style:text-properties style:font-name="Arial" fo:font-size="11pt" style:font-name-asian="Arial" style:font-size-asian="11pt" style:font-name-complex="Arial" style:font-size-complex="11pt"/>
    </style:style>
    <style:style style:name="T51_6" style:family="text">
      <style:text-properties style:font-name="Arial" fo:font-size="11pt" style:font-name-asian="Arial" style:font-size-asian="11pt" style:font-name-complex="Arial" style:font-size-complex="11pt"/>
    </style:style>
    <style:style style:name="T51_7" style:family="text">
      <style:text-properties style:font-name="Arial" fo:font-size="11pt" style:font-name-asian="Arial" style:font-size-asian="11pt" style:font-name-complex="Arial" style:font-size-complex="11pt"/>
    </style:style>
    <style:style style:name="T51_8" style:family="text">
      <style:text-properties style:font-name="Arial" fo:font-size="11pt" style:font-name-asian="Arial" style:font-size-asian="11pt" style:font-name-complex="Arial" style:font-size-complex="11pt"/>
    </style:style>
    <style:style style:name="T51_9" style:family="text">
      <style:text-properties style:font-name="Arial" fo:font-size="11pt" style:font-name-asian="Arial" style:font-size-asian="11pt" style:font-name-complex="Arial" style:font-size-complex="11pt"/>
    </style:style>
    <style:style style:name="T51_10" style:family="text">
      <style:text-properties style:font-name="Arial" fo:font-size="11pt" style:font-name-asian="Arial" style:font-size-asian="11pt" style:font-name-complex="Arial" style:font-size-complex="11pt"/>
    </style:style>
    <style:style style:name="T51_11" style:family="text">
      <style:text-properties style:font-name="Arial" fo:font-size="11pt" style:font-name-asian="Arial" style:font-size-asian="11pt" style:font-name-complex="Arial" style:font-size-complex="11pt"/>
    </style:style>
    <style:style style:name="T51_12" style:family="text">
      <style:text-properties style:font-name="Arial" fo:font-size="11pt" style:font-name-asian="Arial" style:font-size-asian="11pt" style:font-name-complex="Arial" style:font-size-complex="11pt"/>
    </style:style>
    <style:style style:name="T51_13" style:family="text">
      <style:text-properties style:font-name="Arial" fo:font-size="11pt" style:font-name-asian="Arial" style:font-size-asian="11pt" style:font-name-complex="Arial" style:font-size-complex="11pt"/>
    </style:style>
    <style:style style:name="T51_14" style:family="text">
      <style:text-properties style:font-name="Arial" fo:font-size="11pt" style:font-name-asian="Arial" style:font-size-asian="11pt" style:font-name-complex="Arial" style:font-size-complex="11pt"/>
    </style:style>
    <style:style style:name="T51_15" style:family="text">
      <style:text-properties style:font-name="Arial" fo:font-size="11pt" style:font-name-asian="Arial" style:font-size-asian="11pt" style:font-name-complex="Arial" style:font-size-complex="11pt"/>
    </style:style>
    <style:style style:name="T51_16" style:family="text">
      <style:text-properties style:font-name="Arial" fo:font-size="11pt" style:font-name-asian="Arial" style:font-size-asian="11pt" style:font-name-complex="Arial" style:font-size-complex="11pt"/>
    </style:style>
    <style:style style:name="T51_17" style:family="text">
      <style:text-properties style:font-name="Arial" fo:font-size="11pt" style:font-name-asian="Arial" style:font-size-asian="11pt" style:font-name-complex="Arial" style:font-size-complex="11pt"/>
    </style:style>
    <style:style style:name="T51_18" style:family="text">
      <style:text-properties style:font-name="Arial" fo:font-size="11pt" style:font-name-asian="Arial" style:font-size-asian="11pt" style:font-name-complex="Arial" style:font-size-complex="11pt"/>
    </style:style>
    <style:style style:name="T51_19" style:family="text">
      <style:text-properties style:font-name="Arial" fo:font-size="11pt" style:font-name-asian="Arial" style:font-size-asian="11pt" style:font-name-complex="Arial" style:font-size-complex="11pt"/>
    </style:style>
    <style:style style:name="T51_20" style:family="text">
      <style:text-properties style:font-name="Arial" fo:font-size="11pt" style:font-name-asian="Arial" style:font-size-asian="11pt" style:font-name-complex="Arial" style:font-size-complex="11pt"/>
    </style:style>
    <style:style style:name="T51_21" style:family="text">
      <style:text-properties style:font-name="Arial" fo:font-size="11pt" style:font-name-asian="Arial" style:font-size-asian="11pt" style:font-name-complex="Arial" style:font-size-complex="11pt"/>
    </style:style>
    <style:style style:name="T51_22" style:family="text">
      <style:text-properties style:font-name="Arial" fo:font-size="11pt" style:font-name-asian="Arial" style:font-size-asian="11pt" style:font-name-complex="Arial" style:font-size-complex="11pt"/>
    </style:style>
    <style:style style:name="T51_23" style:family="text">
      <style:text-properties style:font-name="Arial" fo:font-size="11pt" style:font-name-asian="Arial" style:font-size-asian="11pt" style:font-name-complex="Arial" style:font-size-complex="11pt"/>
    </style:style>
    <style:style style:name="T51_24" style:family="text">
      <style:text-properties style:font-name="Arial" fo:font-size="11pt" style:font-name-asian="Arial" style:font-size-asian="11pt" style:font-name-complex="Arial" style:font-size-complex="11pt"/>
    </style:style>
    <style:style style:name="T51_25" style:family="text">
      <style:text-properties style:font-name="Arial" fo:font-size="11pt" style:font-name-asian="Arial" style:font-size-asian="11pt" style:font-name-complex="Arial" style:font-size-complex="11pt"/>
    </style:style>
    <style:style style:name="T51_26" style:family="text">
      <style:text-properties style:font-name="Arial" fo:font-size="11pt" style:font-name-asian="Arial" style:font-size-asian="11pt" style:font-name-complex="Arial" style:font-size-complex="11pt"/>
    </style:style>
    <style:style style:name="T51_27" style:family="text">
      <style:text-properties style:font-name="Arial" fo:font-size="11pt" style:font-name-asian="Arial" style:font-size-asian="11pt" style:font-name-complex="Arial" style:font-size-complex="11pt"/>
    </style:style>
    <style:style style:name="T51_28" style:family="text">
      <style:text-properties style:font-name="Arial" fo:font-size="11pt" style:font-name-asian="Arial" style:font-size-asian="11pt" style:font-name-complex="Arial" style:font-size-complex="11pt"/>
    </style:style>
    <style:style style:name="T51_29" style:family="text">
      <style:text-properties style:font-name="Arial" fo:font-size="11pt" style:font-name-asian="Arial" style:font-size-asian="11pt" style:font-name-complex="Arial" style:font-size-complex="11pt"/>
    </style:style>
    <style:style style:name="T51_30" style:family="text">
      <style:text-properties style:font-name="Arial" fo:font-size="11pt" style:font-name-asian="Arial" style:font-size-asian="11pt" style:font-name-complex="Arial" style:font-size-complex="11pt"/>
    </style:style>
    <style:style style:name="T51_31" style:family="text">
      <style:text-properties style:font-name="Arial" fo:font-size="11pt" style:font-name-asian="Arial" style:font-size-asian="11pt" style:font-name-complex="Arial" style:font-size-complex="11pt"/>
    </style:style>
    <style:style style:name="T51_32" style:family="text">
      <style:text-properties style:font-name="Arial" fo:font-size="11pt" style:font-name-asian="Arial" style:font-size-asian="11pt" style:font-name-complex="Arial" style:font-size-complex="11pt"/>
    </style:style>
    <style:style style:name="T51_33" style:family="text">
      <style:text-properties style:font-name="Arial" fo:font-size="11pt" style:font-name-asian="Arial" style:font-size-asian="11pt" style:font-name-complex="Arial" style:font-size-complex="11pt"/>
    </style:style>
    <style:style style:name="P52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52_1" style:family="text">
      <style:text-properties style:font-name="Arial" fo:font-size="11pt" style:font-name-asian="Arial" style:font-size-asian="11pt" style:font-name-complex="Arial" style:font-size-complex="11pt"/>
    </style:style>
    <style:style style:name="T52_2" style:family="text">
      <style:text-properties style:font-name="Arial" fo:font-size="11pt" style:font-name-asian="Arial" style:font-size-asian="11pt" style:font-name-complex="Arial" style:font-size-complex="11pt"/>
    </style:style>
    <style:style style:name="T52_3" style:family="text">
      <style:text-properties style:font-name="Arial" fo:font-size="11pt" style:font-name-asian="Arial" style:font-size-asian="11pt" style:font-name-complex="Arial" style:font-size-complex="11pt"/>
    </style:style>
    <style:style style:name="T52_4" style:family="text">
      <style:text-properties style:font-name="Arial" fo:font-size="11pt" style:font-name-asian="Arial" style:font-size-asian="11pt" style:font-name-complex="Arial" style:font-size-complex="11pt"/>
    </style:style>
    <style:style style:name="T52_5" style:family="text">
      <style:text-properties style:font-name="Arial" fo:font-size="11pt" style:font-name-asian="Arial" style:font-size-asian="11pt" style:font-name-complex="Arial" style:font-size-complex="11pt"/>
    </style:style>
    <style:style style:name="T52_6" style:family="text">
      <style:text-properties style:font-name="Arial" fo:font-size="11pt" style:font-name-asian="Arial" style:font-size-asian="11pt" style:font-name-complex="Arial" style:font-size-complex="11pt"/>
    </style:style>
    <style:style style:name="T52_7" style:family="text">
      <style:text-properties style:font-name="Arial" fo:font-size="11pt" style:font-name-asian="Arial" style:font-size-asian="11pt" style:font-name-complex="Arial" style:font-size-complex="11pt"/>
    </style:style>
    <style:style style:name="T52_8" style:family="text">
      <style:text-properties style:font-name="Arial" fo:font-size="11pt" style:font-name-asian="Arial" style:font-size-asian="11pt" style:font-name-complex="Arial" style:font-size-complex="11pt"/>
    </style:style>
    <style:style style:name="T52_9" style:family="text">
      <style:text-properties style:font-name="Arial" fo:font-size="11pt" style:font-name-asian="Arial" style:font-size-asian="11pt" style:font-name-complex="Arial" style:font-size-complex="11pt"/>
    </style:style>
    <style:style style:name="T52_10" style:family="text">
      <style:text-properties style:font-name="Arial" fo:font-size="11pt" style:font-name-asian="Arial" style:font-size-asian="11pt" style:font-name-complex="Arial" style:font-size-complex="11pt"/>
    </style:style>
    <style:style style:name="T52_11" style:family="text">
      <style:text-properties style:font-name="Arial" fo:font-size="11pt" style:font-name-asian="Arial" style:font-size-asian="11pt" style:font-name-complex="Arial" style:font-size-complex="11pt"/>
    </style:style>
    <style:style style:name="T52_12" style:family="text">
      <style:text-properties style:font-name="Arial" fo:font-size="11pt" style:font-name-asian="Arial" style:font-size-asian="11pt" style:font-name-complex="Arial" style:font-size-complex="11pt"/>
    </style:style>
    <style:style style:name="T52_13" style:family="text">
      <style:text-properties style:font-name="Arial" fo:font-size="11pt" style:font-name-asian="Arial" style:font-size-asian="11pt" style:font-name-complex="Arial" style:font-size-complex="11pt"/>
    </style:style>
    <style:style style:name="T52_14" style:family="text">
      <style:text-properties style:font-name="Arial" fo:font-size="11pt" style:font-name-asian="Arial" style:font-size-asian="11pt" style:font-name-complex="Arial" style:font-size-complex="11pt"/>
    </style:style>
    <style:style style:name="T52_15" style:family="text">
      <style:text-properties style:font-name="Arial" fo:font-size="11pt" style:font-name-asian="Arial" style:font-size-asian="11pt" style:font-name-complex="Arial" style:font-size-complex="11pt"/>
    </style:style>
    <style:style style:name="P53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53_1" style:family="text">
      <style:text-properties style:font-name="Arial" fo:font-size="11pt" style:font-name-asian="Arial" style:font-size-asian="11pt" style:font-name-complex="Arial" style:font-size-complex="11pt"/>
    </style:style>
    <style:style style:name="T53_2" style:family="text">
      <style:text-properties style:font-name="Arial" fo:font-size="11pt" style:font-name-asian="Arial" style:font-size-asian="11pt" style:font-name-complex="Arial" style:font-size-complex="11pt"/>
    </style:style>
    <style:style style:name="T53_3" style:family="text">
      <style:text-properties style:font-name="Arial" fo:font-size="11pt" style:font-name-asian="Arial" style:font-size-asian="11pt" style:font-name-complex="Arial" style:font-size-complex="11pt"/>
    </style:style>
    <style:style style:name="T53_4" style:family="text">
      <style:text-properties style:font-name="Arial" fo:font-size="11pt" style:font-name-asian="Arial" style:font-size-asian="11pt" style:font-name-complex="Arial" style:font-size-complex="11pt"/>
    </style:style>
    <style:style style:name="T53_5" style:family="text">
      <style:text-properties style:font-name="Arial" fo:font-size="11pt" style:font-name-asian="Arial" style:font-size-asian="11pt" style:font-name-complex="Arial" style:font-size-complex="11pt"/>
    </style:style>
    <style:style style:name="T53_6" style:family="text">
      <style:text-properties style:font-name="Arial" fo:font-size="11pt" style:font-name-asian="Arial" style:font-size-asian="11pt" style:font-name-complex="Arial" style:font-size-complex="11pt"/>
    </style:style>
    <style:style style:name="T53_7" style:family="text">
      <style:text-properties style:font-name="Arial" fo:font-size="11pt" style:font-name-asian="Arial" style:font-size-asian="11pt" style:font-name-complex="Arial" style:font-size-complex="11pt"/>
    </style:style>
    <style:style style:name="T53_8" style:family="text">
      <style:text-properties style:font-name="Arial" fo:font-size="11pt" style:font-name-asian="Arial" style:font-size-asian="11pt" style:font-name-complex="Arial" style:font-size-complex="11pt"/>
    </style:style>
    <style:style style:name="T53_9" style:family="text">
      <style:text-properties style:font-name="Arial" fo:font-size="11pt" style:font-name-asian="Arial" style:font-size-asian="11pt" style:font-name-complex="Arial" style:font-size-complex="11pt"/>
    </style:style>
    <style:style style:name="P54" style:family="paragraph" style:parent-style-name="Standard">
      <style:paragraph-properties fo:break-before="auto" fo:text-indent="0cm" fo:line-height="115%" fo:margin-top="0cm" fo:margin-bottom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54_1" style:family="text">
      <style:text-properties style:font-name="Arial" fo:font-size="11pt" style:font-name-asian="Arial" style:font-size-asian="11pt" style:font-name-complex="Arial" style:font-size-complex="11pt"/>
    </style:style>
    <style:style style:name="T54_2" style:family="text">
      <style:text-properties style:font-name="Arial" fo:font-size="11pt" style:font-name-asian="Arial" style:font-size-asian="11pt" style:font-name-complex="Arial" style:font-size-complex="11pt"/>
    </style:style>
    <style:style style:name="T54_3" style:family="text">
      <style:text-properties style:font-name="Arial" fo:font-size="11pt" style:font-name-asian="Arial" style:font-size-asian="11pt" style:font-name-complex="Arial" style:font-size-complex="11pt"/>
    </style:style>
    <style:style style:name="T54_4" style:family="text">
      <style:text-properties style:font-name="Arial" fo:font-size="11pt" style:font-name-asian="Arial" style:font-size-asian="11pt" style:font-name-complex="Arial" style:font-size-complex="11pt"/>
    </style:style>
    <style:style style:name="T54_5" style:family="text">
      <style:text-properties style:font-name="Arial" fo:font-size="11pt" style:font-name-asian="Arial" style:font-size-asian="11pt" style:font-name-complex="Arial" style:font-size-complex="11pt"/>
    </style:style>
    <style:style style:name="T54_6" style:family="text">
      <style:text-properties style:font-name="Arial" fo:font-size="11pt" style:font-name-asian="Arial" style:font-size-asian="11pt" style:font-name-complex="Arial" style:font-size-complex="11pt"/>
    </style:style>
    <style:style style:name="T54_7" style:family="text">
      <style:text-properties style:font-name="Arial" fo:font-size="11pt" style:font-name-asian="Arial" style:font-size-asian="11pt" style:font-name-complex="Arial" style:font-size-complex="11pt"/>
    </style:style>
    <style:style style:name="P55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5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7_3" style:family="text">
      <style:text-properties style:font-name="Arial" fo:font-size="11pt" style:font-name-asian="Arial" style:font-size-asian="11pt" style:font-name-complex="Arial" style:font-size-complex="11pt"/>
    </style:style>
    <style:style style:name="T57_4" style:family="text">
      <style:text-properties style:font-name="Arial" fo:font-size="11pt" style:font-name-asian="Arial" style:font-size-asian="11pt" style:font-name-complex="Arial" style:font-size-complex="11pt"/>
    </style:style>
    <style:style style:name="T57_5" style:family="text">
      <style:text-properties style:font-name="Arial" fo:font-size="11pt" style:font-name-asian="Arial" style:font-size-asian="11pt" style:font-name-complex="Arial" style:font-size-complex="11pt"/>
    </style:style>
    <style:style style:name="T57_6" style:family="text">
      <style:text-properties style:font-name="Arial" fo:font-size="11pt" style:font-name-asian="Arial" style:font-size-asian="11pt" style:font-name-complex="Arial" style:font-size-complex="11pt"/>
    </style:style>
    <style:style style:name="T57_7" style:family="text">
      <style:text-properties style:font-name="Arial" fo:font-size="11pt" style:font-name-asian="Arial" style:font-size-asian="11pt" style:font-name-complex="Arial" style:font-size-complex="11pt"/>
    </style:style>
    <style:style style:name="T57_8" style:family="text">
      <style:text-properties style:font-name="Arial" fo:font-size="11pt" style:font-name-asian="Arial" style:font-size-asian="11pt" style:font-name-complex="Arial" style:font-size-complex="11pt"/>
    </style:style>
    <style:style style:name="T57_9" style:family="text">
      <style:text-properties style:font-name="Arial" fo:font-size="11pt" style:font-name-asian="Arial" style:font-size-asian="11pt" style:font-name-complex="Arial" style:font-size-complex="11pt"/>
    </style:style>
    <style:style style:name="T57_10" style:family="text">
      <style:text-properties style:font-name="Arial" fo:font-size="11pt" style:font-name-asian="Arial" style:font-size-asian="11pt" style:font-name-complex="Arial" style:font-size-complex="11pt"/>
    </style:style>
    <style:style style:name="T57_11" style:family="text">
      <style:text-properties style:font-name="Arial" fo:font-size="11pt" style:font-name-asian="Arial" style:font-size-asian="11pt" style:font-name-complex="Arial" style:font-size-complex="11pt"/>
    </style:style>
    <style:style style:name="T57_12" style:family="text">
      <style:text-properties style:font-name="Arial" fo:font-size="11pt" style:font-name-asian="Arial" style:font-size-asian="11pt" style:font-name-complex="Arial" style:font-size-complex="11pt"/>
    </style:style>
    <style:style style:name="T57_13" style:family="text">
      <style:text-properties style:font-name="Arial" fo:font-size="11pt" style:font-name-asian="Arial" style:font-size-asian="11pt" style:font-name-complex="Arial" style:font-size-complex="11pt"/>
    </style:style>
    <style:style style:name="T57_14" style:family="text">
      <style:text-properties style:font-name="Arial" fo:font-size="11pt" style:font-name-asian="Arial" style:font-size-asian="11pt" style:font-name-complex="Arial" style:font-size-complex="11pt"/>
    </style:style>
    <style:style style:name="T57_15" style:family="text">
      <style:text-properties style:font-name="Arial" fo:font-size="11pt" style:font-name-asian="Arial" style:font-size-asian="11pt" style:font-name-complex="Arial" style:font-size-complex="11pt"/>
    </style:style>
    <style:style style:name="T57_16" style:family="text">
      <style:text-properties style:font-name="Arial" fo:font-size="11pt" style:font-name-asian="Arial" style:font-size-asian="11pt" style:font-name-complex="Arial" style:font-size-complex="11pt"/>
    </style:style>
    <style:style style:name="T57_17" style:family="text">
      <style:text-properties style:font-name="Arial" fo:font-size="11pt" style:font-name-asian="Arial" style:font-size-asian="11pt" style:font-name-complex="Arial" style:font-size-complex="11pt"/>
    </style:style>
    <style:style style:name="T57_18" style:family="text">
      <style:text-properties style:font-name="Arial" fo:font-size="11pt" style:font-name-asian="Arial" style:font-size-asian="11pt" style:font-name-complex="Arial" style:font-size-complex="11pt"/>
    </style:style>
    <style:style style:name="T57_19" style:family="text">
      <style:text-properties style:font-name="Arial" fo:font-size="11pt" style:font-name-asian="Arial" style:font-size-asian="11pt" style:font-name-complex="Arial" style:font-size-complex="11pt"/>
    </style:style>
    <style:style style:name="T57_20" style:family="text">
      <style:text-properties style:font-name="Arial" fo:font-size="11pt" style:font-name-asian="Arial" style:font-size-asian="11pt" style:font-name-complex="Arial" style:font-size-complex="11pt"/>
    </style:style>
    <style:style style:name="T57_21" style:family="text">
      <style:text-properties style:font-name="Arial" fo:font-size="11pt" style:font-name-asian="Arial" style:font-size-asian="11pt" style:font-name-complex="Arial" style:font-size-complex="11pt"/>
    </style:style>
    <style:style style:name="T57_22" style:family="text">
      <style:text-properties style:font-name="Arial" fo:font-size="11pt" style:font-name-asian="Arial" style:font-size-asian="11pt" style:font-name-complex="Arial" style:font-size-complex="11pt"/>
    </style:style>
    <style:style style:name="T57_23" style:family="text">
      <style:text-properties style:font-name="Arial" fo:font-size="11pt" style:font-name-asian="Arial" style:font-size-asian="11pt" style:font-name-complex="Arial" style:font-size-complex="11pt"/>
    </style:style>
    <style:style style:name="T57_24" style:family="text">
      <style:text-properties style:font-name="Arial" fo:font-size="11pt" style:font-name-asian="Arial" style:font-size-asian="11pt" style:font-name-complex="Arial" style:font-size-complex="11pt"/>
    </style:style>
    <style:style style:name="T57_25" style:family="text">
      <style:text-properties style:font-name="Arial" fo:font-size="11pt" style:font-name-asian="Arial" style:font-size-asian="11pt" style:font-name-complex="Arial" style:font-size-complex="11pt"/>
    </style:style>
    <style:style style:name="T57_26" style:family="text">
      <style:text-properties style:font-name="Arial" fo:font-size="11pt" style:font-name-asian="Arial" style:font-size-asian="11pt" style:font-name-complex="Arial" style:font-size-complex="11pt"/>
    </style:style>
    <style:style style:name="T57_27" style:family="text">
      <style:text-properties style:font-name="Arial" fo:font-size="11pt" style:font-name-asian="Arial" style:font-size-asian="11pt" style:font-name-complex="Arial" style:font-size-complex="11pt"/>
    </style:style>
    <style:style style:name="T57_28" style:family="text">
      <style:text-properties style:font-name="Arial" fo:font-size="11pt" style:font-name-asian="Arial" style:font-size-asian="11pt" style:font-name-complex="Arial" style:font-size-complex="11pt"/>
    </style:style>
    <style:style style:name="T57_29" style:family="text">
      <style:text-properties style:font-name="Arial" fo:font-size="11pt" style:font-name-asian="Arial" style:font-size-asian="11pt" style:font-name-complex="Arial" style:font-size-complex="11pt"/>
    </style:style>
    <style:style style:name="T57_30" style:family="text">
      <style:text-properties style:font-name="Arial" fo:font-size="11pt" style:font-name-asian="Arial" style:font-size-asian="11pt" style:font-name-complex="Arial" style:font-size-complex="11pt"/>
    </style:style>
    <style:style style:name="T57_31" style:family="text">
      <style:text-properties style:font-name="Arial" fo:font-size="11pt" style:font-name-asian="Arial" style:font-size-asian="11pt" style:font-name-complex="Arial" style:font-size-complex="11pt"/>
    </style:style>
    <style:style style:name="T57_32" style:family="text">
      <style:text-properties style:font-name="Arial" fo:font-size="11pt" style:font-name-asian="Arial" style:font-size-asian="11pt" style:font-name-complex="Arial" style:font-size-complex="11pt"/>
    </style:style>
    <style:style style:name="T57_33" style:family="text">
      <style:text-properties style:font-name="Arial" fo:font-size="11pt" style:font-name-asian="Arial" style:font-size-asian="11pt" style:font-name-complex="Arial" style:font-size-complex="11pt"/>
    </style:style>
    <style:style style:name="T57_34" style:family="text">
      <style:text-properties style:font-name="Arial" fo:font-size="11pt" style:font-name-asian="Arial" style:font-size-asian="11pt" style:font-name-complex="Arial" style:font-size-complex="11pt"/>
    </style:style>
    <style:style style:name="T57_35" style:family="text">
      <style:text-properties style:font-name="Arial" fo:font-size="11pt" style:font-name-asian="Arial" style:font-size-asian="11pt" style:font-name-complex="Arial" style:font-size-complex="11pt"/>
    </style:style>
    <style:style style:name="T57_36" style:family="text">
      <style:text-properties style:font-name="Arial" fo:font-size="11pt" style:font-name-asian="Arial" style:font-size-asian="11pt" style:font-name-complex="Arial" style:font-size-complex="11pt"/>
    </style:style>
    <style:style style:name="T57_37" style:family="text">
      <style:text-properties style:font-name="Arial" fo:font-size="11pt" style:font-name-asian="Arial" style:font-size-asian="11pt" style:font-name-complex="Arial" style:font-size-complex="11pt"/>
    </style:style>
    <style:style style:name="T57_38" style:family="text">
      <style:text-properties style:font-name="Arial" fo:font-size="11pt" style:font-name-asian="Arial" style:font-size-asian="11pt" style:font-name-complex="Arial" style:font-size-complex="11pt"/>
    </style:style>
    <style:style style:name="P58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5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3" style:family="text">
      <style:text-properties style:font-name="Arial" fo:font-size="11pt" style:font-name-asian="Arial" style:font-size-asian="11pt" style:font-name-complex="Arial" style:font-size-complex="11pt"/>
    </style:style>
    <style:style style:name="T58_4" style:family="text">
      <style:text-properties style:font-name="Arial" fo:font-size="11pt" style:font-name-asian="Arial" style:font-size-asian="11pt" style:font-name-complex="Arial" style:font-size-complex="11pt"/>
    </style:style>
    <style:style style:name="T58_5" style:family="text">
      <style:text-properties style:font-name="Arial" fo:font-size="11pt" style:font-name-asian="Arial" style:font-size-asian="11pt" style:font-name-complex="Arial" style:font-size-complex="11pt"/>
    </style:style>
    <style:style style:name="T58_6" style:family="text">
      <style:text-properties style:font-name="Arial" fo:font-size="11pt" style:font-name-asian="Arial" style:font-size-asian="11pt" style:font-name-complex="Arial" style:font-size-complex="11pt"/>
    </style:style>
    <style:style style:name="T58_7" style:family="text">
      <style:text-properties style:font-name="Arial" fo:font-size="11pt" style:font-name-asian="Arial" style:font-size-asian="11pt" style:font-name-complex="Arial" style:font-size-complex="11pt"/>
    </style:style>
    <style:style style:name="T58_8" style:family="text">
      <style:text-properties style:font-name="Arial" fo:font-size="11pt" style:font-name-asian="Arial" style:font-size-asian="11pt" style:font-name-complex="Arial" style:font-size-complex="11pt"/>
    </style:style>
    <style:style style:name="T58_9" style:family="text">
      <style:text-properties style:font-name="Arial" fo:font-size="11pt" style:font-name-asian="Arial" style:font-size-asian="11pt" style:font-name-complex="Arial" style:font-size-complex="11pt"/>
    </style:style>
    <style:style style:name="T58_10" style:family="text">
      <style:text-properties style:font-name="Arial" fo:font-size="11pt" style:font-name-asian="Arial" style:font-size-asian="11pt" style:font-name-complex="Arial" style:font-size-complex="11pt"/>
    </style:style>
    <style:style style:name="T58_11" style:family="text">
      <style:text-properties style:font-name="Arial" fo:font-size="11pt" style:font-name-asian="Arial" style:font-size-asian="11pt" style:font-name-complex="Arial" style:font-size-complex="11pt"/>
    </style:style>
    <style:style style:name="T58_12" style:family="text">
      <style:text-properties style:font-name="Arial" fo:font-size="11pt" style:font-name-asian="Arial" style:font-size-asian="11pt" style:font-name-complex="Arial" style:font-size-complex="11pt"/>
    </style:style>
    <style:style style:name="T58_13" style:family="text">
      <style:text-properties style:font-name="Arial" fo:font-size="11pt" style:font-name-asian="Arial" style:font-size-asian="11pt" style:font-name-complex="Arial" style:font-size-complex="11pt"/>
    </style:style>
    <style:style style:name="T58_14" style:family="text">
      <style:text-properties style:font-name="Arial" fo:font-size="11pt" style:font-name-asian="Arial" style:font-size-asian="11pt" style:font-name-complex="Arial" style:font-size-complex="11pt"/>
    </style:style>
    <style:style style:name="T58_15" style:family="text">
      <style:text-properties style:font-name="Arial" fo:font-size="11pt" style:font-name-asian="Arial" style:font-size-asian="11pt" style:font-name-complex="Arial" style:font-size-complex="11pt"/>
    </style:style>
    <style:style style:name="T58_16" style:family="text">
      <style:text-properties style:font-name="Arial" fo:font-size="11pt" style:font-name-asian="Arial" style:font-size-asian="11pt" style:font-name-complex="Arial" style:font-size-complex="11pt"/>
    </style:style>
    <style:style style:name="T58_17" style:family="text">
      <style:text-properties style:font-name="Arial" fo:font-size="11pt" style:font-name-asian="Arial" style:font-size-asian="11pt" style:font-name-complex="Arial" style:font-size-complex="11pt"/>
    </style:style>
    <style:style style:name="T58_18" style:family="text">
      <style:text-properties style:font-name="Arial" fo:font-size="11pt" style:font-name-asian="Arial" style:font-size-asian="11pt" style:font-name-complex="Arial" style:font-size-complex="11pt"/>
    </style:style>
    <style:style style:name="T58_19" style:family="text">
      <style:text-properties style:font-name="Arial" fo:font-size="11pt" style:font-name-asian="Arial" style:font-size-asian="11pt" style:font-name-complex="Arial" style:font-size-complex="11pt"/>
    </style:style>
    <style:style style:name="T58_20" style:family="text">
      <style:text-properties style:font-name="Arial" fo:font-size="11pt" style:font-name-asian="Arial" style:font-size-asian="11pt" style:font-name-complex="Arial" style:font-size-complex="11pt"/>
    </style:style>
    <style:style style:name="T58_21" style:family="text">
      <style:text-properties style:font-name="Arial" fo:font-size="11pt" style:font-name-asian="Arial" style:font-size-asian="11pt" style:font-name-complex="Arial" style:font-size-complex="11pt"/>
    </style:style>
    <style:style style:name="T58_22" style:family="text">
      <style:text-properties style:font-name="Arial" fo:font-size="11pt" style:font-name-asian="Arial" style:font-size-asian="11pt" style:font-name-complex="Arial" style:font-size-complex="11pt"/>
    </style:style>
    <style:style style:name="T58_23" style:family="text">
      <style:text-properties style:font-name="Arial" fo:font-size="11pt" style:font-name-asian="Arial" style:font-size-asian="11pt" style:font-name-complex="Arial" style:font-size-complex="11pt"/>
    </style:style>
    <style:style style:name="T58_24" style:family="text">
      <style:text-properties style:font-name="Arial" fo:font-size="11pt" style:font-name-asian="Arial" style:font-size-asian="11pt" style:font-name-complex="Arial" style:font-size-complex="11pt"/>
    </style:style>
    <style:style style:name="P59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5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3" style:family="text">
      <style:text-properties style:font-name="Arial" fo:font-size="11pt" style:font-name-asian="Arial" style:font-size-asian="11pt" style:font-name-complex="Arial" style:font-size-complex="11pt"/>
    </style:style>
    <style:style style:name="T59_4" style:family="text">
      <style:text-properties style:font-name="Arial" fo:font-size="11pt" style:font-name-asian="Arial" style:font-size-asian="11pt" style:font-name-complex="Arial" style:font-size-complex="11pt"/>
    </style:style>
    <style:style style:name="T59_5" style:family="text">
      <style:text-properties style:font-name="Arial" fo:font-size="11pt" style:font-name-asian="Arial" style:font-size-asian="11pt" style:font-name-complex="Arial" style:font-size-complex="11pt"/>
    </style:style>
    <style:style style:name="T59_6" style:family="text">
      <style:text-properties style:font-name="Arial" fo:font-size="11pt" style:font-name-asian="Arial" style:font-size-asian="11pt" style:font-name-complex="Arial" style:font-size-complex="11pt"/>
    </style:style>
    <style:style style:name="T59_7" style:family="text">
      <style:text-properties style:font-name="Arial" fo:font-size="11pt" style:font-name-asian="Arial" style:font-size-asian="11pt" style:font-name-complex="Arial" style:font-size-complex="11pt"/>
    </style:style>
    <style:style style:name="T59_8" style:family="text">
      <style:text-properties style:font-name="Arial" fo:font-size="11pt" style:font-name-asian="Arial" style:font-size-asian="11pt" style:font-name-complex="Arial" style:font-size-complex="11pt"/>
    </style:style>
    <style:style style:name="T59_9" style:family="text">
      <style:text-properties style:font-name="Arial" fo:font-size="11pt" style:font-name-asian="Arial" style:font-size-asian="11pt" style:font-name-complex="Arial" style:font-size-complex="11pt"/>
    </style:style>
    <style:style style:name="T59_10" style:family="text">
      <style:text-properties style:font-name="Arial" fo:font-size="11pt" style:font-name-asian="Arial" style:font-size-asian="11pt" style:font-name-complex="Arial" style:font-size-complex="11pt"/>
    </style:style>
    <style:style style:name="T59_11" style:family="text">
      <style:text-properties style:font-name="Arial" fo:font-size="11pt" style:font-name-asian="Arial" style:font-size-asian="11pt" style:font-name-complex="Arial" style:font-size-complex="11pt"/>
    </style:style>
    <style:style style:name="T59_12" style:family="text">
      <style:text-properties style:font-name="Arial" fo:font-size="11pt" style:font-name-asian="Arial" style:font-size-asian="11pt" style:font-name-complex="Arial" style:font-size-complex="11pt"/>
    </style:style>
    <style:style style:name="T59_13" style:family="text">
      <style:text-properties style:font-name="Arial" fo:font-size="11pt" style:font-name-asian="Arial" style:font-size-asian="11pt" style:font-name-complex="Arial" style:font-size-complex="11pt"/>
    </style:style>
    <style:style style:name="T59_14" style:family="text">
      <style:text-properties style:font-name="Arial" fo:font-size="11pt" style:font-name-asian="Arial" style:font-size-asian="11pt" style:font-name-complex="Arial" style:font-size-complex="11pt"/>
    </style:style>
    <style:style style:name="T59_15" style:family="text">
      <style:text-properties style:font-name="Arial" fo:font-size="11pt" style:font-name-asian="Arial" style:font-size-asian="11pt" style:font-name-complex="Arial" style:font-size-complex="11pt"/>
    </style:style>
    <style:style style:name="T59_16" style:family="text">
      <style:text-properties style:font-name="Arial" fo:font-size="11pt" style:font-name-asian="Arial" style:font-size-asian="11pt" style:font-name-complex="Arial" style:font-size-complex="11pt"/>
    </style:style>
    <style:style style:name="T59_17" style:family="text">
      <style:text-properties style:font-name="Arial" fo:font-size="11pt" style:font-name-asian="Arial" style:font-size-asian="11pt" style:font-name-complex="Arial" style:font-size-complex="11pt"/>
    </style:style>
    <style:style style:name="T59_18" style:family="text">
      <style:text-properties style:font-name="Arial" fo:font-size="11pt" style:font-name-asian="Arial" style:font-size-asian="11pt" style:font-name-complex="Arial" style:font-size-complex="11pt"/>
    </style:style>
    <style:style style:name="T59_19" style:family="text">
      <style:text-properties style:font-name="Arial" fo:font-size="11pt" style:font-name-asian="Arial" style:font-size-asian="11pt" style:font-name-complex="Arial" style:font-size-complex="11pt"/>
    </style:style>
    <style:style style:name="T59_20" style:family="text">
      <style:text-properties style:font-name="Arial" fo:font-size="11pt" style:font-name-asian="Arial" style:font-size-asian="11pt" style:font-name-complex="Arial" style:font-size-complex="11pt"/>
    </style:style>
    <style:style style:name="T59_21" style:family="text">
      <style:text-properties style:font-name="Arial" fo:font-size="11pt" style:font-name-asian="Arial" style:font-size-asian="11pt" style:font-name-complex="Arial" style:font-size-complex="11pt"/>
    </style:style>
    <style:style style:name="T59_22" style:family="text">
      <style:text-properties style:font-name="Arial" fo:font-size="11pt" style:font-name-asian="Arial" style:font-size-asian="11pt" style:font-name-complex="Arial" style:font-size-complex="11pt"/>
    </style:style>
    <style:style style:name="T59_23" style:family="text">
      <style:text-properties style:font-name="Arial" fo:font-size="11pt" style:font-name-asian="Arial" style:font-size-asian="11pt" style:font-name-complex="Arial" style:font-size-complex="11pt"/>
    </style:style>
    <style:style style:name="T59_24" style:family="text">
      <style:text-properties style:font-name="Arial" fo:font-size="11pt" style:font-name-asian="Arial" style:font-size-asian="11pt" style:font-name-complex="Arial" style:font-size-complex="11pt"/>
    </style:style>
    <style:style style:name="T59_25" style:family="text">
      <style:text-properties style:font-name="Arial" fo:font-size="11pt" style:font-name-asian="Arial" style:font-size-asian="11pt" style:font-name-complex="Arial" style:font-size-complex="11pt"/>
    </style:style>
    <style:style style:name="T59_26" style:family="text">
      <style:text-properties style:font-name="Arial" fo:font-size="11pt" style:font-name-asian="Arial" style:font-size-asian="11pt" style:font-name-complex="Arial" style:font-size-complex="11pt"/>
    </style:style>
    <style:style style:name="T59_27" style:family="text">
      <style:text-properties style:font-name="Arial" fo:font-size="11pt" style:font-name-asian="Arial" style:font-size-asian="11pt" style:font-name-complex="Arial" style:font-size-complex="11pt"/>
    </style:style>
    <style:style style:name="T59_28" style:family="text">
      <style:text-properties style:font-name="Arial" fo:font-size="11pt" style:font-name-asian="Arial" style:font-size-asian="11pt" style:font-name-complex="Arial" style:font-size-complex="11pt"/>
    </style:style>
    <style:style style:name="T59_29" style:family="text">
      <style:text-properties style:font-name="Arial" fo:font-size="11pt" style:font-name-asian="Arial" style:font-size-asian="11pt" style:font-name-complex="Arial" style:font-size-complex="11pt"/>
    </style:style>
    <style:style style:name="T59_30" style:family="text">
      <style:text-properties style:font-name="Arial" fo:font-size="11pt" style:font-name-asian="Arial" style:font-size-asian="11pt" style:font-name-complex="Arial" style:font-size-complex="11pt"/>
    </style:style>
    <style:style style:name="T59_31" style:family="text">
      <style:text-properties style:font-name="Arial" fo:font-size="11pt" style:font-name-asian="Arial" style:font-size-asian="11pt" style:font-name-complex="Arial" style:font-size-complex="11pt"/>
    </style:style>
    <style:style style:name="T59_32" style:family="text">
      <style:text-properties style:font-name="Arial" fo:font-size="11pt" style:font-name-asian="Arial" style:font-size-asian="11pt" style:font-name-complex="Arial" style:font-size-complex="11pt"/>
    </style:style>
    <style:style style:name="T59_33" style:family="text">
      <style:text-properties style:font-name="Arial" fo:font-size="11pt" style:font-name-asian="Arial" style:font-size-asian="11pt" style:font-name-complex="Arial" style:font-size-complex="11pt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Arial" fo:font-size="11pt" style:font-name-asian="Arial" style:font-size-asian="11pt" style:font-name-complex="Arial" style:font-size-complex="11pt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style:font-name="Arial" fo:font-size="11pt" style:font-name-asian="Arial" style:font-size-asian="11pt" style:font-name-complex="Arial" style:font-size-complex="11pt"/>
    </style:style>
    <style:style style:name="T65_33" style:family="text">
      <style:text-properties style:font-name="Arial" fo:font-size="11pt" style:font-name-asian="Arial" style:font-size-asian="11pt" style:font-name-complex="Arial" style:font-size-complex="11pt"/>
    </style:style>
    <style:style style:name="T65_34" style:family="text">
      <style:text-properties style:font-name="Arial" fo:font-size="11pt" style:font-name-asian="Arial" style:font-size-asian="11pt" style:font-name-complex="Arial" style:font-size-complex="11pt"/>
    </style:style>
    <style:style style:name="T65_35" style:family="text">
      <style:text-properties style:font-name="Arial" fo:font-size="11pt" style:font-name-asian="Arial" style:font-size-asian="11pt" style:font-name-complex="Arial" style:font-size-complex="11pt"/>
    </style:style>
    <style:style style:name="T65_36" style:family="text">
      <style:text-properties style:font-name="Arial" fo:font-size="11pt" style:font-name-asian="Arial" style:font-size-asian="11pt" style:font-name-complex="Arial" style:font-size-complex="11pt"/>
    </style:style>
    <style:style style:name="T65_37" style:family="text">
      <style:text-properties style:font-name="Arial" fo:font-size="11pt" style:font-name-asian="Arial" style:font-size-asian="11pt" style:font-name-complex="Arial" style:font-size-complex="11pt"/>
    </style:style>
    <style:style style:name="T65_38" style:family="text">
      <style:text-properties style:font-name="Arial" fo:font-size="11pt" style:font-name-asian="Arial" style:font-size-asian="11pt" style:font-name-complex="Arial" style:font-size-complex="11pt"/>
    </style:style>
    <style:style style:name="T65_39" style:family="text">
      <style:text-properties style:font-name="Arial" fo:font-size="11pt" style:font-name-asian="Arial" style:font-size-asian="11pt" style:font-name-complex="Arial" style:font-size-complex="11pt"/>
    </style:style>
    <style:style style:name="T65_40" style:family="text">
      <style:text-properties style:font-name="Arial" fo:font-size="11pt" style:font-name-asian="Arial" style:font-size-asian="11pt" style:font-name-complex="Arial" style:font-size-complex="11pt"/>
    </style:style>
    <style:style style:name="T65_41" style:family="text">
      <style:text-properties style:font-name="Arial" fo:font-size="11pt" style:font-name-asian="Arial" style:font-size-asian="11pt" style:font-name-complex="Arial" style:font-size-complex="11pt"/>
    </style:style>
    <style:style style:name="T65_42" style:family="text">
      <style:text-properties style:font-name="Arial" fo:font-size="11pt" style:font-name-asian="Arial" style:font-size-asian="11pt" style:font-name-complex="Arial" style:font-size-complex="11pt"/>
    </style:style>
    <style:style style:name="T65_43" style:family="text">
      <style:text-properties style:font-name="Arial" fo:font-size="11pt" style:font-name-asian="Arial" style:font-size-asian="11pt" style:font-name-complex="Arial" style:font-size-complex="11pt"/>
    </style:style>
    <style:style style:name="T65_44" style:family="text">
      <style:text-properties style:font-name="Arial" fo:font-size="11pt" style:font-name-asian="Arial" style:font-size-asian="11pt" style:font-name-complex="Arial" style:font-size-complex="11pt"/>
    </style:style>
    <style:style style:name="T65_45" style:family="text">
      <style:text-properties style:font-name="Arial" fo:font-size="11pt" style:font-name-asian="Arial" style:font-size-asian="11pt" style:font-name-complex="Arial" style:font-size-complex="11pt"/>
    </style:style>
    <style:style style:name="T65_46" style:family="text">
      <style:text-properties style:font-name="Arial" fo:font-size="11pt" style:font-name-asian="Arial" style:font-size-asian="11pt" style:font-name-complex="Arial" style:font-size-complex="11pt"/>
    </style:style>
    <style:style style:name="T65_47" style:family="text">
      <style:text-properties style:font-name="Arial" fo:font-size="11pt" style:font-name-asian="Arial" style:font-size-asian="11pt" style:font-name-complex="Arial" style:font-size-complex="11pt"/>
    </style:style>
    <style:style style:name="T65_48" style:family="text">
      <style:text-properties style:font-name="Arial" fo:font-size="11pt" style:font-name-asian="Arial" style:font-size-asian="11pt" style:font-name-complex="Arial" style:font-size-complex="11pt"/>
    </style:style>
    <style:style style:name="T65_49" style:family="text">
      <style:text-properties style:font-name="Arial" fo:font-size="11pt" style:font-name-asian="Arial" style:font-size-asian="11pt" style:font-name-complex="Arial" style:font-size-complex="11pt"/>
    </style:style>
    <style:style style:name="T65_50" style:family="text">
      <style:text-properties style:font-name="Arial" fo:font-size="11pt" style:font-name-asian="Arial" style:font-size-asian="11pt" style:font-name-complex="Arial" style:font-size-complex="11pt"/>
    </style:style>
    <style:style style:name="T65_51" style:family="text">
      <style:text-properties style:font-name="Arial" fo:font-size="11pt" style:font-name-asian="Arial" style:font-size-asian="11pt" style:font-name-complex="Arial" style:font-size-complex="11pt"/>
    </style:style>
    <style:style style:name="T65_52" style:family="text">
      <style:text-properties style:font-name="Arial" fo:font-size="11pt" style:font-name-asian="Arial" style:font-size-asian="11pt" style:font-name-complex="Arial" style:font-size-complex="11pt"/>
    </style:style>
    <style:style style:name="T65_53" style:family="text">
      <style:text-properties style:font-name="Arial" fo:font-size="11pt" style:font-name-asian="Arial" style:font-size-asian="11pt" style:font-name-complex="Arial" style:font-size-complex="11pt"/>
    </style:style>
    <style:style style:name="T65_54" style:family="text">
      <style:text-properties style:font-name="Arial" fo:font-size="11pt" style:font-name-asian="Arial" style:font-size-asian="11pt" style:font-name-complex="Arial" style:font-size-complex="11pt"/>
    </style:style>
    <style:style style:name="T65_55" style:family="text">
      <style:text-properties style:font-name="Arial" fo:font-size="11pt" style:font-name-asian="Arial" style:font-size-asian="11pt" style:font-name-complex="Arial" style:font-size-complex="11pt"/>
    </style:style>
    <style:style style:name="T65_56" style:family="text">
      <style:text-properties style:font-name="Arial" fo:font-size="11pt" style:font-name-asian="Arial" style:font-size-asian="11pt" style:font-name-complex="Arial" style:font-size-complex="11pt"/>
    </style:style>
    <style:style style:name="T65_57" style:family="text">
      <style:text-properties style:font-name="Arial" fo:font-size="11pt" style:font-name-asian="Arial" style:font-size-asian="11pt" style:font-name-complex="Arial" style:font-size-complex="11pt"/>
    </style:style>
    <style:style style:name="T65_58" style:family="text">
      <style:text-properties style:font-name="Arial" fo:font-size="11pt" style:font-name-asian="Arial" style:font-size-asian="11pt" style:font-name-complex="Arial" style:font-size-complex="11pt"/>
    </style:style>
    <style:style style:name="T65_59" style:family="text">
      <style:text-properties style:font-name="Arial" fo:font-size="11pt" style:font-name-asian="Arial" style:font-size-asian="11pt" style:font-name-complex="Arial" style:font-size-complex="11pt"/>
    </style:style>
    <style:style style:name="T65_60" style:family="text">
      <style:text-properties style:font-name="Arial" fo:font-size="11pt" style:font-name-asian="Arial" style:font-size-asian="11pt" style:font-name-complex="Arial" style:font-size-complex="11pt"/>
    </style:style>
    <style:style style:name="T65_61" style:family="text">
      <style:text-properties style:font-name="Arial" fo:font-size="11pt" style:font-name-asian="Arial" style:font-size-asian="11pt" style:font-name-complex="Arial" style:font-size-complex="11pt"/>
    </style:style>
    <style:style style:name="T65_62" style:family="text">
      <style:text-properties style:font-name="Arial" fo:font-size="11pt" style:font-name-asian="Arial" style:font-size-asian="11pt" style:font-name-complex="Arial" style:font-size-complex="11pt"/>
    </style:style>
    <style:style style:name="T65_63" style:family="text">
      <style:text-properties style:font-name="Arial" fo:font-size="11pt" style:font-name-asian="Arial" style:font-size-asian="11pt" style:font-name-complex="Arial" style:font-size-complex="11pt"/>
    </style:style>
    <style:style style:name="T65_64" style:family="text">
      <style:text-properties style:font-name="Arial" fo:font-size="11pt" style:font-name-asian="Arial" style:font-size-asian="11pt" style:font-name-complex="Arial" style:font-size-complex="11pt"/>
    </style:style>
    <style:style style:name="T65_65" style:family="text">
      <style:text-properties style:font-name="Arial" fo:font-size="11pt" style:font-name-asian="Arial" style:font-size-asian="11pt" style:font-name-complex="Arial" style:font-size-complex="11pt"/>
    </style:style>
    <style:style style:name="T65_66" style:family="text">
      <style:text-properties style:font-name="Arial" fo:font-size="11pt" style:font-name-asian="Arial" style:font-size-asian="11pt" style:font-name-complex="Arial" style:font-size-complex="11pt"/>
    </style:style>
    <style:style style:name="T65_67" style:family="text">
      <style:text-properties style:font-name="Arial" fo:font-size="11pt" style:font-name-asian="Arial" style:font-size-asian="11pt" style:font-name-complex="Arial" style:font-size-complex="11pt"/>
    </style:style>
    <style:style style:name="T65_68" style:family="text">
      <style:text-properties style:font-name="Arial" fo:font-size="11pt" style:font-name-asian="Arial" style:font-size-asian="11pt" style:font-name-complex="Arial" style:font-size-complex="11pt"/>
    </style:style>
    <style:style style:name="T65_69" style:family="text">
      <style:text-properties style:font-name="Arial" fo:font-size="11pt" style:font-name-asian="Arial" style:font-size-asian="11pt" style:font-name-complex="Arial" style:font-size-complex="11pt"/>
    </style:style>
    <style:style style:name="T65_70" style:family="text">
      <style:text-properties style:font-name="Arial" fo:font-size="11pt" style:font-name-asian="Arial" style:font-size-asian="11pt" style:font-name-complex="Arial" style:font-size-complex="11pt"/>
    </style:style>
    <style:style style:name="T65_71" style:family="text">
      <style:text-properties style:font-name="Arial" fo:font-size="11pt" style:font-name-asian="Arial" style:font-size-asian="11pt" style:font-name-complex="Arial" style:font-size-complex="11pt"/>
    </style:style>
    <style:style style:name="T65_72" style:family="text">
      <style:text-properties style:font-name="Arial" fo:font-size="11pt" style:font-name-asian="Arial" style:font-size-asian="11pt" style:font-name-complex="Arial" style:font-size-complex="11pt"/>
    </style:style>
    <style:style style:name="T65_73" style:family="text">
      <style:text-properties style:font-name="Arial" fo:font-size="11pt" style:font-name-asian="Arial" style:font-size-asian="11pt" style:font-name-complex="Arial" style:font-size-complex="11pt"/>
    </style:style>
    <style:style style:name="P66" style:family="paragraph" style:parent-style-name="Standard">
      <style:paragraph-properties fo:text-align="left" fo:break-before="auto" fo:text-indent="0cm" fo:line-height="115%" fo:margin-top="0cm" fo:margin-right="0cm" fo:orphans="2" fo:widows="2" style:writing-mode="lr-tb"/>
    </style:style>
    <style:style style:name="T6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0" style:family="text">
      <style:text-properties style:font-name="Arial" fo:font-size="11pt" style:font-name-asian="Arial" style:font-size-asian="11pt" style:font-name-complex="Arial" style:font-size-complex="11pt"/>
    </style:style>
    <style:style style:name="T67_41" style:family="text">
      <style:text-properties style:font-name="Arial" fo:font-size="11pt" style:font-name-asian="Arial" style:font-size-asian="11pt" style:font-name-complex="Arial" style:font-size-complex="11pt"/>
    </style:style>
    <style:style style:name="T67_42" style:family="text">
      <style:text-properties style:font-name="Arial" fo:font-size="11pt" style:font-name-asian="Arial" style:font-size-asian="11pt" style:font-name-complex="Arial" style:font-size-complex="11pt"/>
    </style:style>
    <style:style style:name="T6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1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2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2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1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2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2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right="0cm" fo:orphans="2" fo:widows="2" style:writing-mode="lr-tb"/>
    </style:style>
    <style:style style:name="T7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73_1" style:family="text">
      <style:text-properties style:font-name="Arial" style:font-name-asian="Arial" style:font-name-complex="Arial" fo:font-weight="bold" style:font-weight-asian="bold" style:font-weight-complex="bold"/>
    </style:style>
    <style:style style:name="T73_2" style:family="text">
      <style:text-properties style:font-name="Arial" style:font-name-asian="Arial" style:font-name-complex="Arial"/>
    </style:style>
    <style:style style:name="T73_3" style:family="text">
      <style:text-properties style:font-name="Arial" style:font-name-asian="Arial" style:font-name-complex="Arial"/>
    </style:style>
    <style:style style:name="T73_4" style:family="text">
      <style:text-properties style:font-name="Arial" style:font-name-asian="Arial" style:font-name-complex="Arial"/>
    </style:style>
    <style:style style:name="T73_5" style:family="text">
      <style:text-properties style:font-name="Arial" style:font-name-asian="Arial" style:font-name-complex="Arial"/>
    </style:style>
    <style:style style:name="T73_6" style:family="text">
      <style:text-properties style:font-name="Arial" style:font-name-asian="Arial" style:font-name-complex="Arial"/>
    </style:style>
    <style:style style:name="T73_7" style:family="text">
      <style:text-properties style:font-name="Arial" style:font-name-asian="Arial" style:font-name-complex="Arial"/>
    </style:style>
    <style:style style:name="T73_8" style:family="text">
      <style:text-properties style:font-name="Arial" style:font-name-asian="Arial" style:font-name-complex="Arial"/>
    </style:style>
    <style:style style:name="T73_9" style:family="text">
      <style:text-properties style:font-name="Arial" style:font-name-asian="Arial" style:font-name-complex="Arial"/>
    </style:style>
    <style:style style:name="T73_10" style:family="text">
      <style:text-properties style:font-name="Arial" style:font-name-asian="Arial" style:font-name-complex="Arial"/>
    </style:style>
    <style:style style:name="T73_11" style:family="text">
      <style:text-properties style:font-name="Arial" style:font-name-asian="Arial" style:font-name-complex="Arial"/>
    </style:style>
    <style:style style:name="T73_12" style:family="text">
      <style:text-properties style:font-name="Arial" style:font-name-asian="Arial" style:font-name-complex="Arial"/>
    </style:style>
    <style:style style:name="T73_13" style:family="text">
      <style:text-properties style:font-name="Arial" style:font-name-asian="Arial" style:font-name-complex="Arial"/>
    </style:style>
    <style:style style:name="T73_14" style:family="text">
      <style:text-properties style:font-name="Arial" style:font-name-asian="Arial" style:font-name-complex="Arial"/>
    </style:style>
    <style:style style:name="T73_15" style:family="text">
      <style:text-properties style:font-name="Arial" style:font-name-asian="Arial" style:font-name-complex="Arial"/>
    </style:style>
    <style:style style:name="T73_16" style:family="text">
      <style:text-properties style:font-name="Arial" style:font-name-asian="Arial" style:font-name-complex="Arial"/>
    </style:style>
    <style:style style:name="T73_17" style:family="text">
      <style:text-properties style:font-name="Arial" style:font-name-asian="Arial" style:font-name-complex="Arial"/>
    </style:style>
    <style:style style:name="T73_18" style:family="text">
      <style:text-properties style:font-name="Arial" style:font-name-asian="Arial" style:font-name-complex="Arial"/>
    </style:style>
    <style:style style:name="T73_19" style:family="text">
      <style:text-properties style:font-name="Arial" style:font-name-asian="Arial" style:font-name-complex="Arial"/>
    </style:style>
    <style:style style:name="T73_20" style:family="text">
      <style:text-properties style:font-name="Arial" style:font-name-asian="Arial" style:font-name-complex="Arial"/>
    </style:style>
    <style:style style:name="T73_21" style:family="text">
      <style:text-properties style:font-name="Arial" style:font-name-asian="Arial" style:font-name-complex="Arial"/>
    </style:style>
    <style:style style:name="T73_22" style:family="text">
      <style:text-properties style:font-name="Arial" style:font-name-asian="Arial" style:font-name-complex="Arial"/>
    </style:style>
    <style:style style:name="T73_23" style:family="text">
      <style:text-properties style:font-name="Arial" style:font-name-asian="Arial" style:font-name-complex="Arial"/>
    </style:style>
    <style:style style:name="T73_24" style:family="text">
      <style:text-properties style:font-name="Arial" style:font-name-asian="Arial" style:font-name-complex="Arial"/>
    </style:style>
    <style:style style:name="T73_25" style:family="text">
      <style:text-properties style:font-name="Arial" style:font-name-asian="Arial" style:font-name-complex="Arial"/>
    </style:style>
    <style:style style:name="P74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74_1" style:family="text">
      <style:text-properties style:font-name="Arial" style:font-name-asian="Arial" style:font-name-complex="Arial" fo:font-weight="bold" style:font-weight-asian="bold" style:font-weight-complex="bold"/>
    </style:style>
    <style:style style:name="T74_2" style:family="text">
      <style:text-properties style:font-name="Arial" style:font-name-asian="Arial" style:font-name-complex="Arial"/>
    </style:style>
    <style:style style:name="T74_3" style:family="text">
      <style:text-properties style:font-name="Arial" style:font-name-asian="Arial" style:font-name-complex="Arial"/>
    </style:style>
    <style:style style:name="T74_4" style:family="text">
      <style:text-properties style:font-name="Arial" style:font-name-asian="Arial" style:font-name-complex="Arial"/>
    </style:style>
    <style:style style:name="T74_5" style:family="text">
      <style:text-properties style:font-name="Arial" style:font-name-asian="Arial" style:font-name-complex="Arial"/>
    </style:style>
    <style:style style:name="T74_6" style:family="text">
      <style:text-properties style:font-name="Arial" style:font-name-asian="Arial" style:font-name-complex="Arial"/>
    </style:style>
    <style:style style:name="T74_7" style:family="text">
      <style:text-properties style:font-name="Arial" style:font-name-asian="Arial" style:font-name-complex="Arial"/>
    </style:style>
    <style:style style:name="T74_8" style:family="text">
      <style:text-properties style:font-name="Arial" style:font-name-asian="Arial" style:font-name-complex="Arial"/>
    </style:style>
    <style:style style:name="T74_9" style:family="text">
      <style:text-properties style:font-name="Arial" style:font-name-asian="Arial" style:font-name-complex="Arial"/>
    </style:style>
    <style:style style:name="T74_10" style:family="text">
      <style:text-properties style:font-name="Arial" style:font-name-asian="Arial" style:font-name-complex="Arial"/>
    </style:style>
    <style:style style:name="T74_11" style:family="text">
      <style:text-properties style:font-name="Arial" style:font-name-asian="Arial" style:font-name-complex="Arial"/>
    </style:style>
    <style:style style:name="T74_12" style:family="text">
      <style:text-properties style:font-name="Arial" style:font-name-asian="Arial" style:font-name-complex="Arial"/>
    </style:style>
    <style:style style:name="T74_13" style:family="text">
      <style:text-properties style:font-name="Arial" style:font-name-asian="Arial" style:font-name-complex="Arial"/>
    </style:style>
    <style:style style:name="T74_14" style:family="text">
      <style:text-properties style:font-name="Arial" style:font-name-asian="Arial" style:font-name-complex="Arial"/>
    </style:style>
    <style:style style:name="T74_15" style:family="text">
      <style:text-properties style:font-name="Arial" style:font-name-asian="Arial" style:font-name-complex="Arial"/>
    </style:style>
    <style:style style:name="T74_16" style:family="text">
      <style:text-properties style:font-name="Arial" style:font-name-asian="Arial" style:font-name-complex="Arial"/>
    </style:style>
    <style:style style:name="T74_17" style:family="text">
      <style:text-properties style:font-name="Arial" style:font-name-asian="Arial" style:font-name-complex="Arial"/>
    </style:style>
    <style:style style:name="T74_18" style:family="text">
      <style:text-properties style:font-name="Arial" style:font-name-asian="Arial" style:font-name-complex="Arial"/>
    </style:style>
    <style:style style:name="T74_19" style:family="text">
      <style:text-properties style:font-name="Arial" style:font-name-asian="Arial" style:font-name-complex="Arial"/>
    </style:style>
    <style:style style:name="T74_20" style:family="text">
      <style:text-properties style:font-name="Arial" style:font-name-asian="Arial" style:font-name-complex="Arial"/>
    </style:style>
    <style:style style:name="T74_21" style:family="text">
      <style:text-properties style:font-name="Arial" style:font-name-asian="Arial" style:font-name-complex="Arial"/>
    </style:style>
    <style:style style:name="T74_22" style:family="text">
      <style:text-properties style:font-name="Arial" style:font-name-asian="Arial" style:font-name-complex="Arial"/>
    </style:style>
    <style:style style:name="T74_23" style:family="text">
      <style:text-properties style:font-name="Arial" style:font-name-asian="Arial" style:font-name-complex="Arial"/>
    </style:style>
    <style:style style:name="T74_24" style:family="text">
      <style:text-properties style:font-name="Arial" style:font-name-asian="Arial" style:font-name-complex="Arial"/>
    </style:style>
    <style:style style:name="P75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75_1" style:family="text">
      <style:text-properties style:font-name="Arial" style:font-name-asian="Arial" style:font-name-complex="Arial" fo:font-weight="bold" style:font-weight-asian="bold" style:font-weight-complex="bold"/>
    </style:style>
    <style:style style:name="T75_2" style:family="text">
      <style:text-properties style:font-name="Arial" style:font-name-asian="Arial" style:font-name-complex="Arial"/>
    </style:style>
    <style:style style:name="T75_3" style:family="text">
      <style:text-properties style:font-name="Arial" style:font-name-asian="Arial" style:font-name-complex="Arial"/>
    </style:style>
    <style:style style:name="T75_4" style:family="text">
      <style:text-properties style:font-name="Arial" style:font-name-asian="Arial" style:font-name-complex="Arial"/>
    </style:style>
    <style:style style:name="T75_5" style:family="text">
      <style:text-properties style:font-name="Arial" style:font-name-asian="Arial" style:font-name-complex="Arial"/>
    </style:style>
    <style:style style:name="T75_6" style:family="text">
      <style:text-properties style:font-name="Arial" style:font-name-asian="Arial" style:font-name-complex="Arial"/>
    </style:style>
    <style:style style:name="T75_7" style:family="text">
      <style:text-properties style:font-name="Arial" style:font-name-asian="Arial" style:font-name-complex="Arial"/>
    </style:style>
    <style:style style:name="T75_8" style:family="text">
      <style:text-properties style:font-name="Arial" style:font-name-asian="Arial" style:font-name-complex="Arial"/>
    </style:style>
    <style:style style:name="T75_9" style:family="text">
      <style:text-properties style:font-name="Arial" style:font-name-asian="Arial" style:font-name-complex="Arial"/>
    </style:style>
    <style:style style:name="T75_10" style:family="text">
      <style:text-properties style:font-name="Arial" style:font-name-asian="Arial" style:font-name-complex="Arial"/>
    </style:style>
    <style:style style:name="T75_11" style:family="text">
      <style:text-properties style:font-name="Arial" style:font-name-asian="Arial" style:font-name-complex="Arial"/>
    </style:style>
    <style:style style:name="T75_12" style:family="text">
      <style:text-properties style:font-name="Arial" style:font-name-asian="Arial" style:font-name-complex="Arial"/>
    </style:style>
    <style:style style:name="T75_13" style:family="text">
      <style:text-properties style:font-name="Arial" style:font-name-asian="Arial" style:font-name-complex="Arial"/>
    </style:style>
    <style:style style:name="T75_14" style:family="text">
      <style:text-properties style:font-name="Arial" style:font-name-asian="Arial" style:font-name-complex="Arial"/>
    </style:style>
    <style:style style:name="T75_15" style:family="text">
      <style:text-properties style:font-name="Arial" style:font-name-asian="Arial" style:font-name-complex="Arial"/>
    </style:style>
    <style:style style:name="T75_16" style:family="text">
      <style:text-properties style:font-name="Arial" style:font-name-asian="Arial" style:font-name-complex="Arial"/>
    </style:style>
    <style:style style:name="T75_17" style:family="text">
      <style:text-properties style:font-name="Arial" style:font-name-asian="Arial" style:font-name-complex="Arial"/>
    </style:style>
    <style:style style:name="T75_18" style:family="text">
      <style:text-properties style:font-name="Arial" style:font-name-asian="Arial" style:font-name-complex="Arial"/>
    </style:style>
    <style:style style:name="T75_19" style:family="text">
      <style:text-properties style:font-name="Arial" style:font-name-asian="Arial" style:font-name-complex="Arial"/>
    </style:style>
    <style:style style:name="T75_20" style:family="text">
      <style:text-properties style:font-name="Arial" style:font-name-asian="Arial" style:font-name-complex="Arial"/>
    </style:style>
    <style:style style:name="T75_21" style:family="text">
      <style:text-properties style:font-name="Arial" style:font-name-asian="Arial" style:font-name-complex="Arial"/>
    </style:style>
    <style:style style:name="T75_22" style:family="text">
      <style:text-properties style:font-name="Arial" style:font-name-asian="Arial" style:font-name-complex="Arial"/>
    </style:style>
    <style:style style:name="T75_23" style:family="text">
      <style:text-properties style:font-name="Arial" style:font-name-asian="Arial" style:font-name-complex="Arial"/>
    </style:style>
    <style:style style:name="T75_24" style:family="text">
      <style:text-properties style:font-name="Arial" style:font-name-asian="Arial" style:font-name-complex="Arial"/>
    </style:style>
    <style:style style:name="T75_25" style:family="text">
      <style:text-properties style:font-name="Arial" style:font-name-asian="Arial" style:font-name-complex="Arial"/>
    </style:style>
    <style:style style:name="T75_26" style:family="text">
      <style:text-properties style:font-name="Arial" style:font-name-asian="Arial" style:font-name-complex="Arial"/>
    </style:style>
    <style:style style:name="T75_27" style:family="text">
      <style:text-properties style:font-name="Arial" style:font-name-asian="Arial" style:font-name-complex="Arial"/>
    </style:style>
    <style:style style:name="T75_28" style:family="text">
      <style:text-properties style:font-name="Arial" style:font-name-asian="Arial" style:font-name-complex="Arial"/>
    </style:style>
    <style:style style:name="T75_29" style:family="text">
      <style:text-properties style:font-name="Arial" style:font-name-asian="Arial" style:font-name-complex="Arial"/>
    </style:style>
    <style:style style:name="T75_30" style:family="text">
      <style:text-properties style:font-name="Arial" style:font-name-asian="Arial" style:font-name-complex="Arial"/>
    </style:style>
    <style:style style:name="T75_31" style:family="text">
      <style:text-properties style:font-name="Arial" style:font-name-asian="Arial" style:font-name-complex="Arial"/>
    </style:style>
    <style:style style:name="T75_32" style:family="text">
      <style:text-properties style:font-name="Arial" style:font-name-asian="Arial" style:font-name-complex="Arial" fo:font-weight="bold" style:font-weight-asian="bold" style:font-weight-complex="bold"/>
    </style:style>
    <style:style style:name="T75_33" style:family="text">
      <style:text-properties style:font-name="Arial" style:font-name-asian="Arial" style:font-name-complex="Arial" fo:font-weight="bold" style:font-weight-asian="bold" style:font-weight-complex="bold"/>
    </style:style>
    <style:style style:name="T75_34" style:family="text">
      <style:text-properties style:font-name="Arial" style:font-name-asian="Arial" style:font-name-complex="Arial" fo:font-weight="bold" style:font-weight-asian="bold" style:font-weight-complex="bold"/>
    </style:style>
    <style:style style:name="T75_35" style:family="text">
      <style:text-properties style:font-name="Arial" style:font-name-asian="Arial" style:font-name-complex="Arial"/>
    </style:style>
    <style:style style:name="T75_36" style:family="text">
      <style:text-properties style:font-name="Arial" style:font-name-asian="Arial" style:font-name-complex="Arial"/>
    </style:style>
    <style:style style:name="T75_37" style:family="text">
      <style:text-properties style:font-name="Arial" style:font-name-asian="Arial" style:font-name-complex="Arial"/>
    </style:style>
    <style:style style:name="T75_38" style:family="text">
      <style:text-properties style:font-name="Arial" style:font-name-asian="Arial" style:font-name-complex="Arial"/>
    </style:style>
    <style:style style:name="T75_39" style:family="text">
      <style:text-properties style:font-name="Arial" style:font-name-asian="Arial" style:font-name-complex="Arial"/>
    </style:style>
    <style:style style:name="T75_40" style:family="text">
      <style:text-properties style:font-name="Arial" style:font-name-asian="Arial" style:font-name-complex="Arial"/>
    </style:style>
    <style:style style:name="T75_41" style:family="text">
      <style:text-properties style:font-name="Arial" style:font-name-asian="Arial" style:font-name-complex="Arial" fo:font-weight="bold" style:font-weight-asian="bold" style:font-weight-complex="bold"/>
    </style:style>
    <style:style style:name="T75_42" style:family="text">
      <style:text-properties style:font-name="Arial" style:font-name-asian="Arial" style:font-name-complex="Arial" fo:font-weight="bold" style:font-weight-asian="bold" style:font-weight-complex="bold"/>
    </style:style>
    <style:style style:name="T75_43" style:family="text">
      <style:text-properties style:font-name="Arial" style:font-name-asian="Arial" style:font-name-complex="Arial"/>
    </style:style>
    <style:style style:name="T75_44" style:family="text">
      <style:text-properties style:font-name="Arial" style:font-name-asian="Arial" style:font-name-complex="Arial"/>
    </style:style>
    <style:style style:name="T75_45" style:family="text">
      <style:text-properties style:font-name="Arial" style:font-name-asian="Arial" style:font-name-complex="Arial"/>
    </style:style>
    <style:style style:name="T75_46" style:family="text">
      <style:text-properties style:font-name="Arial" style:font-name-asian="Arial" style:font-name-complex="Arial"/>
    </style:style>
    <style:style style:name="T75_47" style:family="text">
      <style:text-properties style:font-name="Arial" style:font-name-asian="Arial" style:font-name-complex="Arial"/>
    </style:style>
    <style:style style:name="T75_48" style:family="text">
      <style:text-properties style:font-name="Arial" style:font-name-asian="Arial" style:font-name-complex="Arial"/>
    </style:style>
    <style:style style:name="T75_49" style:family="text">
      <style:text-properties style:font-name="Arial" style:font-name-asian="Arial" style:font-name-complex="Arial"/>
    </style:style>
    <style:style style:name="T75_50" style:family="text">
      <style:text-properties style:font-name="Arial" style:font-name-asian="Arial" style:font-name-complex="Arial"/>
    </style:style>
    <style:style style:name="T75_51" style:family="text">
      <style:text-properties style:font-name="Arial" style:font-name-asian="Arial" style:font-name-complex="Arial"/>
    </style:style>
    <style:style style:name="T75_52" style:family="text">
      <style:text-properties style:font-name="Arial" style:font-name-asian="Arial" style:font-name-complex="Arial"/>
    </style:style>
    <style:style style:name="T75_53" style:family="text">
      <style:text-properties style:font-name="Arial" style:font-name-asian="Arial" style:font-name-complex="Arial" fo:font-weight="bold" style:font-weight-asian="bold" style:font-weight-complex="bold"/>
    </style:style>
    <style:style style:name="T75_54" style:family="text">
      <style:text-properties style:font-name="Arial" style:font-name-asian="Arial" style:font-name-complex="Arial" fo:font-weight="bold" style:font-weight-asian="bold" style:font-weight-complex="bold"/>
    </style:style>
    <style:style style:name="T75_55" style:family="text">
      <style:text-properties style:font-name="Arial" style:font-name-asian="Arial" style:font-name-complex="Arial"/>
    </style:style>
    <style:style style:name="T75_56" style:family="text">
      <style:text-properties style:font-name="Arial" style:font-name-asian="Arial" style:font-name-complex="Arial"/>
    </style:style>
    <style:style style:name="T75_57" style:family="text">
      <style:text-properties style:font-name="Arial" style:font-name-asian="Arial" style:font-name-complex="Arial"/>
    </style:style>
    <style:style style:name="T75_58" style:family="text">
      <style:text-properties style:font-name="Arial" style:font-name-asian="Arial" style:font-name-complex="Arial"/>
    </style:style>
    <style:style style:name="T75_59" style:family="text">
      <style:text-properties style:font-name="Arial" style:font-name-asian="Arial" style:font-name-complex="Arial"/>
    </style:style>
    <style:style style:name="T75_60" style:family="text">
      <style:text-properties style:font-name="Arial" style:font-name-asian="Arial" style:font-name-complex="Arial"/>
    </style:style>
    <style:style style:name="T75_61" style:family="text">
      <style:text-properties style:font-name="Arial" style:font-name-asian="Arial" style:font-name-complex="Arial"/>
    </style:style>
    <style:style style:name="T75_62" style:family="text">
      <style:text-properties style:font-name="Arial" style:font-name-asian="Arial" style:font-name-complex="Arial"/>
    </style:style>
    <style:style style:name="T75_63" style:family="text">
      <style:text-properties style:font-name="Arial" style:font-name-asian="Arial" style:font-name-complex="Arial" fo:font-weight="bold" style:font-weight-asian="bold" style:font-weight-complex="bold"/>
    </style:style>
    <style:style style:name="T75_64" style:family="text">
      <style:text-properties style:font-name="Arial" style:font-name-asian="Arial" style:font-name-complex="Arial" fo:font-weight="bold" style:font-weight-asian="bold" style:font-weight-complex="bold"/>
    </style:style>
    <style:style style:name="T75_65" style:family="text">
      <style:text-properties style:font-name="Arial" style:font-name-asian="Arial" style:font-name-complex="Arial"/>
    </style:style>
    <style:style style:name="P76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76_1" style:family="text">
      <style:text-properties style:font-name="Arial" style:font-name-asian="Arial" style:font-name-complex="Arial" fo:font-weight="bold" style:font-weight-asian="bold" style:font-weight-complex="bold"/>
    </style:style>
    <style:style style:name="T76_2" style:family="text">
      <style:text-properties style:font-name="Arial" style:font-name-asian="Arial" style:font-name-complex="Arial"/>
    </style:style>
    <style:style style:name="T76_3" style:family="text">
      <style:text-properties style:font-name="Arial" style:font-name-asian="Arial" style:font-name-complex="Arial"/>
    </style:style>
    <style:style style:name="T76_4" style:family="text">
      <style:text-properties style:font-name="Arial" style:font-name-asian="Arial" style:font-name-complex="Arial"/>
    </style:style>
    <style:style style:name="T76_5" style:family="text">
      <style:text-properties style:font-name="Arial" style:font-name-asian="Arial" style:font-name-complex="Arial"/>
    </style:style>
    <style:style style:name="T76_6" style:family="text">
      <style:text-properties style:font-name="Arial" style:font-name-asian="Arial" style:font-name-complex="Arial"/>
    </style:style>
    <style:style style:name="T76_7" style:family="text">
      <style:text-properties style:font-name="Arial" style:font-name-asian="Arial" style:font-name-complex="Arial"/>
    </style:style>
    <style:style style:name="T76_8" style:family="text">
      <style:text-properties style:font-name="Arial" style:font-name-asian="Arial" style:font-name-complex="Arial"/>
    </style:style>
    <style:style style:name="T76_9" style:family="text">
      <style:text-properties style:font-name="Arial" style:font-name-asian="Arial" style:font-name-complex="Arial"/>
    </style:style>
    <style:style style:name="T76_10" style:family="text">
      <style:text-properties style:font-name="Arial" style:font-name-asian="Arial" style:font-name-complex="Arial"/>
    </style:style>
    <style:style style:name="T76_11" style:family="text">
      <style:text-properties style:font-name="Arial" style:font-name-asian="Arial" style:font-name-complex="Arial"/>
    </style:style>
    <style:style style:name="T76_12" style:family="text">
      <style:text-properties style:font-name="Arial" style:font-name-asian="Arial" style:font-name-complex="Arial"/>
    </style:style>
    <style:style style:name="T76_13" style:family="text">
      <style:text-properties style:font-name="Arial" style:font-name-asian="Arial" style:font-name-complex="Arial"/>
    </style:style>
    <style:style style:name="T76_14" style:family="text">
      <style:text-properties style:font-name="Arial" style:font-name-asian="Arial" style:font-name-complex="Arial"/>
    </style:style>
    <style:style style:name="T76_15" style:family="text">
      <style:text-properties style:font-name="Arial" style:font-name-asian="Arial" style:font-name-complex="Arial"/>
    </style:style>
    <style:style style:name="T76_16" style:family="text">
      <style:text-properties style:font-name="Arial" style:font-name-asian="Arial" style:font-name-complex="Arial"/>
    </style:style>
    <style:style style:name="T76_17" style:family="text">
      <style:text-properties style:font-name="Arial" style:font-name-asian="Arial" style:font-name-complex="Arial"/>
    </style:style>
    <style:style style:name="T76_18" style:family="text">
      <style:text-properties style:font-name="Arial" style:font-name-asian="Arial" style:font-name-complex="Arial"/>
    </style:style>
    <style:style style:name="T76_19" style:family="text">
      <style:text-properties style:font-name="Arial" style:font-name-asian="Arial" style:font-name-complex="Arial"/>
    </style:style>
    <style:style style:name="T76_20" style:family="text">
      <style:text-properties style:font-name="Arial" style:font-name-asian="Arial" style:font-name-complex="Arial"/>
    </style:style>
    <style:style style:name="T76_21" style:family="text">
      <style:text-properties style:font-name="Arial" style:font-name-asian="Arial" style:font-name-complex="Arial"/>
    </style:style>
    <style:style style:name="T76_22" style:family="text">
      <style:text-properties style:font-name="Arial" style:font-name-asian="Arial" style:font-name-complex="Arial"/>
    </style:style>
    <style:style style:name="T76_23" style:family="text">
      <style:text-properties style:font-name="Arial" style:font-name-asian="Arial" style:font-name-complex="Arial"/>
    </style:style>
    <style:style style:name="T76_24" style:family="text">
      <style:text-properties style:font-name="Arial" style:font-name-asian="Arial" style:font-name-complex="Arial"/>
    </style:style>
    <style:style style:name="T76_25" style:family="text">
      <style:text-properties style:font-name="Arial" style:font-name-asian="Arial" style:font-name-complex="Arial"/>
    </style:style>
    <style:style style:name="T76_26" style:family="text">
      <style:text-properties style:font-name="Arial" style:font-name-asian="Arial" style:font-name-complex="Arial"/>
    </style:style>
    <style:style style:name="T76_27" style:family="text">
      <style:text-properties style:font-name="Arial" style:font-name-asian="Arial" style:font-name-complex="Arial"/>
    </style:style>
    <style:style style:name="T76_28" style:family="text">
      <style:text-properties style:font-name="Arial" style:font-name-asian="Arial" style:font-name-complex="Arial"/>
    </style:style>
    <style:style style:name="T76_29" style:family="text">
      <style:text-properties style:font-name="Arial" style:font-name-asian="Arial" style:font-name-complex="Arial"/>
    </style:style>
    <style:style style:name="T76_30" style:family="text">
      <style:text-properties style:font-name="Arial" style:font-name-asian="Arial" style:font-name-complex="Arial"/>
    </style:style>
    <style:style style:name="T76_31" style:family="text">
      <style:text-properties style:font-name="Arial" style:font-name-asian="Arial" style:font-name-complex="Arial"/>
    </style:style>
    <style:style style:name="T76_32" style:family="text">
      <style:text-properties style:font-name="Arial" style:font-name-asian="Arial" style:font-name-complex="Arial"/>
    </style:style>
    <style:style style:name="P77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77_1" style:family="text">
      <style:text-properties style:font-name="Arial" style:font-name-asian="Arial" style:font-name-complex="Arial" fo:font-weight="bold" style:font-weight-asian="bold" style:font-weight-complex="bold"/>
    </style:style>
    <style:style style:name="T77_2" style:family="text">
      <style:text-properties style:font-name="Arial" style:font-name-asian="Arial" style:font-name-complex="Arial"/>
    </style:style>
    <style:style style:name="T77_3" style:family="text">
      <style:text-properties style:font-name="Arial" style:font-name-asian="Arial" style:font-name-complex="Arial"/>
    </style:style>
    <style:style style:name="T77_4" style:family="text">
      <style:text-properties style:font-name="Arial" style:font-name-asian="Arial" style:font-name-complex="Arial"/>
    </style:style>
    <style:style style:name="T77_5" style:family="text">
      <style:text-properties style:font-name="Arial" style:font-name-asian="Arial" style:font-name-complex="Arial"/>
    </style:style>
    <style:style style:name="T77_6" style:family="text">
      <style:text-properties style:font-name="Arial" style:font-name-asian="Arial" style:font-name-complex="Arial"/>
    </style:style>
    <style:style style:name="T77_7" style:family="text">
      <style:text-properties style:font-name="Arial" style:font-name-asian="Arial" style:font-name-complex="Arial"/>
    </style:style>
    <style:style style:name="T77_8" style:family="text">
      <style:text-properties style:font-name="Arial" style:font-name-asian="Arial" style:font-name-complex="Arial"/>
    </style:style>
    <style:style style:name="T77_9" style:family="text">
      <style:text-properties style:font-name="Arial" style:font-name-asian="Arial" style:font-name-complex="Arial"/>
    </style:style>
    <style:style style:name="T77_10" style:family="text">
      <style:text-properties style:font-name="Arial" style:font-name-asian="Arial" style:font-name-complex="Arial"/>
    </style:style>
    <style:style style:name="T77_11" style:family="text">
      <style:text-properties style:font-name="Arial" style:font-name-asian="Arial" style:font-name-complex="Arial"/>
    </style:style>
    <style:style style:name="T77_12" style:family="text">
      <style:text-properties style:font-name="Arial" style:font-name-asian="Arial" style:font-name-complex="Arial"/>
    </style:style>
    <style:style style:name="T77_13" style:family="text">
      <style:text-properties style:font-name="Arial" style:font-name-asian="Arial" style:font-name-complex="Arial"/>
    </style:style>
    <style:style style:name="T77_14" style:family="text">
      <style:text-properties style:font-name="Arial" style:font-name-asian="Arial" style:font-name-complex="Arial"/>
    </style:style>
    <style:style style:name="T77_15" style:family="text">
      <style:text-properties style:font-name="Arial" style:font-name-asian="Arial" style:font-name-complex="Arial"/>
    </style:style>
    <style:style style:name="T77_16" style:family="text">
      <style:text-properties style:font-name="Arial" style:font-name-asian="Arial" style:font-name-complex="Arial"/>
    </style:style>
    <style:style style:name="T77_17" style:family="text">
      <style:text-properties style:font-name="Arial" style:font-name-asian="Arial" style:font-name-complex="Arial"/>
    </style:style>
    <style:style style:name="T77_18" style:family="text">
      <style:text-properties style:font-name="Arial" style:font-name-asian="Arial" style:font-name-complex="Arial"/>
    </style:style>
    <style:style style:name="T77_19" style:family="text">
      <style:text-properties style:font-name="Arial" style:font-name-asian="Arial" style:font-name-complex="Arial"/>
    </style:style>
    <style:style style:name="T77_20" style:family="text">
      <style:text-properties style:font-name="Arial" style:font-name-asian="Arial" style:font-name-complex="Arial"/>
    </style:style>
    <style:style style:name="T77_21" style:family="text">
      <style:text-properties style:font-name="Arial" style:font-name-asian="Arial" style:font-name-complex="Arial"/>
    </style:style>
    <style:style style:name="T77_22" style:family="text">
      <style:text-properties style:font-name="Arial" style:font-name-asian="Arial" style:font-name-complex="Arial"/>
    </style:style>
    <style:style style:name="T77_23" style:family="text">
      <style:text-properties style:font-name="Arial" style:font-name-asian="Arial" style:font-name-complex="Arial"/>
    </style:style>
    <style:style style:name="T77_24" style:family="text">
      <style:text-properties style:font-name="Arial" style:font-name-asian="Arial" style:font-name-complex="Arial"/>
    </style:style>
    <style:style style:name="T77_25" style:family="text">
      <style:text-properties style:font-name="Arial" style:font-name-asian="Arial" style:font-name-complex="Arial"/>
    </style:style>
    <style:style style:name="T77_26" style:family="text">
      <style:text-properties style:font-name="Arial" style:font-name-asian="Arial" style:font-name-complex="Arial"/>
    </style:style>
    <style:style style:name="T77_27" style:family="text">
      <style:text-properties style:font-name="Arial" style:font-name-asian="Arial" style:font-name-complex="Arial"/>
    </style:style>
    <style:style style:name="T77_28" style:family="text">
      <style:text-properties style:font-name="Arial" style:font-name-asian="Arial" style:font-name-complex="Arial"/>
    </style:style>
    <style:style style:name="T77_29" style:family="text">
      <style:text-properties style:font-name="Arial" style:font-name-asian="Arial" style:font-name-complex="Arial"/>
    </style:style>
    <style:style style:name="T77_30" style:family="text">
      <style:text-properties style:font-name="Arial" style:font-name-asian="Arial" style:font-name-complex="Arial"/>
    </style:style>
    <style:style style:name="T77_31" style:family="text">
      <style:text-properties style:font-name="Arial" style:font-name-asian="Arial" style:font-name-complex="Arial"/>
    </style:style>
    <style:style style:name="T77_32" style:family="text">
      <style:text-properties style:font-name="Arial" style:font-name-asian="Arial" style:font-name-complex="Arial"/>
    </style:style>
    <style:style style:name="P78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78_1" style:family="text">
      <style:text-properties style:font-name="Arial" style:font-name-asian="Arial" style:font-name-complex="Arial" fo:font-weight="bold" style:font-weight-asian="bold" style:font-weight-complex="bold"/>
    </style:style>
    <style:style style:name="T78_2" style:family="text">
      <style:text-properties style:font-name="Arial" style:font-name-asian="Arial" style:font-name-complex="Arial"/>
    </style:style>
    <style:style style:name="T78_3" style:family="text">
      <style:text-properties style:font-name="Arial" style:font-name-asian="Arial" style:font-name-complex="Arial"/>
    </style:style>
    <style:style style:name="T78_4" style:family="text">
      <style:text-properties style:font-name="Arial" style:font-name-asian="Arial" style:font-name-complex="Arial"/>
    </style:style>
    <style:style style:name="T78_5" style:family="text">
      <style:text-properties style:font-name="Arial" style:font-name-asian="Arial" style:font-name-complex="Arial"/>
    </style:style>
    <style:style style:name="T78_6" style:family="text">
      <style:text-properties style:font-name="Arial" style:font-name-asian="Arial" style:font-name-complex="Arial"/>
    </style:style>
    <style:style style:name="T78_7" style:family="text">
      <style:text-properties style:font-name="Arial" style:font-name-asian="Arial" style:font-name-complex="Arial"/>
    </style:style>
    <style:style style:name="T78_8" style:family="text">
      <style:text-properties style:font-name="Arial" style:font-name-asian="Arial" style:font-name-complex="Arial"/>
    </style:style>
    <style:style style:name="T78_9" style:family="text">
      <style:text-properties style:font-name="Arial" style:font-name-asian="Arial" style:font-name-complex="Arial"/>
    </style:style>
    <style:style style:name="T78_10" style:family="text">
      <style:text-properties style:font-name="Arial" style:font-name-asian="Arial" style:font-name-complex="Arial"/>
    </style:style>
    <style:style style:name="T78_11" style:family="text">
      <style:text-properties style:font-name="Arial" style:font-name-asian="Arial" style:font-name-complex="Arial"/>
    </style:style>
    <style:style style:name="T78_12" style:family="text">
      <style:text-properties style:font-name="Arial" style:font-name-asian="Arial" style:font-name-complex="Arial"/>
    </style:style>
    <style:style style:name="T78_13" style:family="text">
      <style:text-properties style:font-name="Arial" style:font-name-asian="Arial" style:font-name-complex="Arial"/>
    </style:style>
    <style:style style:name="T78_14" style:family="text">
      <style:text-properties style:font-name="Arial" style:font-name-asian="Arial" style:font-name-complex="Arial"/>
    </style:style>
    <style:style style:name="T78_15" style:family="text">
      <style:text-properties style:font-name="Arial" style:font-name-asian="Arial" style:font-name-complex="Arial"/>
    </style:style>
    <style:style style:name="T78_16" style:family="text">
      <style:text-properties style:font-name="Arial" style:font-name-asian="Arial" style:font-name-complex="Arial"/>
    </style:style>
    <style:style style:name="T78_17" style:family="text">
      <style:text-properties style:font-name="Arial" style:font-name-asian="Arial" style:font-name-complex="Arial"/>
    </style:style>
    <style:style style:name="T78_18" style:family="text">
      <style:text-properties style:font-name="Arial" style:font-name-asian="Arial" style:font-name-complex="Arial"/>
    </style:style>
    <style:style style:name="T78_19" style:family="text">
      <style:text-properties style:font-name="Arial" style:font-name-asian="Arial" style:font-name-complex="Arial"/>
    </style:style>
    <style:style style:name="T78_20" style:family="text">
      <style:text-properties style:font-name="Arial" style:font-name-asian="Arial" style:font-name-complex="Arial"/>
    </style:style>
    <style:style style:name="T78_21" style:family="text">
      <style:text-properties style:font-name="Arial" style:font-name-asian="Arial" style:font-name-complex="Arial"/>
    </style:style>
    <style:style style:name="T78_22" style:family="text">
      <style:text-properties style:font-name="Arial" style:font-name-asian="Arial" style:font-name-complex="Arial"/>
    </style:style>
    <style:style style:name="T78_23" style:family="text">
      <style:text-properties style:font-name="Arial" style:font-name-asian="Arial" style:font-name-complex="Arial"/>
    </style:style>
    <style:style style:name="T78_24" style:family="text">
      <style:text-properties style:font-name="Arial" style:font-name-asian="Arial" style:font-name-complex="Arial"/>
    </style:style>
    <style:style style:name="T78_25" style:family="text">
      <style:text-properties style:font-name="Arial" style:font-name-asian="Arial" style:font-name-complex="Arial"/>
    </style:style>
    <style:style style:name="T78_26" style:family="text">
      <style:text-properties style:font-name="Arial" style:font-name-asian="Arial" style:font-name-complex="Arial"/>
    </style:style>
    <style:style style:name="T78_27" style:family="text">
      <style:text-properties style:font-name="Arial" style:font-name-asian="Arial" style:font-name-complex="Arial"/>
    </style:style>
    <style:style style:name="T78_28" style:family="text">
      <style:text-properties style:font-name="Arial" style:font-name-asian="Arial" style:font-name-complex="Arial"/>
    </style:style>
    <style:style style:name="T78_29" style:family="text">
      <style:text-properties style:font-name="Arial" style:font-name-asian="Arial" style:font-name-complex="Arial"/>
    </style:style>
    <style:style style:name="T78_30" style:family="text">
      <style:text-properties style:font-name="Arial" style:font-name-asian="Arial" style:font-name-complex="Arial"/>
    </style:style>
    <style:style style:name="T78_31" style:family="text">
      <style:text-properties style:font-name="Arial" style:font-name-asian="Arial" style:font-name-complex="Arial"/>
    </style:style>
    <style:style style:name="T78_32" style:family="text">
      <style:text-properties style:font-name="Arial" style:font-name-asian="Arial" style:font-name-complex="Arial"/>
    </style:style>
    <style:style style:name="T78_33" style:family="text">
      <style:text-properties style:font-name="Arial" style:font-name-asian="Arial" style:font-name-complex="Arial"/>
    </style:style>
    <style:style style:name="T78_34" style:family="text">
      <style:text-properties style:font-name="Arial" style:font-name-asian="Arial" style:font-name-complex="Arial"/>
    </style:style>
    <style:style style:name="P79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79_1" style:family="text">
      <style:text-properties style:font-name="Arial" style:font-name-asian="Arial" style:font-name-complex="Arial" fo:font-weight="bold" style:font-weight-asian="bold" style:font-weight-complex="bold"/>
    </style:style>
    <style:style style:name="T79_2" style:family="text">
      <style:text-properties style:font-name="Arial" style:font-name-asian="Arial" style:font-name-complex="Arial"/>
    </style:style>
    <style:style style:name="T79_3" style:family="text">
      <style:text-properties style:font-name="Arial" style:font-name-asian="Arial" style:font-name-complex="Arial"/>
    </style:style>
    <style:style style:name="T79_4" style:family="text">
      <style:text-properties style:font-name="Arial" style:font-name-asian="Arial" style:font-name-complex="Arial"/>
    </style:style>
    <style:style style:name="T79_5" style:family="text">
      <style:text-properties style:font-name="Arial" style:font-name-asian="Arial" style:font-name-complex="Arial"/>
    </style:style>
    <style:style style:name="T79_6" style:family="text">
      <style:text-properties style:font-name="Arial" style:font-name-asian="Arial" style:font-name-complex="Arial"/>
    </style:style>
    <style:style style:name="T79_7" style:family="text">
      <style:text-properties style:font-name="Arial" style:font-name-asian="Arial" style:font-name-complex="Arial"/>
    </style:style>
    <style:style style:name="T79_8" style:family="text">
      <style:text-properties style:font-name="Arial" style:font-name-asian="Arial" style:font-name-complex="Arial"/>
    </style:style>
    <style:style style:name="T79_9" style:family="text">
      <style:text-properties style:font-name="Arial" style:font-name-asian="Arial" style:font-name-complex="Arial"/>
    </style:style>
    <style:style style:name="T79_10" style:family="text">
      <style:text-properties style:font-name="Arial" style:font-name-asian="Arial" style:font-name-complex="Arial"/>
    </style:style>
    <style:style style:name="T79_11" style:family="text">
      <style:text-properties style:font-name="Arial" style:font-name-asian="Arial" style:font-name-complex="Arial"/>
    </style:style>
    <style:style style:name="T79_12" style:family="text">
      <style:text-properties style:font-name="Arial" style:font-name-asian="Arial" style:font-name-complex="Arial"/>
    </style:style>
    <style:style style:name="T79_13" style:family="text">
      <style:text-properties style:font-name="Arial" style:font-name-asian="Arial" style:font-name-complex="Arial"/>
    </style:style>
    <style:style style:name="T79_14" style:family="text">
      <style:text-properties style:font-name="Arial" style:font-name-asian="Arial" style:font-name-complex="Arial"/>
    </style:style>
    <style:style style:name="T79_15" style:family="text">
      <style:text-properties style:font-name="Arial" style:font-name-asian="Arial" style:font-name-complex="Arial"/>
    </style:style>
    <style:style style:name="T79_16" style:family="text">
      <style:text-properties style:font-name="Arial" style:font-name-asian="Arial" style:font-name-complex="Arial"/>
    </style:style>
    <style:style style:name="T79_17" style:family="text">
      <style:text-properties style:font-name="Arial" style:font-name-asian="Arial" style:font-name-complex="Arial"/>
    </style:style>
    <style:style style:name="T79_18" style:family="text">
      <style:text-properties style:font-name="Arial" style:font-name-asian="Arial" style:font-name-complex="Arial"/>
    </style:style>
    <style:style style:name="T79_19" style:family="text">
      <style:text-properties style:font-name="Arial" style:font-name-asian="Arial" style:font-name-complex="Arial"/>
    </style:style>
    <style:style style:name="T79_20" style:family="text">
      <style:text-properties style:font-name="Arial" style:font-name-asian="Arial" style:font-name-complex="Arial"/>
    </style:style>
    <style:style style:name="T79_21" style:family="text">
      <style:text-properties style:font-name="Arial" style:font-name-asian="Arial" style:font-name-complex="Arial"/>
    </style:style>
    <style:style style:name="T79_22" style:family="text">
      <style:text-properties style:font-name="Arial" style:font-name-asian="Arial" style:font-name-complex="Arial"/>
    </style:style>
    <style:style style:name="T79_23" style:family="text">
      <style:text-properties style:font-name="Arial" style:font-name-asian="Arial" style:font-name-complex="Arial"/>
    </style:style>
    <style:style style:name="T79_24" style:family="text">
      <style:text-properties style:font-name="Arial" style:font-name-asian="Arial" style:font-name-complex="Arial"/>
    </style:style>
    <style:style style:name="T79_25" style:family="text">
      <style:text-properties style:font-name="Arial" style:font-name-asian="Arial" style:font-name-complex="Arial"/>
    </style:style>
    <style:style style:name="T79_26" style:family="text">
      <style:text-properties style:font-name="Arial" style:font-name-asian="Arial" style:font-name-complex="Arial"/>
    </style:style>
    <style:style style:name="T79_27" style:family="text">
      <style:text-properties style:font-name="Arial" style:font-name-asian="Arial" style:font-name-complex="Arial"/>
    </style:style>
    <style:style style:name="T79_28" style:family="text">
      <style:text-properties style:font-name="Arial" style:font-name-asian="Arial" style:font-name-complex="Arial"/>
    </style:style>
    <style:style style:name="T79_29" style:family="text">
      <style:text-properties style:font-name="Arial" style:font-name-asian="Arial" style:font-name-complex="Arial"/>
    </style:style>
    <style:style style:name="T79_30" style:family="text">
      <style:text-properties style:font-name="Arial" style:font-name-asian="Arial" style:font-name-complex="Arial"/>
    </style:style>
    <style:style style:name="T79_31" style:family="text">
      <style:text-properties style:font-name="Arial" style:font-name-asian="Arial" style:font-name-complex="Arial"/>
    </style:style>
    <style:style style:name="T79_32" style:family="text">
      <style:text-properties style:font-name="Arial" style:font-name-asian="Arial" style:font-name-complex="Arial"/>
    </style:style>
    <style:style style:name="T79_33" style:family="text">
      <style:text-properties style:font-name="Arial" style:font-name-asian="Arial" style:font-name-complex="Arial"/>
    </style:style>
    <style:style style:name="T79_34" style:family="text">
      <style:text-properties style:font-name="Arial" style:font-name-asian="Arial" style:font-name-complex="Arial"/>
    </style:style>
    <style:style style:name="T79_35" style:family="text">
      <style:text-properties style:font-name="Arial" style:font-name-asian="Arial" style:font-name-complex="Arial"/>
    </style:style>
    <style:style style:name="T79_36" style:family="text">
      <style:text-properties style:font-name="Arial" style:font-name-asian="Arial" style:font-name-complex="Arial"/>
    </style:style>
    <style:style style:name="P80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80_1" style:family="text">
      <style:text-properties style:font-name="Arial" style:font-name-asian="Arial" style:font-name-complex="Arial" fo:font-weight="bold" style:font-weight-asian="bold" style:font-weight-complex="bold"/>
    </style:style>
    <style:style style:name="T80_2" style:family="text">
      <style:text-properties style:font-name="Arial" style:font-name-asian="Arial" style:font-name-complex="Arial"/>
    </style:style>
    <style:style style:name="T80_3" style:family="text">
      <style:text-properties style:font-name="Arial" style:font-name-asian="Arial" style:font-name-complex="Arial"/>
    </style:style>
    <style:style style:name="T80_4" style:family="text">
      <style:text-properties style:font-name="Arial" style:font-name-asian="Arial" style:font-name-complex="Arial"/>
    </style:style>
    <style:style style:name="T80_5" style:family="text">
      <style:text-properties style:font-name="Arial" style:font-name-asian="Arial" style:font-name-complex="Arial"/>
    </style:style>
    <style:style style:name="T80_6" style:family="text">
      <style:text-properties style:font-name="Arial" style:font-name-asian="Arial" style:font-name-complex="Arial"/>
    </style:style>
    <style:style style:name="T80_7" style:family="text">
      <style:text-properties style:font-name="Arial" style:font-name-asian="Arial" style:font-name-complex="Arial"/>
    </style:style>
    <style:style style:name="T80_8" style:family="text">
      <style:text-properties style:font-name="Arial" style:font-name-asian="Arial" style:font-name-complex="Arial"/>
    </style:style>
    <style:style style:name="T80_9" style:family="text">
      <style:text-properties style:font-name="Arial" style:font-name-asian="Arial" style:font-name-complex="Arial"/>
    </style:style>
    <style:style style:name="T80_10" style:family="text">
      <style:text-properties style:font-name="Arial" style:font-name-asian="Arial" style:font-name-complex="Arial"/>
    </style:style>
    <style:style style:name="T80_11" style:family="text">
      <style:text-properties style:font-name="Arial" style:font-name-asian="Arial" style:font-name-complex="Arial"/>
    </style:style>
    <style:style style:name="T80_12" style:family="text">
      <style:text-properties style:font-name="Arial" style:font-name-asian="Arial" style:font-name-complex="Arial"/>
    </style:style>
    <style:style style:name="T80_13" style:family="text">
      <style:text-properties style:font-name="Arial" style:font-name-asian="Arial" style:font-name-complex="Arial"/>
    </style:style>
    <style:style style:name="T80_14" style:family="text">
      <style:text-properties style:font-name="Arial" style:font-name-asian="Arial" style:font-name-complex="Arial"/>
    </style:style>
    <style:style style:name="T80_15" style:family="text">
      <style:text-properties style:font-name="Arial" style:font-name-asian="Arial" style:font-name-complex="Arial"/>
    </style:style>
    <style:style style:name="T80_16" style:family="text">
      <style:text-properties style:font-name="Arial" style:font-name-asian="Arial" style:font-name-complex="Arial"/>
    </style:style>
    <style:style style:name="T80_17" style:family="text">
      <style:text-properties style:font-name="Arial" style:font-name-asian="Arial" style:font-name-complex="Arial"/>
    </style:style>
    <style:style style:name="T80_18" style:family="text">
      <style:text-properties style:font-name="Arial" style:font-name-asian="Arial" style:font-name-complex="Arial"/>
    </style:style>
    <style:style style:name="T80_19" style:family="text">
      <style:text-properties style:font-name="Arial" style:font-name-asian="Arial" style:font-name-complex="Arial"/>
    </style:style>
    <style:style style:name="T80_20" style:family="text">
      <style:text-properties style:font-name="Arial" style:font-name-asian="Arial" style:font-name-complex="Arial"/>
    </style:style>
    <style:style style:name="T80_21" style:family="text">
      <style:text-properties style:font-name="Arial" style:font-name-asian="Arial" style:font-name-complex="Arial"/>
    </style:style>
    <style:style style:name="T80_22" style:family="text">
      <style:text-properties style:font-name="Arial" style:font-name-asian="Arial" style:font-name-complex="Arial"/>
    </style:style>
    <style:style style:name="T80_23" style:family="text">
      <style:text-properties style:font-name="Arial" style:font-name-asian="Arial" style:font-name-complex="Arial"/>
    </style:style>
    <style:style style:name="T80_24" style:family="text">
      <style:text-properties style:font-name="Arial" style:font-name-asian="Arial" style:font-name-complex="Arial"/>
    </style:style>
    <style:style style:name="T80_25" style:family="text">
      <style:text-properties style:font-name="Arial" style:font-name-asian="Arial" style:font-name-complex="Arial"/>
    </style:style>
    <style:style style:name="T80_26" style:family="text">
      <style:text-properties style:font-name="Arial" style:font-name-asian="Arial" style:font-name-complex="Arial"/>
    </style:style>
    <style:style style:name="T80_27" style:family="text">
      <style:text-properties style:font-name="Arial" style:font-name-asian="Arial" style:font-name-complex="Arial"/>
    </style:style>
    <style:style style:name="T80_28" style:family="text">
      <style:text-properties style:font-name="Arial" style:font-name-asian="Arial" style:font-name-complex="Arial"/>
    </style:style>
    <style:style style:name="T80_29" style:family="text">
      <style:text-properties style:font-name="Arial" style:font-name-asian="Arial" style:font-name-complex="Arial"/>
    </style:style>
    <style:style style:name="T80_30" style:family="text">
      <style:text-properties style:font-name="Arial" style:font-name-asian="Arial" style:font-name-complex="Arial"/>
    </style:style>
    <style:style style:name="T80_31" style:family="text">
      <style:text-properties style:font-name="Arial" style:font-name-asian="Arial" style:font-name-complex="Arial"/>
    </style:style>
    <style:style style:name="T80_32" style:family="text">
      <style:text-properties style:font-name="Arial" style:font-name-asian="Arial" style:font-name-complex="Arial"/>
    </style:style>
    <style:style style:name="T80_33" style:family="text">
      <style:text-properties style:font-name="Arial" style:font-name-asian="Arial" style:font-name-complex="Arial"/>
    </style:style>
    <style:style style:name="T80_34" style:family="text">
      <style:text-properties style:font-name="Arial" style:font-name-asian="Arial" style:font-name-complex="Arial"/>
    </style:style>
    <style:style style:name="T80_35" style:family="text">
      <style:text-properties style:font-name="Arial" style:font-name-asian="Arial" style:font-name-complex="Arial"/>
    </style:style>
    <style:style style:name="T80_36" style:family="text">
      <style:text-properties style:font-name="Arial" style:font-name-asian="Arial" style:font-name-complex="Arial"/>
    </style:style>
    <style:style style:name="T80_37" style:family="text">
      <style:text-properties style:font-name="Arial" style:font-name-asian="Arial" style:font-name-complex="Arial"/>
    </style:style>
    <style:style style:name="T80_38" style:family="text">
      <style:text-properties style:font-name="Arial" style:font-name-asian="Arial" style:font-name-complex="Arial"/>
    </style:style>
    <style:style style:name="T80_39" style:family="text">
      <style:text-properties style:font-name="Arial" style:font-name-asian="Arial" style:font-name-complex="Arial"/>
    </style:style>
    <style:style style:name="T80_40" style:family="text">
      <style:text-properties style:font-name="Arial" style:font-name-asian="Arial" style:font-name-complex="Arial"/>
    </style:style>
    <style:style style:name="T80_41" style:family="text">
      <style:text-properties style:font-name="Arial" style:font-name-asian="Arial" style:font-name-complex="Arial"/>
    </style:style>
    <style:style style:name="T80_42" style:family="text">
      <style:text-properties style:font-name="Arial" style:font-name-asian="Arial" style:font-name-complex="Arial"/>
    </style:style>
    <style:style style:name="T80_43" style:family="text">
      <style:text-properties style:font-name="Arial" style:font-name-asian="Arial" style:font-name-complex="Arial"/>
    </style:style>
    <style:style style:name="T80_44" style:family="text">
      <style:text-properties style:font-name="Arial" style:font-name-asian="Arial" style:font-name-complex="Arial"/>
    </style:style>
    <style:style style:name="T80_45" style:family="text">
      <style:text-properties style:font-name="Arial" style:font-name-asian="Arial" style:font-name-complex="Arial"/>
    </style:style>
    <style:style style:name="T80_46" style:family="text">
      <style:text-properties style:font-name="Arial" style:font-name-asian="Arial" style:font-name-complex="Arial"/>
    </style:style>
    <style:style style:name="T80_47" style:family="text">
      <style:text-properties style:font-name="Arial" style:font-name-asian="Arial" style:font-name-complex="Arial"/>
    </style:style>
    <style:style style:name="T80_48" style:family="text">
      <style:text-properties style:font-name="Arial" style:font-name-asian="Arial" style:font-name-complex="Arial"/>
    </style:style>
    <style:style style:name="T80_49" style:family="text">
      <style:text-properties style:font-name="Arial" style:font-name-asian="Arial" style:font-name-complex="Arial"/>
    </style:style>
    <style:style style:name="T80_50" style:family="text">
      <style:text-properties style:font-name="Arial" style:font-name-asian="Arial" style:font-name-complex="Arial"/>
    </style:style>
    <style:style style:name="T80_51" style:family="text">
      <style:text-properties style:font-name="Arial" style:font-name-asian="Arial" style:font-name-complex="Arial"/>
    </style:style>
    <style:style style:name="T80_52" style:family="text">
      <style:text-properties style:font-name="Arial" style:font-name-asian="Arial" style:font-name-complex="Arial"/>
    </style:style>
    <style:style style:name="T80_53" style:family="text">
      <style:text-properties style:font-name="Arial" style:font-name-asian="Arial" style:font-name-complex="Arial"/>
    </style:style>
    <style:style style:name="T80_54" style:family="text">
      <style:text-properties style:font-name="Arial" style:font-name-asian="Arial" style:font-name-complex="Arial"/>
    </style:style>
    <style:style style:name="T80_55" style:family="text">
      <style:text-properties style:font-name="Arial" style:font-name-asian="Arial" style:font-name-complex="Arial"/>
    </style:style>
    <style:style style:name="T80_56" style:family="text">
      <style:text-properties style:font-name="Arial" style:font-name-asian="Arial" style:font-name-complex="Arial"/>
    </style:style>
    <style:style style:name="T80_57" style:family="text">
      <style:text-properties style:font-name="Arial" style:font-name-asian="Arial" style:font-name-complex="Arial"/>
    </style:style>
    <style:style style:name="T80_58" style:family="text">
      <style:text-properties style:font-name="Arial" style:font-name-asian="Arial" style:font-name-complex="Arial"/>
    </style:style>
    <style:style style:name="T80_59" style:family="text">
      <style:text-properties style:font-name="Arial" style:font-name-asian="Arial" style:font-name-complex="Arial"/>
    </style:style>
    <style:style style:name="T80_60" style:family="text">
      <style:text-properties style:font-name="Arial" style:font-name-asian="Arial" style:font-name-complex="Arial"/>
    </style:style>
    <style:style style:name="T80_61" style:family="text">
      <style:text-properties style:font-name="Arial" style:font-name-asian="Arial" style:font-name-complex="Arial"/>
    </style:style>
    <style:style style:name="T80_62" style:family="text">
      <style:text-properties style:font-name="Arial" style:font-name-asian="Arial" style:font-name-complex="Arial"/>
    </style:style>
    <style:style style:name="T80_63" style:family="text">
      <style:text-properties style:font-name="Arial" style:font-name-asian="Arial" style:font-name-complex="Arial"/>
    </style:style>
    <style:style style:name="T80_64" style:family="text">
      <style:text-properties style:font-name="Arial" style:font-name-asian="Arial" style:font-name-complex="Arial"/>
    </style:style>
    <style:style style:name="T80_65" style:family="text">
      <style:text-properties style:font-name="Arial" style:font-name-asian="Arial" style:font-name-complex="Arial"/>
    </style:style>
    <style:style style:name="T80_66" style:family="text">
      <style:text-properties style:font-name="Arial" style:font-name-asian="Arial" style:font-name-complex="Arial"/>
    </style:style>
    <style:style style:name="T80_67" style:family="text">
      <style:text-properties style:font-name="Arial" style:font-name-asian="Arial" style:font-name-complex="Arial"/>
    </style:style>
    <style:style style:name="T80_68" style:family="text">
      <style:text-properties style:font-name="Arial" style:font-name-asian="Arial" style:font-name-complex="Arial"/>
    </style:style>
    <style:style style:name="T80_69" style:family="text">
      <style:text-properties style:font-name="Arial" style:font-name-asian="Arial" style:font-name-complex="Arial"/>
    </style:style>
    <style:style style:name="T80_70" style:family="text">
      <style:text-properties style:font-name="Arial" style:font-name-asian="Arial" style:font-name-complex="Arial"/>
    </style:style>
    <style:style style:name="T80_71" style:family="text">
      <style:text-properties style:font-name="Arial" style:font-name-asian="Arial" style:font-name-complex="Arial"/>
    </style:style>
    <style:style style:name="T80_72" style:family="text">
      <style:text-properties style:font-name="Arial" style:font-name-asian="Arial" style:font-name-complex="Arial"/>
    </style:style>
    <style:style style:name="P81" style:family="paragraph" style:parent-style-name="Standard">
      <style:paragraph-properties fo:break-before="auto" fo:text-indent="0cm" fo:line-height="115%" fo:margin-top="0cm" style:writing-mode="lr-tb">
        <style:tab-stops>
          <style:tab-stop style:type="left" style:leader-style="none" style:position="0.388cm"/>
          <style:tab-stop style:type="left" style:leader-style="none" style:position="1.27cm"/>
        </style:tab-stops>
      </style:paragraph-properties>
    </style:style>
    <style:style style:name="T81_1" style:family="text">
      <style:text-properties style:font-name="Arial" style:font-name-asian="Arial" style:font-name-complex="Arial"/>
    </style:style>
    <style:style style:name="T81_2" style:family="text">
      <style:text-properties style:font-name="Arial" style:font-name-asian="Arial" style:font-name-complex="Arial"/>
    </style:style>
    <style:style style:name="T81_3" style:family="text">
      <style:text-properties style:font-name="Arial" style:font-name-asian="Arial" style:font-name-complex="Arial"/>
    </style:style>
    <style:style style:name="T81_4" style:family="text">
      <style:text-properties style:font-name="Arial" style:font-name-asian="Arial" style:font-name-complex="Arial"/>
    </style:style>
    <style:style style:name="T81_5" style:family="text">
      <style:text-properties style:font-name="Arial" style:font-name-asian="Arial" style:font-name-complex="Arial"/>
    </style:style>
    <style:style style:name="T81_6" style:family="text">
      <style:text-properties style:font-name="Arial" style:font-name-asian="Arial" style:font-name-complex="Arial"/>
    </style:style>
    <style:style style:name="T81_7" style:family="text">
      <style:text-properties style:font-name="Arial" style:font-name-asian="Arial" style:font-name-complex="Arial"/>
    </style:style>
    <style:style style:name="T81_8" style:family="text">
      <style:text-properties style:font-name="Arial" style:font-name-asian="Arial" style:font-name-complex="Arial"/>
    </style:style>
    <style:style style:name="T81_9" style:family="text">
      <style:text-properties style:font-name="Arial" style:font-name-asian="Arial" style:font-name-complex="Arial"/>
    </style:style>
    <style:style style:name="T81_10" style:family="text">
      <style:text-properties style:font-name="Arial" style:font-name-asian="Arial" style:font-name-complex="Arial"/>
    </style:style>
    <style:style style:name="T81_11" style:family="text">
      <style:text-properties style:font-name="Arial" style:font-name-asian="Arial" style:font-name-complex="Arial"/>
    </style:style>
    <style:style style:name="T81_12" style:family="text">
      <style:text-properties style:font-name="Arial" style:font-name-asian="Arial" style:font-name-complex="Arial"/>
    </style:style>
    <style:style style:name="T81_13" style:family="text">
      <style:text-properties style:font-name="Arial" style:font-name-asian="Arial" style:font-name-complex="Arial"/>
    </style:style>
    <style:style style:name="T81_14" style:family="text">
      <style:text-properties style:font-name="Arial" style:font-name-asian="Arial" style:font-name-complex="Arial"/>
    </style:style>
    <style:style style:name="T81_15" style:family="text">
      <style:text-properties style:font-name="Arial" style:font-name-asian="Arial" style:font-name-complex="Arial"/>
    </style:style>
    <style:style style:name="T81_16" style:family="text">
      <style:text-properties style:font-name="Arial" style:font-name-asian="Arial" style:font-name-complex="Arial"/>
    </style:style>
    <style:style style:name="T81_17" style:family="text">
      <style:text-properties style:font-name="Arial" style:font-name-asian="Arial" style:font-name-complex="Arial"/>
    </style:style>
    <style:style style:name="T81_18" style:family="text">
      <style:text-properties style:font-name="Arial" style:font-name-asian="Arial" style:font-name-complex="Arial"/>
    </style:style>
    <style:style style:name="T81_19" style:family="text">
      <style:text-properties style:font-name="Arial" style:font-name-asian="Arial" style:font-name-complex="Arial"/>
    </style:style>
    <style:style style:name="T81_20" style:family="text">
      <style:text-properties style:font-name="Arial" style:font-name-asian="Arial" style:font-name-complex="Arial"/>
    </style:style>
    <style:style style:name="T81_21" style:family="text">
      <style:text-properties style:font-name="Arial" style:font-name-asian="Arial" style:font-name-complex="Arial"/>
    </style:style>
    <style:style style:name="T81_22" style:family="text">
      <style:text-properties style:font-name="Arial" style:font-name-asian="Arial" style:font-name-complex="Arial"/>
    </style:style>
    <style:style style:name="T81_23" style:family="text">
      <style:text-properties style:font-name="Arial" style:font-name-asian="Arial" style:font-name-complex="Arial"/>
    </style:style>
    <style:style style:name="T81_24" style:family="text">
      <style:text-properties style:font-name="Arial" style:font-name-asian="Arial" style:font-name-complex="Arial"/>
    </style:style>
    <style:style style:name="T81_25" style:family="text">
      <style:text-properties style:font-name="Arial" style:font-name-asian="Arial" style:font-name-complex="Arial"/>
    </style:style>
    <style:style style:name="T81_26" style:family="text">
      <style:text-properties style:font-name="Arial" style:font-name-asian="Arial" style:font-name-complex="Arial"/>
    </style:style>
    <style:style style:name="T81_27" style:family="text">
      <style:text-properties style:font-name="Arial" style:font-name-asian="Arial" style:font-name-complex="Arial"/>
    </style:style>
    <style:style style:name="T81_28" style:family="text">
      <style:text-properties style:font-name="Arial" style:font-name-asian="Arial" style:font-name-complex="Arial"/>
    </style:style>
    <style:style style:name="T81_29" style:family="text">
      <style:text-properties style:font-name="Arial" style:font-name-asian="Arial" style:font-name-complex="Arial"/>
    </style:style>
    <style:style style:name="T81_30" style:family="text">
      <style:text-properties style:font-name="Arial" style:font-name-asian="Arial" style:font-name-complex="Arial"/>
    </style:style>
    <style:style style:name="T81_31" style:family="text">
      <style:text-properties style:font-name="Arial" style:font-name-asian="Arial" style:font-name-complex="Arial"/>
    </style:style>
    <style:style style:name="T81_32" style:family="text">
      <style:text-properties style:font-name="Arial" style:font-name-asian="Arial" style:font-name-complex="Arial"/>
    </style:style>
    <style:style style:name="T81_33" style:family="text">
      <style:text-properties style:font-name="Arial" style:font-name-asian="Arial" style:font-name-complex="Arial"/>
    </style:style>
    <style:style style:name="T81_34" style:family="text">
      <style:text-properties style:font-name="Arial" style:font-name-asian="Arial" style:font-name-complex="Arial"/>
    </style:style>
    <style:style style:name="T81_35" style:family="text">
      <style:text-properties style:font-name="Arial" style:font-name-asian="Arial" style:font-name-complex="Arial"/>
    </style:style>
    <style:style style:name="T81_36" style:family="text">
      <style:text-properties style:font-name="Arial" style:font-name-asian="Arial" style:font-name-complex="Arial"/>
    </style:style>
    <style:style style:name="T81_37" style:family="text">
      <style:text-properties style:font-name="Arial" style:font-name-asian="Arial" style:font-name-complex="Arial"/>
    </style:style>
    <style:style style:name="T81_38" style:family="text">
      <style:text-properties style:font-name="Arial" style:font-name-asian="Arial" style:font-name-complex="Arial"/>
    </style:style>
    <style:style style:name="T81_39" style:family="text">
      <style:text-properties style:font-name="Arial" style:font-name-asian="Arial" style:font-name-complex="Arial"/>
    </style:style>
    <style:style style:name="T81_40" style:family="text">
      <style:text-properties style:font-name="Arial" style:font-name-asian="Arial" style:font-name-complex="Arial"/>
    </style:style>
    <style:style style:name="T81_41" style:family="text">
      <style:text-properties style:font-name="Arial" style:font-name-asian="Arial" style:font-name-complex="Arial"/>
    </style:style>
    <style:style style:name="T81_42" style:family="text">
      <style:text-properties style:font-name="Arial" style:font-name-asian="Arial" style:font-name-complex="Arial"/>
    </style:style>
    <style:style style:name="T81_43" style:family="text">
      <style:text-properties style:font-name="Arial" style:font-name-asian="Arial" style:font-name-complex="Arial"/>
    </style:style>
    <style:style style:name="T81_44" style:family="text">
      <style:text-properties style:font-name="Arial" style:font-name-asian="Arial" style:font-name-complex="Arial"/>
    </style:style>
    <style:style style:name="T81_45" style:family="text">
      <style:text-properties style:font-name="Arial" style:font-name-asian="Arial" style:font-name-complex="Arial"/>
    </style:style>
    <style:style style:name="T81_46" style:family="text">
      <style:text-properties style:font-name="Arial" style:font-name-asian="Arial" style:font-name-complex="Arial"/>
    </style:style>
    <style:style style:name="T81_47" style:family="text">
      <style:text-properties style:font-name="Arial" style:font-name-asian="Arial" style:font-name-complex="Arial"/>
    </style:style>
    <style:style style:name="T81_48" style:family="text">
      <style:text-properties style:font-name="Arial" style:font-name-asian="Arial" style:font-name-complex="Arial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41" style:family="text">
      <style:text-properties style:font-name="Arial" style:font-name-asian="Arial" style:font-name-complex="Arial"/>
    </style:style>
    <style:style style:name="T84_442" style:family="text">
      <style:text-properties style:font-name="Arial" style:font-name-asian="Arial" style:font-name-complex="Arial"/>
    </style:style>
    <style:style style:name="T84_443" style:family="text">
      <style:text-properties style:font-name="Arial" style:font-name-asian="Arial" style:font-name-complex="Arial"/>
    </style:style>
    <style:style style:name="T84_444" style:family="text">
      <style:text-properties style:font-name="Arial" style:font-name-asian="Arial" style:font-name-complex="Arial"/>
    </style:style>
    <style:style style:name="T84_445" style:family="text">
      <style:text-properties style:font-name="Arial" style:font-name-asian="Arial" style:font-name-complex="Arial"/>
    </style:style>
    <style:style style:name="T84_446" style:family="text">
      <style:text-properties style:font-name="Arial" style:font-name-asian="Arial" style:font-name-complex="Arial"/>
    </style:style>
    <style:style style:name="T84_447" style:family="text">
      <style:text-properties style:font-name="Arial" style:font-name-asian="Arial" style:font-name-complex="Arial"/>
    </style:style>
    <style:style style:name="T84_448" style:family="text">
      <style:text-properties style:font-name="Arial" style:font-name-asian="Arial" style:font-name-complex="Arial"/>
    </style:style>
    <style:style style:name="T84_449" style:family="text">
      <style:text-properties style:font-name="Arial" style:font-name-asian="Arial" style:font-name-complex="Arial"/>
    </style:style>
    <style:style style:name="T84_4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5" style:family="paragraph" style:parent-style-name="Heading_20_1">
      <style:paragraph-properties fo:break-before="auto" fo:line-height="100%" style:writing-mode="lr-tb"/>
    </style:style>
    <style:style style:name="T85_1" style:family="text">
      <style:text-properties style:font-name="Arial" style:font-name-asian="Arial" style:font-name-complex="Arial" style:text-underline-style="solid" style:text-underline-color="font-color"/>
    </style:style>
    <style:style style:name="T85_2" style:family="text">
      <style:text-properties style:font-name="Arial" style:font-name-asian="Arial" style:font-name-complex="Arial" style:text-underline-style="solid" style:text-underline-color="font-color"/>
    </style:style>
    <style:style style:name="T85_3" style:family="text">
      <style:text-properties style:font-name="Arial" style:font-name-asian="Arial" style:font-name-complex="Arial" style:text-underline-style="solid" style:text-underline-color="font-color"/>
    </style:style>
    <style:style style:name="T85_4" style:family="text">
      <style:text-properties style:font-name="Arial" style:font-name-asian="Arial" style:font-name-complex="Arial" style:text-underline-style="solid" style:text-underline-color="font-color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8" style:family="paragraph" style:parent-style-name="Heading_20_1">
      <style:paragraph-properties fo:break-before="auto" fo:line-height="100%" style:writing-mode="lr-tb"/>
    </style:style>
    <style:style style:name="T88_1" style:family="text">
      <style:text-properties style:font-name="Arial" style:font-name-asian="Arial" style:font-name-complex="Arial" style:text-underline-style="solid" style:text-underline-color="font-color"/>
    </style:style>
    <style:style style:name="T88_2" style:family="text">
      <style:text-properties style:font-name="Arial" style:font-name-asian="Arial" style:font-name-complex="Arial" style:text-underline-style="solid" style:text-underline-color="font-color"/>
    </style:style>
    <style:style style:name="P8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3" style:family="text">
      <style:text-properties style:font-name="Arial" style:font-name-asian="Arial" style:font-name-complex="Arial"/>
    </style:style>
    <style:style style:name="T9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0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7" style:family="paragraph" style:parent-style-name="Heading_20_1">
      <style:paragraph-properties fo:break-before="auto" fo:line-height="100%" style:writing-mode="lr-tb"/>
    </style:style>
    <style:style style:name="T107_1" style:family="text">
      <style:text-properties style:font-name="Arial" style:font-name-asian="Arial" style:font-name-complex="Arial" style:text-underline-style="solid" style:text-underline-color="font-color"/>
    </style:style>
    <style:style style:name="T107_2" style:family="text">
      <style:text-properties style:font-name="Arial" style:font-name-asian="Arial" style:font-name-complex="Arial" style:text-underline-style="solid" style:text-underline-color="font-color"/>
    </style:style>
    <style:style style:name="P10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font-name="Arial" style:font-name-asian="Arial" style:font-name-complex="Arial"/>
    </style:style>
    <style:style style:name="P11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10_1" style:family="text">
      <style:text-properties style:font-name="Arial" style:font-name-asian="Arial" style:font-name-complex="Arial"/>
    </style:style>
    <style:style style:name="T110_2" style:family="text">
      <style:text-properties style:font-name="Arial" style:font-name-asian="Arial" style:font-name-complex="Arial"/>
    </style:style>
    <style:style style:name="T110_3" style:family="text">
      <style:text-properties style:font-name="Arial" style:font-name-asian="Arial" style:font-name-complex="Arial"/>
    </style:style>
    <style:style style:name="T110_4" style:family="text">
      <style:text-properties style:font-name="Arial" style:font-name-asian="Arial" style:font-name-complex="Arial"/>
    </style:style>
    <style:style style:name="T110_5" style:family="text">
      <style:text-properties style:font-name="Arial" style:font-name-asian="Arial" style:font-name-complex="Arial"/>
    </style:style>
    <style:style style:name="T110_6" style:family="text">
      <style:text-properties style:font-name="Arial" style:font-name-asian="Arial" style:font-name-complex="Arial"/>
    </style:style>
    <style:style style:name="T110_7" style:family="text">
      <style:text-properties style:font-name="Arial" style:font-name-asian="Arial" style:font-name-complex="Arial"/>
    </style:style>
    <style:style style:name="T110_8" style:family="text">
      <style:text-properties style:font-name="Arial" style:font-name-asian="Arial" style:font-name-complex="Arial"/>
    </style:style>
    <style:style style:name="T110_9" style:family="text">
      <style:text-properties style:font-name="Arial" style:font-name-asian="Arial" style:font-name-complex="Arial"/>
    </style:style>
    <style:style style:name="T110_10" style:family="text">
      <style:text-properties style:font-name="Arial" style:font-name-asian="Arial" style:font-name-complex="Arial"/>
    </style:style>
    <style:style style:name="T110_11" style:family="text">
      <style:text-properties style:font-name="Arial" style:font-name-asian="Arial" style:font-name-complex="Arial"/>
    </style:style>
    <style:style style:name="T110_12" style:family="text">
      <style:text-properties style:font-name="Arial" style:font-name-asian="Arial" style:font-name-complex="Arial"/>
    </style:style>
    <style:style style:name="T110_13" style:family="text">
      <style:text-properties style:font-name="Arial" style:font-name-asian="Arial" style:font-name-complex="Arial"/>
    </style:style>
    <style:style style:name="T110_14" style:family="text">
      <style:text-properties style:font-name="Arial" style:font-name-asian="Arial" style:font-name-complex="Arial"/>
    </style:style>
    <style:style style:name="T110_15" style:family="text">
      <style:text-properties style:font-name="Arial" style:font-name-asian="Arial" style:font-name-complex="Arial"/>
    </style:style>
    <style:style style:name="T110_16" style:family="text">
      <style:text-properties style:font-name="Arial" style:font-name-asian="Arial" style:font-name-complex="Arial"/>
    </style:style>
    <style:style style:name="T110_17" style:family="text">
      <style:text-properties style:font-name="Arial" style:font-name-asian="Arial" style:font-name-complex="Arial"/>
    </style:style>
    <style:style style:name="T110_18" style:family="text">
      <style:text-properties style:font-name="Arial" style:font-name-asian="Arial" style:font-name-complex="Arial"/>
    </style:style>
    <style:style style:name="T110_19" style:family="text">
      <style:text-properties style:font-name="Arial" style:font-name-asian="Arial" style:font-name-complex="Arial"/>
    </style:style>
    <style:style style:name="T110_20" style:family="text">
      <style:text-properties style:font-name="Arial" style:font-name-asian="Arial" style:font-name-complex="Arial"/>
    </style:style>
    <style:style style:name="T110_21" style:family="text">
      <style:text-properties style:font-name="Arial" style:font-name-asian="Arial" style:font-name-complex="Arial"/>
    </style:style>
    <style:style style:name="T110_22" style:family="text">
      <style:text-properties style:font-name="Arial" style:font-name-asian="Arial" style:font-name-complex="Arial"/>
    </style:style>
    <style:style style:name="T110_23" style:family="text">
      <style:text-properties style:font-name="Arial" style:font-name-asian="Arial" style:font-name-complex="Arial"/>
    </style:style>
    <style:style style:name="T110_24" style:family="text">
      <style:text-properties style:font-name="Arial" style:font-name-asian="Arial" style:font-name-complex="Arial"/>
    </style:style>
    <style:style style:name="T110_25" style:family="text">
      <style:text-properties style:font-name="Arial" style:font-name-asian="Arial" style:font-name-complex="Arial"/>
    </style:style>
    <style:style style:name="T110_26" style:family="text">
      <style:text-properties style:font-name="Arial" style:font-name-asian="Arial" style:font-name-complex="Arial"/>
    </style:style>
    <style:style style:name="T110_27" style:family="text">
      <style:text-properties style:font-name="Arial" style:font-name-asian="Arial" style:font-name-complex="Arial"/>
    </style:style>
    <style:style style:name="T110_28" style:family="text">
      <style:text-properties style:font-name="Arial" style:font-name-asian="Arial" style:font-name-complex="Arial"/>
    </style:style>
    <style:style style:name="T110_29" style:family="text">
      <style:text-properties style:font-name="Arial" style:font-name-asian="Arial" style:font-name-complex="Arial"/>
    </style:style>
    <style:style style:name="T110_30" style:family="text">
      <style:text-properties style:font-name="Arial" style:font-name-asian="Arial" style:font-name-complex="Arial"/>
    </style:style>
    <style:style style:name="T110_31" style:family="text">
      <style:text-properties style:font-name="Arial" style:font-name-asian="Arial" style:font-name-complex="Arial"/>
    </style:style>
    <style:style style:name="T110_32" style:family="text">
      <style:text-properties style:font-name="Arial" style:font-name-asian="Arial" style:font-name-complex="Arial"/>
    </style:style>
    <style:style style:name="T110_33" style:family="text">
      <style:text-properties style:font-name="Arial" style:font-name-asian="Arial" style:font-name-complex="Arial"/>
    </style:style>
    <style:style style:name="T110_34" style:family="text">
      <style:text-properties style:font-name="Arial" style:font-name-asian="Arial" style:font-name-complex="Arial"/>
    </style:style>
    <style:style style:name="T110_35" style:family="text">
      <style:text-properties style:font-name="Arial" style:font-name-asian="Arial" style:font-name-complex="Arial"/>
    </style:style>
    <style:style style:name="T110_36" style:family="text">
      <style:text-properties style:font-name="Arial" style:font-name-asian="Arial" style:font-name-complex="Arial"/>
    </style:style>
    <style:style style:name="T110_37" style:family="text">
      <style:text-properties style:font-name="Arial" style:font-name-asian="Arial" style:font-name-complex="Arial"/>
    </style:style>
    <style:style style:name="T110_38" style:family="text">
      <style:text-properties style:font-name="Arial" style:font-name-asian="Arial" style:font-name-complex="Arial"/>
    </style:style>
    <style:style style:name="T110_39" style:family="text">
      <style:text-properties style:font-name="Arial" style:font-name-asian="Arial" style:font-name-complex="Arial"/>
    </style:style>
    <style:style style:name="T110_40" style:family="text">
      <style:text-properties style:font-name="Arial" style:font-name-asian="Arial" style:font-name-complex="Arial"/>
    </style:style>
    <style:style style:name="T110_41" style:family="text">
      <style:text-properties style:font-name="Arial" style:font-name-asian="Arial" style:font-name-complex="Arial"/>
    </style:style>
    <style:style style:name="T110_42" style:family="text">
      <style:text-properties style:font-name="Arial" style:font-name-asian="Arial" style:font-name-complex="Arial"/>
    </style:style>
    <style:style style:name="T110_43" style:family="text">
      <style:text-properties style:font-name="Arial" style:font-name-asian="Arial" style:font-name-complex="Arial"/>
    </style:style>
    <style:style style:name="T110_44" style:family="text">
      <style:text-properties style:font-name="Arial" style:font-name-asian="Arial" style:font-name-complex="Arial"/>
    </style:style>
    <style:style style:name="T110_45" style:family="text">
      <style:text-properties style:font-name="Arial" style:font-name-asian="Arial" style:font-name-complex="Arial"/>
    </style:style>
    <style:style style:name="T110_46" style:family="text">
      <style:text-properties style:font-name="Arial" style:font-name-asian="Arial" style:font-name-complex="Arial"/>
    </style:style>
    <style:style style:name="T110_47" style:family="text">
      <style:text-properties style:font-name="Arial" style:font-name-asian="Arial" style:font-name-complex="Arial"/>
    </style:style>
    <style:style style:name="T110_48" style:family="text">
      <style:text-properties style:font-name="Arial" style:font-name-asian="Arial" style:font-name-complex="Arial"/>
    </style:style>
    <style:style style:name="T110_49" style:family="text">
      <style:text-properties style:font-name="Arial" style:font-name-asian="Arial" style:font-name-complex="Arial"/>
    </style:style>
    <style:style style:name="T110_50" style:family="text">
      <style:text-properties style:font-name="Arial" style:font-name-asian="Arial" style:font-name-complex="Arial"/>
    </style:style>
    <style:style style:name="T110_51" style:family="text">
      <style:text-properties style:font-name="Arial" style:font-name-asian="Arial" style:font-name-complex="Arial"/>
    </style:style>
    <style:style style:name="T110_52" style:family="text">
      <style:text-properties style:font-name="Arial" style:font-name-asian="Arial" style:font-name-complex="Arial"/>
    </style:style>
    <style:style style:name="T110_53" style:family="text">
      <style:text-properties style:font-name="Arial" style:font-name-asian="Arial" style:font-name-complex="Arial"/>
    </style:style>
    <style:style style:name="T110_54" style:family="text">
      <style:text-properties style:font-name="Arial" style:font-name-asian="Arial" style:font-name-complex="Arial"/>
    </style:style>
    <style:style style:name="T110_55" style:family="text">
      <style:text-properties style:font-name="Arial" style:font-name-asian="Arial" style:font-name-complex="Arial"/>
    </style:style>
    <style:style style:name="T110_56" style:family="text">
      <style:text-properties style:font-name="Arial" style:font-name-asian="Arial" style:font-name-complex="Arial"/>
    </style:style>
    <style:style style:name="T110_57" style:family="text">
      <style:text-properties style:font-name="Arial" style:font-name-asian="Arial" style:font-name-complex="Arial"/>
    </style:style>
    <style:style style:name="T110_58" style:family="text">
      <style:text-properties style:font-name="Arial" style:font-name-asian="Arial" style:font-name-complex="Arial"/>
    </style:style>
    <style:style style:name="T110_59" style:family="text">
      <style:text-properties style:font-name="Arial" style:font-name-asian="Arial" style:font-name-complex="Arial"/>
    </style:style>
    <style:style style:name="T110_60" style:family="text">
      <style:text-properties style:font-name="Arial" style:font-name-asian="Arial" style:font-name-complex="Arial"/>
    </style:style>
    <style:style style:name="T110_61" style:family="text">
      <style:text-properties style:font-name="Arial" style:font-name-asian="Arial" style:font-name-complex="Arial"/>
    </style:style>
    <style:style style:name="T110_62" style:family="text">
      <style:text-properties style:font-name="Arial" style:font-name-asian="Arial" style:font-name-complex="Arial"/>
    </style:style>
    <style:style style:name="T110_63" style:family="text">
      <style:text-properties style:font-name="Arial" style:font-name-asian="Arial" style:font-name-complex="Arial"/>
    </style:style>
    <style:style style:name="T110_64" style:family="text">
      <style:text-properties style:font-name="Arial" style:font-name-asian="Arial" style:font-name-complex="Arial"/>
    </style:style>
    <style:style style:name="T110_65" style:family="text">
      <style:text-properties style:font-name="Arial" style:font-name-asian="Arial" style:font-name-complex="Arial"/>
    </style:style>
    <style:style style:name="T110_66" style:family="text">
      <style:text-properties style:font-name="Arial" style:font-name-asian="Arial" style:font-name-complex="Arial"/>
    </style:style>
    <style:style style:name="T110_67" style:family="text">
      <style:text-properties style:font-name="Arial" style:font-name-asian="Arial" style:font-name-complex="Arial"/>
    </style:style>
    <style:style style:name="T110_68" style:family="text">
      <style:text-properties style:font-name="Arial" style:font-name-asian="Arial" style:font-name-complex="Arial"/>
    </style:style>
    <style:style style:name="T110_69" style:family="text">
      <style:text-properties style:font-name="Arial" style:font-name-asian="Arial" style:font-name-complex="Arial"/>
    </style:style>
    <style:style style:name="T110_70" style:family="text">
      <style:text-properties style:font-name="Arial" style:font-name-asian="Arial" style:font-name-complex="Arial"/>
    </style:style>
    <style:style style:name="T110_71" style:family="text">
      <style:text-properties style:font-name="Arial" style:font-name-asian="Arial" style:font-name-complex="Arial"/>
    </style:style>
    <style:style style:name="T110_72" style:family="text">
      <style:text-properties style:font-name="Arial" style:font-name-asian="Arial" style:font-name-complex="Arial"/>
    </style:style>
    <style:style style:name="T110_73" style:family="text">
      <style:text-properties style:font-name="Arial" style:font-name-asian="Arial" style:font-name-complex="Arial"/>
    </style:style>
    <style:style style:name="T110_74" style:family="text">
      <style:text-properties style:font-name="Arial" style:font-name-asian="Arial" style:font-name-complex="Arial"/>
    </style:style>
    <style:style style:name="T110_75" style:family="text">
      <style:text-properties style:font-name="Arial" style:font-name-asian="Arial" style:font-name-complex="Arial"/>
    </style:style>
    <style:style style:name="T110_76" style:family="text">
      <style:text-properties style:font-name="Arial" style:font-name-asian="Arial" style:font-name-complex="Arial"/>
    </style:style>
    <style:style style:name="T110_77" style:family="text">
      <style:text-properties style:font-name="Arial" style:font-name-asian="Arial" style:font-name-complex="Arial"/>
    </style:style>
    <style:style style:name="T110_78" style:family="text">
      <style:text-properties style:font-name="Arial" style:font-name-asian="Arial" style:font-name-complex="Arial"/>
    </style:style>
    <style:style style:name="T110_79" style:family="text">
      <style:text-properties style:font-name="Arial" style:font-name-asian="Arial" style:font-name-complex="Arial"/>
    </style:style>
    <style:style style:name="T110_80" style:family="text">
      <style:text-properties style:font-name="Arial" style:font-name-asian="Arial" style:font-name-complex="Arial"/>
    </style:style>
    <style:style style:name="T110_81" style:family="text">
      <style:text-properties style:font-name="Arial" style:font-name-asian="Arial" style:font-name-complex="Arial"/>
    </style:style>
    <style:style style:name="T110_82" style:family="text">
      <style:text-properties style:font-name="Arial" style:font-name-asian="Arial" style:font-name-complex="Arial"/>
    </style:style>
    <style:style style:name="T110_83" style:family="text">
      <style:text-properties style:font-name="Arial" style:font-name-asian="Arial" style:font-name-complex="Arial"/>
    </style:style>
    <style:style style:name="T110_84" style:family="text">
      <style:text-properties style:font-name="Arial" style:font-name-asian="Arial" style:font-name-complex="Arial"/>
    </style:style>
    <style:style style:name="T110_85" style:family="text">
      <style:text-properties style:font-name="Arial" style:font-name-asian="Arial" style:font-name-complex="Arial"/>
    </style:style>
    <style:style style:name="T110_86" style:family="text">
      <style:text-properties style:font-name="Arial" style:font-name-asian="Arial" style:font-name-complex="Arial"/>
    </style:style>
    <style:style style:name="T110_87" style:family="text">
      <style:text-properties style:font-name="Arial" style:font-name-asian="Arial" style:font-name-complex="Arial"/>
    </style:style>
    <style:style style:name="T110_88" style:family="text">
      <style:text-properties style:font-name="Arial" style:font-name-asian="Arial" style:font-name-complex="Arial"/>
    </style:style>
    <style:style style:name="T110_89" style:family="text">
      <style:text-properties style:font-name="Arial" style:font-name-asian="Arial" style:font-name-complex="Arial"/>
    </style:style>
    <style:style style:name="T110_90" style:family="text">
      <style:text-properties style:font-name="Arial" style:font-name-asian="Arial" style:font-name-complex="Arial"/>
    </style:style>
    <style:style style:name="T110_91" style:family="text">
      <style:text-properties style:font-name="Arial" style:font-name-asian="Arial" style:font-name-complex="Arial"/>
    </style:style>
    <style:style style:name="T110_92" style:family="text">
      <style:text-properties style:font-name="Arial" style:font-name-asian="Arial" style:font-name-complex="Arial"/>
    </style:style>
    <style:style style:name="T110_93" style:family="text">
      <style:text-properties style:font-name="Arial" style:font-name-asian="Arial" style:font-name-complex="Arial"/>
    </style:style>
    <style:style style:name="T110_94" style:family="text">
      <style:text-properties style:font-name="Arial" style:font-name-asian="Arial" style:font-name-complex="Arial"/>
    </style:style>
    <style:style style:name="T110_95" style:family="text">
      <style:text-properties style:font-name="Arial" style:font-name-asian="Arial" style:font-name-complex="Arial"/>
    </style:style>
    <style:style style:name="T110_96" style:family="text">
      <style:text-properties style:font-name="Arial" style:font-name-asian="Arial" style:font-name-complex="Arial"/>
    </style:style>
    <style:style style:name="T110_97" style:family="text">
      <style:text-properties style:font-name="Arial" style:font-name-asian="Arial" style:font-name-complex="Arial"/>
    </style:style>
    <style:style style:name="T110_98" style:family="text">
      <style:text-properties style:font-name="Arial" style:font-name-asian="Arial" style:font-name-complex="Arial"/>
    </style:style>
    <style:style style:name="T110_99" style:family="text">
      <style:text-properties style:font-name="Arial" style:font-name-asian="Arial" style:font-name-complex="Arial"/>
    </style:style>
    <style:style style:name="T110_100" style:family="text">
      <style:text-properties style:font-name="Arial" style:font-name-asian="Arial" style:font-name-complex="Arial"/>
    </style:style>
    <style:style style:name="T110_101" style:family="text">
      <style:text-properties style:font-name="Arial" style:font-name-asian="Arial" style:font-name-complex="Arial"/>
    </style:style>
    <style:style style:name="T110_102" style:family="text">
      <style:text-properties style:font-name="Arial" style:font-name-asian="Arial" style:font-name-complex="Arial"/>
    </style:style>
    <style:style style:name="T110_103" style:family="text">
      <style:text-properties style:font-name="Arial" style:font-name-asian="Arial" style:font-name-complex="Arial"/>
    </style:style>
    <style:style style:name="T110_104" style:family="text">
      <style:text-properties style:font-name="Arial" style:font-name-asian="Arial" style:font-name-complex="Arial"/>
    </style:style>
    <style:style style:name="T110_105" style:family="text">
      <style:text-properties style:font-name="Arial" style:font-name-asian="Arial" style:font-name-complex="Arial"/>
    </style:style>
    <style:style style:name="T110_106" style:family="text">
      <style:text-properties style:font-name="Arial" style:font-name-asian="Arial" style:font-name-complex="Arial"/>
    </style:style>
    <style:style style:name="T110_107" style:family="text">
      <style:text-properties style:font-name="Arial" style:font-name-asian="Arial" style:font-name-complex="Arial"/>
    </style:style>
    <style:style style:name="T110_108" style:family="text">
      <style:text-properties style:font-name="Arial" style:font-name-asian="Arial" style:font-name-complex="Arial"/>
    </style:style>
    <style:style style:name="T110_109" style:family="text">
      <style:text-properties style:font-name="Arial" style:font-name-asian="Arial" style:font-name-complex="Arial"/>
    </style:style>
    <style:style style:name="T110_110" style:family="text">
      <style:text-properties style:font-name="Arial" style:font-name-asian="Arial" style:font-name-complex="Arial"/>
    </style:style>
    <style:style style:name="T110_111" style:family="text">
      <style:text-properties style:font-name="Arial" style:font-name-asian="Arial" style:font-name-complex="Arial"/>
    </style:style>
    <style:style style:name="T110_112" style:family="text">
      <style:text-properties style:font-name="Arial" style:font-name-asian="Arial" style:font-name-complex="Arial"/>
    </style:style>
    <style:style style:name="T110_113" style:family="text">
      <style:text-properties style:font-name="Arial" style:font-name-asian="Arial" style:font-name-complex="Arial"/>
    </style:style>
    <style:style style:name="T110_114" style:family="text">
      <style:text-properties style:font-name="Arial" style:font-name-asian="Arial" style:font-name-complex="Arial"/>
    </style:style>
    <style:style style:name="T110_115" style:family="text">
      <style:text-properties style:font-name="Arial" style:font-name-asian="Arial" style:font-name-complex="Arial"/>
    </style:style>
    <style:style style:name="T110_116" style:family="text">
      <style:text-properties style:font-name="Arial" style:font-name-asian="Arial" style:font-name-complex="Arial"/>
    </style:style>
    <style:style style:name="T110_117" style:family="text">
      <style:text-properties style:font-name="Arial" style:font-name-asian="Arial" style:font-name-complex="Arial"/>
    </style:style>
    <style:style style:name="T110_118" style:family="text">
      <style:text-properties style:font-name="Arial" style:font-name-asian="Arial" style:font-name-complex="Arial"/>
    </style:style>
    <style:style style:name="T110_119" style:family="text">
      <style:text-properties style:font-name="Arial" style:font-name-asian="Arial" style:font-name-complex="Arial"/>
    </style:style>
    <style:style style:name="T110_120" style:family="text">
      <style:text-properties style:font-name="Arial" style:font-name-asian="Arial" style:font-name-complex="Arial"/>
    </style:style>
    <style:style style:name="T110_121" style:family="text">
      <style:text-properties style:font-name="Arial" style:font-name-asian="Arial" style:font-name-complex="Arial"/>
    </style:style>
    <style:style style:name="T110_122" style:family="text">
      <style:text-properties style:font-name="Arial" style:font-name-asian="Arial" style:font-name-complex="Arial"/>
    </style:style>
    <style:style style:name="T110_123" style:family="text">
      <style:text-properties style:font-name="Arial" style:font-name-asian="Arial" style:font-name-complex="Arial"/>
    </style:style>
    <style:style style:name="T110_124" style:family="text">
      <style:text-properties style:font-name="Arial" style:font-name-asian="Arial" style:font-name-complex="Arial"/>
    </style:style>
    <style:style style:name="T110_125" style:family="text">
      <style:text-properties style:font-name="Arial" style:font-name-asian="Arial" style:font-name-complex="Arial"/>
    </style:style>
    <style:style style:name="T110_126" style:family="text">
      <style:text-properties style:font-name="Arial" style:font-name-asian="Arial" style:font-name-complex="Arial"/>
    </style:style>
    <style:style style:name="T110_127" style:family="text">
      <style:text-properties style:font-name="Arial" style:font-name-asian="Arial" style:font-name-complex="Arial"/>
    </style:style>
    <style:style style:name="T110_128" style:family="text">
      <style:text-properties style:font-name="Arial" style:font-name-asian="Arial" style:font-name-complex="Arial"/>
    </style:style>
    <style:style style:name="T110_129" style:family="text">
      <style:text-properties style:font-name="Arial" style:font-name-asian="Arial" style:font-name-complex="Arial"/>
    </style:style>
    <style:style style:name="T110_130" style:family="text">
      <style:text-properties style:font-name="Arial" style:font-name-asian="Arial" style:font-name-complex="Arial"/>
    </style:style>
    <style:style style:name="T110_131" style:family="text">
      <style:text-properties style:font-name="Arial" style:font-name-asian="Arial" style:font-name-complex="Arial"/>
    </style:style>
    <style:style style:name="T110_132" style:family="text">
      <style:text-properties style:font-name="Arial" style:font-name-asian="Arial" style:font-name-complex="Arial"/>
    </style:style>
    <style:style style:name="T110_133" style:family="text">
      <style:text-properties style:font-name="Arial" style:font-name-asian="Arial" style:font-name-complex="Arial"/>
    </style:style>
    <style:style style:name="T110_134" style:family="text">
      <style:text-properties style:font-name="Arial" style:font-name-asian="Arial" style:font-name-complex="Arial"/>
    </style:style>
    <style:style style:name="T110_135" style:family="text">
      <style:text-properties style:font-name="Arial" style:font-name-asian="Arial" style:font-name-complex="Arial"/>
    </style:style>
    <style:style style:name="T110_136" style:family="text">
      <style:text-properties style:font-name="Arial" style:font-name-asian="Arial" style:font-name-complex="Arial"/>
    </style:style>
    <style:style style:name="T110_137" style:family="text">
      <style:text-properties style:font-name="Arial" style:font-name-asian="Arial" style:font-name-complex="Arial"/>
    </style:style>
    <style:style style:name="T110_138" style:family="text">
      <style:text-properties style:font-name="Arial" style:font-name-asian="Arial" style:font-name-complex="Arial"/>
    </style:style>
    <style:style style:name="T110_139" style:family="text">
      <style:text-properties style:font-name="Arial" style:font-name-asian="Arial" style:font-name-complex="Arial"/>
    </style:style>
    <style:style style:name="T110_140" style:family="text">
      <style:text-properties style:font-name="Arial" style:font-name-asian="Arial" style:font-name-complex="Arial"/>
    </style:style>
    <style:style style:name="T110_141" style:family="text">
      <style:text-properties style:font-name="Arial" style:font-name-asian="Arial" style:font-name-complex="Arial"/>
    </style:style>
    <style:style style:name="T110_142" style:family="text">
      <style:text-properties style:font-name="Arial" style:font-name-asian="Arial" style:font-name-complex="Arial"/>
    </style:style>
    <style:style style:name="T110_143" style:family="text">
      <style:text-properties style:font-name="Arial" style:font-name-asian="Arial" style:font-name-complex="Arial"/>
    </style:style>
    <style:style style:name="T110_144" style:family="text">
      <style:text-properties style:font-name="Arial" style:font-name-asian="Arial" style:font-name-complex="Arial"/>
    </style:style>
    <style:style style:name="T110_145" style:family="text">
      <style:text-properties style:font-name="Arial" style:font-name-asian="Arial" style:font-name-complex="Arial"/>
    </style:style>
    <style:style style:name="T110_146" style:family="text">
      <style:text-properties style:font-name="Arial" style:font-name-asian="Arial" style:font-name-complex="Arial"/>
    </style:style>
    <style:style style:name="T110_147" style:family="text">
      <style:text-properties style:font-name="Arial" style:font-name-asian="Arial" style:font-name-complex="Arial"/>
    </style:style>
    <style:style style:name="T110_148" style:family="text">
      <style:text-properties style:font-name="Arial" style:font-name-asian="Arial" style:font-name-complex="Arial"/>
    </style:style>
    <style:style style:name="T110_149" style:family="text">
      <style:text-properties style:font-name="Arial" style:font-name-asian="Arial" style:font-name-complex="Arial"/>
    </style:style>
    <style:style style:name="T110_150" style:family="text">
      <style:text-properties style:font-name="Arial" style:font-name-asian="Arial" style:font-name-complex="Arial"/>
    </style:style>
    <style:style style:name="T110_151" style:family="text">
      <style:text-properties style:font-name="Arial" style:font-name-asian="Arial" style:font-name-complex="Arial"/>
    </style:style>
    <style:style style:name="T110_152" style:family="text">
      <style:text-properties style:font-name="Arial" style:font-name-asian="Arial" style:font-name-complex="Arial"/>
    </style:style>
    <style:style style:name="T110_153" style:family="text">
      <style:text-properties style:font-name="Arial" style:font-name-asian="Arial" style:font-name-complex="Arial"/>
    </style:style>
    <style:style style:name="T110_154" style:family="text">
      <style:text-properties style:font-name="Arial" style:font-name-asian="Arial" style:font-name-complex="Arial"/>
    </style:style>
    <style:style style:name="T110_155" style:family="text">
      <style:text-properties style:font-name="Arial" style:font-name-asian="Arial" style:font-name-complex="Arial"/>
    </style:style>
    <style:style style:name="T110_156" style:family="text">
      <style:text-properties style:font-name="Arial" style:font-name-asian="Arial" style:font-name-complex="Arial"/>
    </style:style>
    <style:style style:name="T110_157" style:family="text">
      <style:text-properties style:font-name="Arial" style:font-name-asian="Arial" style:font-name-complex="Arial"/>
    </style:style>
    <style:style style:name="T110_158" style:family="text">
      <style:text-properties style:font-name="Arial" style:font-name-asian="Arial" style:font-name-complex="Arial"/>
    </style:style>
    <style:style style:name="T110_159" style:family="text">
      <style:text-properties style:font-name="Arial" style:font-name-asian="Arial" style:font-name-complex="Arial"/>
    </style:style>
    <style:style style:name="T110_160" style:family="text">
      <style:text-properties style:font-name="Arial" style:font-name-asian="Arial" style:font-name-complex="Arial"/>
    </style:style>
    <style:style style:name="T110_161" style:family="text">
      <style:text-properties style:font-name="Arial" style:font-name-asian="Arial" style:font-name-complex="Arial"/>
    </style:style>
    <style:style style:name="T110_162" style:family="text">
      <style:text-properties style:font-name="Arial" style:font-name-asian="Arial" style:font-name-complex="Arial"/>
    </style:style>
    <style:style style:name="T110_163" style:family="text">
      <style:text-properties style:font-name="Arial" style:font-name-asian="Arial" style:font-name-complex="Arial"/>
    </style:style>
    <style:style style:name="T110_164" style:family="text">
      <style:text-properties style:font-name="Arial" style:font-name-asian="Arial" style:font-name-complex="Arial"/>
    </style:style>
    <style:style style:name="T110_165" style:family="text">
      <style:text-properties style:font-name="Arial" style:font-name-asian="Arial" style:font-name-complex="Arial"/>
    </style:style>
    <style:style style:name="T110_166" style:family="text">
      <style:text-properties style:font-name="Arial" style:font-name-asian="Arial" style:font-name-complex="Arial"/>
    </style:style>
    <style:style style:name="T110_167" style:family="text">
      <style:text-properties style:font-name="Arial" style:font-name-asian="Arial" style:font-name-complex="Arial"/>
    </style:style>
    <style:style style:name="T110_168" style:family="text">
      <style:text-properties style:font-name="Arial" style:font-name-asian="Arial" style:font-name-complex="Arial"/>
    </style:style>
    <style:style style:name="T110_169" style:family="text">
      <style:text-properties style:font-name="Arial" style:font-name-asian="Arial" style:font-name-complex="Arial"/>
    </style:style>
    <style:style style:name="T110_170" style:family="text">
      <style:text-properties style:font-name="Arial" style:font-name-asian="Arial" style:font-name-complex="Arial"/>
    </style:style>
    <style:style style:name="T110_171" style:family="text">
      <style:text-properties style:font-name="Arial" style:font-name-asian="Arial" style:font-name-complex="Arial"/>
    </style:style>
    <style:style style:name="T110_172" style:family="text">
      <style:text-properties style:font-name="Arial" style:font-name-asian="Arial" style:font-name-complex="Arial"/>
    </style:style>
    <style:style style:name="T110_173" style:family="text">
      <style:text-properties style:font-name="Arial" style:font-name-asian="Arial" style:font-name-complex="Arial"/>
    </style:style>
    <style:style style:name="T110_174" style:family="text">
      <style:text-properties style:font-name="Arial" style:font-name-asian="Arial" style:font-name-complex="Arial"/>
    </style:style>
    <style:style style:name="T110_175" style:family="text">
      <style:text-properties style:font-name="Arial" style:font-name-asian="Arial" style:font-name-complex="Arial"/>
    </style:style>
    <style:style style:name="T110_176" style:family="text">
      <style:text-properties style:font-name="Arial" style:font-name-asian="Arial" style:font-name-complex="Arial"/>
    </style:style>
    <style:style style:name="T110_177" style:family="text">
      <style:text-properties style:font-name="Arial" style:font-name-asian="Arial" style:font-name-complex="Arial"/>
    </style:style>
    <style:style style:name="T110_178" style:family="text">
      <style:text-properties style:font-name="Arial" style:font-name-asian="Arial" style:font-name-complex="Arial"/>
    </style:style>
    <style:style style:name="T110_179" style:family="text">
      <style:text-properties style:font-name="Arial" style:font-name-asian="Arial" style:font-name-complex="Arial"/>
    </style:style>
    <style:style style:name="T110_180" style:family="text">
      <style:text-properties style:font-name="Arial" style:font-name-asian="Arial" style:font-name-complex="Arial"/>
    </style:style>
    <style:style style:name="T110_181" style:family="text">
      <style:text-properties style:font-name="Arial" style:font-name-asian="Arial" style:font-name-complex="Arial"/>
    </style:style>
    <style:style style:name="T110_182" style:family="text">
      <style:text-properties style:font-name="Arial" style:font-name-asian="Arial" style:font-name-complex="Arial"/>
    </style:style>
    <style:style style:name="T110_183" style:family="text">
      <style:text-properties style:font-name="Arial" style:font-name-asian="Arial" style:font-name-complex="Arial"/>
    </style:style>
    <style:style style:name="T110_184" style:family="text">
      <style:text-properties style:font-name="Arial" style:font-name-asian="Arial" style:font-name-complex="Arial"/>
    </style:style>
    <style:style style:name="T110_185" style:family="text">
      <style:text-properties style:font-name="Arial" style:font-name-asian="Arial" style:font-name-complex="Arial"/>
    </style:style>
    <style:style style:name="T110_186" style:family="text">
      <style:text-properties style:font-name="Arial" style:font-name-asian="Arial" style:font-name-complex="Arial"/>
    </style:style>
    <style:style style:name="T110_187" style:family="text">
      <style:text-properties style:font-name="Arial" style:font-name-asian="Arial" style:font-name-complex="Arial"/>
    </style:style>
    <style:style style:name="T110_188" style:family="text">
      <style:text-properties style:font-name="Arial" style:font-name-asian="Arial" style:font-name-complex="Arial"/>
    </style:style>
    <style:style style:name="T110_189" style:family="text">
      <style:text-properties style:font-name="Arial" style:font-name-asian="Arial" style:font-name-complex="Arial"/>
    </style:style>
    <style:style style:name="T110_190" style:family="text">
      <style:text-properties style:font-name="Arial" style:font-name-asian="Arial" style:font-name-complex="Arial"/>
    </style:style>
    <style:style style:name="T110_191" style:family="text">
      <style:text-properties style:font-name="Arial" style:font-name-asian="Arial" style:font-name-complex="Arial"/>
    </style:style>
    <style:style style:name="T110_192" style:family="text">
      <style:text-properties style:font-name="Arial" style:font-name-asian="Arial" style:font-name-complex="Arial"/>
    </style:style>
    <style:style style:name="P11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font-name="Arial" style:font-name-asian="Arial" style:font-name-complex="Arial"/>
    </style:style>
    <style:style style:name="P11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12_1" style:family="text">
      <style:text-properties style:font-name="Arial" style:font-name-asian="Arial" style:font-name-complex="Arial"/>
    </style:style>
    <style:style style:name="T112_2" style:family="text">
      <style:text-properties style:font-name="Arial" style:font-name-asian="Arial" style:font-name-complex="Arial"/>
    </style:style>
    <style:style style:name="T112_3" style:family="text">
      <style:text-properties style:font-name="Arial" style:font-name-asian="Arial" style:font-name-complex="Arial"/>
    </style:style>
    <style:style style:name="T112_4" style:family="text">
      <style:text-properties style:font-name="Arial" style:font-name-asian="Arial" style:font-name-complex="Arial"/>
    </style:style>
    <style:style style:name="T112_5" style:family="text">
      <style:text-properties style:font-name="Arial" style:font-name-asian="Arial" style:font-name-complex="Arial"/>
    </style:style>
    <style:style style:name="T112_6" style:family="text">
      <style:text-properties style:font-name="Arial" style:font-name-asian="Arial" style:font-name-complex="Arial"/>
    </style:style>
    <style:style style:name="T112_7" style:family="text">
      <style:text-properties style:font-name="Arial" style:font-name-asian="Arial" style:font-name-complex="Arial"/>
    </style:style>
    <style:style style:name="T112_8" style:family="text">
      <style:text-properties style:font-name="Arial" style:font-name-asian="Arial" style:font-name-complex="Arial"/>
    </style:style>
    <style:style style:name="T112_9" style:family="text">
      <style:text-properties style:font-name="Arial" style:font-name-asian="Arial" style:font-name-complex="Arial"/>
    </style:style>
    <style:style style:name="T112_10" style:family="text">
      <style:text-properties style:font-name="Arial" style:font-name-asian="Arial" style:font-name-complex="Arial"/>
    </style:style>
    <style:style style:name="T112_11" style:family="text">
      <style:text-properties style:font-name="Arial" style:font-name-asian="Arial" style:font-name-complex="Arial"/>
    </style:style>
    <style:style style:name="T112_12" style:family="text">
      <style:text-properties style:font-name="Arial" style:font-name-asian="Arial" style:font-name-complex="Arial"/>
    </style:style>
    <style:style style:name="T112_13" style:family="text">
      <style:text-properties style:font-name="Arial" style:font-name-asian="Arial" style:font-name-complex="Arial"/>
    </style:style>
    <style:style style:name="T112_14" style:family="text">
      <style:text-properties style:font-name="Arial" style:font-name-asian="Arial" style:font-name-complex="Arial"/>
    </style:style>
    <style:style style:name="T112_15" style:family="text">
      <style:text-properties style:font-name="Arial" style:font-name-asian="Arial" style:font-name-complex="Arial"/>
    </style:style>
    <style:style style:name="T112_16" style:family="text">
      <style:text-properties style:font-name="Arial" style:font-name-asian="Arial" style:font-name-complex="Arial"/>
    </style:style>
    <style:style style:name="T112_17" style:family="text">
      <style:text-properties style:font-name="Arial" style:font-name-asian="Arial" style:font-name-complex="Arial"/>
    </style:style>
    <style:style style:name="T112_18" style:family="text">
      <style:text-properties style:font-name="Arial" style:font-name-asian="Arial" style:font-name-complex="Arial"/>
    </style:style>
    <style:style style:name="T112_19" style:family="text">
      <style:text-properties style:font-name="Arial" style:font-name-asian="Arial" style:font-name-complex="Arial"/>
    </style:style>
    <style:style style:name="T112_20" style:family="text">
      <style:text-properties style:font-name="Arial" style:font-name-asian="Arial" style:font-name-complex="Arial"/>
    </style:style>
    <style:style style:name="T112_21" style:family="text">
      <style:text-properties style:font-name="Arial" style:font-name-asian="Arial" style:font-name-complex="Arial"/>
    </style:style>
    <style:style style:name="T112_22" style:family="text">
      <style:text-properties style:font-name="Arial" style:font-name-asian="Arial" style:font-name-complex="Arial"/>
    </style:style>
    <style:style style:name="T112_23" style:family="text">
      <style:text-properties style:font-name="Arial" style:font-name-asian="Arial" style:font-name-complex="Arial"/>
    </style:style>
    <style:style style:name="T112_24" style:family="text">
      <style:text-properties style:font-name="Arial" style:font-name-asian="Arial" style:font-name-complex="Arial"/>
    </style:style>
    <style:style style:name="T112_25" style:family="text">
      <style:text-properties style:font-name="Arial" style:font-name-asian="Arial" style:font-name-complex="Arial"/>
    </style:style>
    <style:style style:name="T112_26" style:family="text">
      <style:text-properties style:font-name="Arial" style:font-name-asian="Arial" style:font-name-complex="Arial"/>
    </style:style>
    <style:style style:name="T112_27" style:family="text">
      <style:text-properties style:font-name="Arial" style:font-name-asian="Arial" style:font-name-complex="Arial"/>
    </style:style>
    <style:style style:name="T112_28" style:family="text">
      <style:text-properties style:font-name="Arial" style:font-name-asian="Arial" style:font-name-complex="Arial"/>
    </style:style>
    <style:style style:name="T112_29" style:family="text">
      <style:text-properties style:font-name="Arial" style:font-name-asian="Arial" style:font-name-complex="Arial"/>
    </style:style>
    <style:style style:name="T112_30" style:family="text">
      <style:text-properties style:font-name="Arial" style:font-name-asian="Arial" style:font-name-complex="Arial"/>
    </style:style>
    <style:style style:name="T112_31" style:family="text">
      <style:text-properties style:font-name="Arial" style:font-name-asian="Arial" style:font-name-complex="Arial"/>
    </style:style>
    <style:style style:name="T112_32" style:family="text">
      <style:text-properties style:font-name="Arial" style:font-name-asian="Arial" style:font-name-complex="Arial"/>
    </style:style>
    <style:style style:name="T112_33" style:family="text">
      <style:text-properties style:font-name="Arial" style:font-name-asian="Arial" style:font-name-complex="Arial"/>
    </style:style>
    <style:style style:name="T112_34" style:family="text">
      <style:text-properties style:font-name="Arial" style:font-name-asian="Arial" style:font-name-complex="Arial"/>
    </style:style>
    <style:style style:name="T112_35" style:family="text">
      <style:text-properties style:font-name="Arial" style:font-name-asian="Arial" style:font-name-complex="Arial"/>
    </style:style>
    <style:style style:name="T112_36" style:family="text">
      <style:text-properties style:font-name="Arial" style:font-name-asian="Arial" style:font-name-complex="Arial"/>
    </style:style>
    <style:style style:name="T112_37" style:family="text">
      <style:text-properties style:font-name="Arial" style:font-name-asian="Arial" style:font-name-complex="Arial"/>
    </style:style>
    <style:style style:name="T112_38" style:family="text">
      <style:text-properties style:font-name="Arial" style:font-name-asian="Arial" style:font-name-complex="Arial"/>
    </style:style>
    <style:style style:name="T112_39" style:family="text">
      <style:text-properties style:font-name="Arial" style:font-name-asian="Arial" style:font-name-complex="Arial"/>
    </style:style>
    <style:style style:name="T112_40" style:family="text">
      <style:text-properties style:font-name="Arial" style:font-name-asian="Arial" style:font-name-complex="Arial"/>
    </style:style>
    <style:style style:name="T112_41" style:family="text">
      <style:text-properties style:font-name="Arial" style:font-name-asian="Arial" style:font-name-complex="Arial"/>
    </style:style>
    <style:style style:name="T112_42" style:family="text">
      <style:text-properties style:font-name="Arial" style:font-name-asian="Arial" style:font-name-complex="Arial"/>
    </style:style>
    <style:style style:name="T112_43" style:family="text">
      <style:text-properties style:font-name="Arial" style:font-name-asian="Arial" style:font-name-complex="Arial"/>
    </style:style>
    <style:style style:name="T112_44" style:family="text">
      <style:text-properties style:font-name="Arial" style:font-name-asian="Arial" style:font-name-complex="Arial"/>
    </style:style>
    <style:style style:name="T112_45" style:family="text">
      <style:text-properties style:font-name="Arial" style:font-name-asian="Arial" style:font-name-complex="Arial"/>
    </style:style>
    <style:style style:name="T112_46" style:family="text">
      <style:text-properties style:font-name="Arial" style:font-name-asian="Arial" style:font-name-complex="Arial"/>
    </style:style>
    <style:style style:name="T112_47" style:family="text">
      <style:text-properties style:font-name="Arial" style:font-name-asian="Arial" style:font-name-complex="Arial"/>
    </style:style>
    <style:style style:name="T112_48" style:family="text">
      <style:text-properties style:font-name="Arial" style:font-name-asian="Arial" style:font-name-complex="Arial"/>
    </style:style>
    <style:style style:name="T112_49" style:family="text">
      <style:text-properties style:font-name="Arial" style:font-name-asian="Arial" style:font-name-complex="Arial"/>
    </style:style>
    <style:style style:name="T112_50" style:family="text">
      <style:text-properties style:font-name="Arial" style:font-name-asian="Arial" style:font-name-complex="Arial"/>
    </style:style>
    <style:style style:name="T112_51" style:family="text">
      <style:text-properties style:font-name="Arial" style:font-name-asian="Arial" style:font-name-complex="Arial"/>
    </style:style>
    <style:style style:name="T112_52" style:family="text">
      <style:text-properties style:font-name="Arial" style:font-name-asian="Arial" style:font-name-complex="Arial"/>
    </style:style>
    <style:style style:name="T112_53" style:family="text">
      <style:text-properties style:font-name="Arial" style:font-name-asian="Arial" style:font-name-complex="Arial"/>
    </style:style>
    <style:style style:name="T112_54" style:family="text">
      <style:text-properties style:font-name="Arial" style:font-name-asian="Arial" style:font-name-complex="Arial"/>
    </style:style>
    <style:style style:name="T112_55" style:family="text">
      <style:text-properties style:font-name="Arial" style:font-name-asian="Arial" style:font-name-complex="Arial"/>
    </style:style>
    <style:style style:name="T112_56" style:family="text">
      <style:text-properties style:font-name="Arial" style:font-name-asian="Arial" style:font-name-complex="Arial"/>
    </style:style>
    <style:style style:name="T112_57" style:family="text">
      <style:text-properties style:font-name="Arial" style:font-name-asian="Arial" style:font-name-complex="Arial"/>
    </style:style>
    <style:style style:name="T112_58" style:family="text">
      <style:text-properties style:font-name="Arial" style:font-name-asian="Arial" style:font-name-complex="Arial"/>
    </style:style>
    <style:style style:name="T112_59" style:family="text">
      <style:text-properties style:font-name="Arial" style:font-name-asian="Arial" style:font-name-complex="Arial"/>
    </style:style>
    <style:style style:name="T112_60" style:family="text">
      <style:text-properties style:font-name="Arial" style:font-name-asian="Arial" style:font-name-complex="Arial"/>
    </style:style>
    <style:style style:name="T112_61" style:family="text">
      <style:text-properties style:font-name="Arial" style:font-name-asian="Arial" style:font-name-complex="Arial"/>
    </style:style>
    <style:style style:name="T112_62" style:family="text">
      <style:text-properties style:font-name="Arial" style:font-name-asian="Arial" style:font-name-complex="Arial"/>
    </style:style>
    <style:style style:name="T112_63" style:family="text">
      <style:text-properties style:font-name="Arial" style:font-name-asian="Arial" style:font-name-complex="Arial"/>
    </style:style>
    <style:style style:name="T112_64" style:family="text">
      <style:text-properties style:font-name="Arial" style:font-name-asian="Arial" style:font-name-complex="Arial"/>
    </style:style>
    <style:style style:name="T112_65" style:family="text">
      <style:text-properties style:font-name="Arial" style:font-name-asian="Arial" style:font-name-complex="Arial"/>
    </style:style>
    <style:style style:name="T112_66" style:family="text">
      <style:text-properties style:font-name="Arial" style:font-name-asian="Arial" style:font-name-complex="Arial"/>
    </style:style>
    <style:style style:name="T112_67" style:family="text">
      <style:text-properties style:font-name="Arial" style:font-name-asian="Arial" style:font-name-complex="Arial"/>
    </style:style>
    <style:style style:name="T112_68" style:family="text">
      <style:text-properties style:font-name="Arial" style:font-name-asian="Arial" style:font-name-complex="Arial"/>
    </style:style>
    <style:style style:name="T112_69" style:family="text">
      <style:text-properties style:font-name="Arial" style:font-name-asian="Arial" style:font-name-complex="Arial"/>
    </style:style>
    <style:style style:name="T112_70" style:family="text">
      <style:text-properties style:font-name="Arial" style:font-name-asian="Arial" style:font-name-complex="Arial"/>
    </style:style>
    <style:style style:name="T112_71" style:family="text">
      <style:text-properties style:font-name="Arial" style:font-name-asian="Arial" style:font-name-complex="Arial"/>
    </style:style>
    <style:style style:name="T112_72" style:family="text">
      <style:text-properties style:font-name="Arial" style:font-name-asian="Arial" style:font-name-complex="Arial"/>
    </style:style>
    <style:style style:name="T112_73" style:family="text">
      <style:text-properties style:font-name="Arial" style:font-name-asian="Arial" style:font-name-complex="Arial"/>
    </style:style>
    <style:style style:name="T112_74" style:family="text">
      <style:text-properties style:font-name="Arial" style:font-name-asian="Arial" style:font-name-complex="Arial"/>
    </style:style>
    <style:style style:name="T112_75" style:family="text">
      <style:text-properties style:font-name="Arial" style:font-name-asian="Arial" style:font-name-complex="Arial"/>
    </style:style>
    <style:style style:name="T112_76" style:family="text">
      <style:text-properties style:font-name="Arial" style:font-name-asian="Arial" style:font-name-complex="Arial"/>
    </style:style>
    <style:style style:name="T112_77" style:family="text">
      <style:text-properties style:font-name="Arial" style:font-name-asian="Arial" style:font-name-complex="Arial"/>
    </style:style>
    <style:style style:name="T112_78" style:family="text">
      <style:text-properties style:font-name="Arial" style:font-name-asian="Arial" style:font-name-complex="Arial"/>
    </style:style>
    <style:style style:name="T112_79" style:family="text">
      <style:text-properties style:font-name="Arial" style:font-name-asian="Arial" style:font-name-complex="Arial"/>
    </style:style>
    <style:style style:name="T112_80" style:family="text">
      <style:text-properties style:font-name="Arial" style:font-name-asian="Arial" style:font-name-complex="Arial"/>
    </style:style>
    <style:style style:name="T112_81" style:family="text">
      <style:text-properties style:font-name="Arial" style:font-name-asian="Arial" style:font-name-complex="Arial"/>
    </style:style>
    <style:style style:name="T112_82" style:family="text">
      <style:text-properties style:font-name="Arial" style:font-name-asian="Arial" style:font-name-complex="Arial"/>
    </style:style>
    <style:style style:name="T112_83" style:family="text">
      <style:text-properties style:font-name="Arial" style:font-name-asian="Arial" style:font-name-complex="Arial"/>
    </style:style>
    <style:style style:name="T112_84" style:family="text">
      <style:text-properties style:font-name="Arial" style:font-name-asian="Arial" style:font-name-complex="Arial"/>
    </style:style>
    <style:style style:name="T112_85" style:family="text">
      <style:text-properties style:font-name="Arial" style:font-name-asian="Arial" style:font-name-complex="Arial"/>
    </style:style>
    <style:style style:name="T112_86" style:family="text">
      <style:text-properties style:font-name="Arial" style:font-name-asian="Arial" style:font-name-complex="Arial"/>
    </style:style>
    <style:style style:name="T112_87" style:family="text">
      <style:text-properties style:font-name="Arial" style:font-name-asian="Arial" style:font-name-complex="Arial"/>
    </style:style>
    <style:style style:name="T112_88" style:family="text">
      <style:text-properties style:font-name="Arial" style:font-name-asian="Arial" style:font-name-complex="Arial"/>
    </style:style>
    <style:style style:name="T112_89" style:family="text">
      <style:text-properties style:font-name="Arial" style:font-name-asian="Arial" style:font-name-complex="Arial"/>
    </style:style>
    <style:style style:name="T112_90" style:family="text">
      <style:text-properties style:font-name="Arial" style:font-name-asian="Arial" style:font-name-complex="Arial"/>
    </style:style>
    <style:style style:name="T112_91" style:family="text">
      <style:text-properties style:font-name="Arial" style:font-name-asian="Arial" style:font-name-complex="Arial"/>
    </style:style>
    <style:style style:name="T112_92" style:family="text">
      <style:text-properties style:font-name="Arial" style:font-name-asian="Arial" style:font-name-complex="Arial"/>
    </style:style>
    <style:style style:name="T112_93" style:family="text">
      <style:text-properties style:font-name="Arial" style:font-name-asian="Arial" style:font-name-complex="Arial"/>
    </style:style>
    <style:style style:name="T112_94" style:family="text">
      <style:text-properties style:font-name="Arial" style:font-name-asian="Arial" style:font-name-complex="Arial"/>
    </style:style>
    <style:style style:name="T112_95" style:family="text">
      <style:text-properties style:font-name="Arial" style:font-name-asian="Arial" style:font-name-complex="Arial"/>
    </style:style>
    <style:style style:name="T112_96" style:family="text">
      <style:text-properties style:font-name="Arial" style:font-name-asian="Arial" style:font-name-complex="Arial"/>
    </style:style>
    <style:style style:name="T112_97" style:family="text">
      <style:text-properties style:font-name="Arial" style:font-name-asian="Arial" style:font-name-complex="Arial"/>
    </style:style>
    <style:style style:name="T112_98" style:family="text">
      <style:text-properties style:font-name="Arial" style:font-name-asian="Arial" style:font-name-complex="Arial"/>
    </style:style>
    <style:style style:name="T112_99" style:family="text">
      <style:text-properties style:font-name="Arial" style:font-name-asian="Arial" style:font-name-complex="Arial"/>
    </style:style>
    <style:style style:name="T112_100" style:family="text">
      <style:text-properties style:font-name="Arial" style:font-name-asian="Arial" style:font-name-complex="Arial"/>
    </style:style>
    <style:style style:name="T112_101" style:family="text">
      <style:text-properties style:font-name="Arial" style:font-name-asian="Arial" style:font-name-complex="Arial"/>
    </style:style>
    <style:style style:name="T112_102" style:family="text">
      <style:text-properties style:font-name="Arial" style:font-name-asian="Arial" style:font-name-complex="Arial"/>
    </style:style>
    <style:style style:name="T112_103" style:family="text">
      <style:text-properties style:font-name="Arial" style:font-name-asian="Arial" style:font-name-complex="Arial"/>
    </style:style>
    <style:style style:name="T112_104" style:family="text">
      <style:text-properties style:font-name="Arial" style:font-name-asian="Arial" style:font-name-complex="Arial"/>
    </style:style>
    <style:style style:name="T112_105" style:family="text">
      <style:text-properties style:font-name="Arial" style:font-name-asian="Arial" style:font-name-complex="Arial"/>
    </style:style>
    <style:style style:name="T112_106" style:family="text">
      <style:text-properties style:font-name="Arial" style:font-name-asian="Arial" style:font-name-complex="Arial"/>
    </style:style>
    <style:style style:name="T112_107" style:family="text">
      <style:text-properties style:font-name="Arial" style:font-name-asian="Arial" style:font-name-complex="Arial"/>
    </style:style>
    <style:style style:name="T112_108" style:family="text">
      <style:text-properties style:font-name="Arial" style:font-name-asian="Arial" style:font-name-complex="Arial"/>
    </style:style>
    <style:style style:name="T112_109" style:family="text">
      <style:text-properties style:font-name="Arial" style:font-name-asian="Arial" style:font-name-complex="Arial"/>
    </style:style>
    <style:style style:name="T112_110" style:family="text">
      <style:text-properties style:font-name="Arial" style:font-name-asian="Arial" style:font-name-complex="Arial"/>
    </style:style>
    <style:style style:name="T112_111" style:family="text">
      <style:text-properties style:font-name="Arial" style:font-name-asian="Arial" style:font-name-complex="Arial"/>
    </style:style>
    <style:style style:name="T112_112" style:family="text">
      <style:text-properties style:font-name="Arial" style:font-name-asian="Arial" style:font-name-complex="Arial"/>
    </style:style>
    <style:style style:name="T112_113" style:family="text">
      <style:text-properties style:font-name="Arial" style:font-name-asian="Arial" style:font-name-complex="Arial"/>
    </style:style>
    <style:style style:name="T112_114" style:family="text">
      <style:text-properties style:font-name="Arial" style:font-name-asian="Arial" style:font-name-complex="Arial"/>
    </style:style>
    <style:style style:name="T112_115" style:family="text">
      <style:text-properties style:font-name="Arial" style:font-name-asian="Arial" style:font-name-complex="Arial"/>
    </style:style>
    <style:style style:name="T112_116" style:family="text">
      <style:text-properties style:font-name="Arial" style:font-name-asian="Arial" style:font-name-complex="Arial"/>
    </style:style>
    <style:style style:name="T112_117" style:family="text">
      <style:text-properties style:font-name="Arial" style:font-name-asian="Arial" style:font-name-complex="Arial"/>
    </style:style>
    <style:style style:name="T112_118" style:family="text">
      <style:text-properties style:font-name="Arial" style:font-name-asian="Arial" style:font-name-complex="Arial"/>
    </style:style>
    <style:style style:name="T112_119" style:family="text">
      <style:text-properties style:font-name="Arial" style:font-name-asian="Arial" style:font-name-complex="Arial"/>
    </style:style>
    <style:style style:name="T112_120" style:family="text">
      <style:text-properties style:font-name="Arial" style:font-name-asian="Arial" style:font-name-complex="Arial"/>
    </style:style>
    <style:style style:name="T112_121" style:family="text">
      <style:text-properties style:font-name="Arial" style:font-name-asian="Arial" style:font-name-complex="Arial"/>
    </style:style>
    <style:style style:name="T112_122" style:family="text">
      <style:text-properties style:font-name="Arial" style:font-name-asian="Arial" style:font-name-complex="Arial"/>
    </style:style>
    <style:style style:name="T112_123" style:family="text">
      <style:text-properties style:font-name="Arial" style:font-name-asian="Arial" style:font-name-complex="Arial"/>
    </style:style>
    <style:style style:name="T112_124" style:family="text">
      <style:text-properties style:font-name="Arial" style:font-name-asian="Arial" style:font-name-complex="Arial"/>
    </style:style>
    <style:style style:name="T112_125" style:family="text">
      <style:text-properties style:font-name="Arial" style:font-name-asian="Arial" style:font-name-complex="Arial"/>
    </style:style>
    <style:style style:name="T112_126" style:family="text">
      <style:text-properties style:font-name="Arial" style:font-name-asian="Arial" style:font-name-complex="Arial"/>
    </style:style>
    <style:style style:name="T112_127" style:family="text">
      <style:text-properties style:font-name="Arial" style:font-name-asian="Arial" style:font-name-complex="Arial"/>
    </style:style>
    <style:style style:name="T112_128" style:family="text">
      <style:text-properties style:font-name="Arial" style:font-name-asian="Arial" style:font-name-complex="Arial"/>
    </style:style>
  </office:automatic-styles>
  <office:body>
    <office:text>
      <text:p text:style-name="P1"><text:span text:style-name="T1_1">Assignment</text:span><text:span text:style-name="T1_2"><text:s/>1</text:span></text:p>
      <text:p text:style-name="P2"><text:span text:style-name="T2_1">Name</text:span><text:span text:style-name="T2_2">:</text:span><text:span text:style-name="T2_3"><text:s/></text:span><text:span text:style-name="T2_4">Abdullah</text:span><text:span text:style-name="T2_5"><text:s/></text:span><text:span text:style-name="T2_6">Al</text:span><text:span text:style-name="T2_7">-</text:span><text:span text:style-name="T2_8">Hamrani</text:span></text:p>
      <text:p text:style-name="P3"><text:span text:style-name="T3_1">Student</text:span><text:span text:style-name="T3_2"><text:s/></text:span><text:span text:style-name="T3_3">ID</text:span><text:span text:style-name="T3_4">:</text:span></text:p>
      <text:p text:style-name="P4"/>
      <text:p text:style-name="P5"><text:span text:style-name="T5_1">Name</text:span><text:span text:style-name="T5_2">:</text:span><text:span text:style-name="T5_3"><text:s/></text:span><text:span text:style-name="T5_4">Sonola</text:span><text:span text:style-name="T5_5"><text:s/></text:span><text:span text:style-name="T5_6">Sowemimo</text:span></text:p>
      <text:p text:style-name="P6"><text:span text:style-name="T6_1">Student</text:span><text:span text:style-name="T6_2"><text:s/></text:span><text:span text:style-name="T6_3">ID</text:span><text:span text:style-name="T6_4">:</text:span><text:span text:style-name="T6_5"><text:s/>1293430</text:span></text:p>
      <text:p text:style-name="P7"/>
      <text:p text:style-name="P8"><text:span text:style-name="T8_1">Cmput</text:span><text:span text:style-name="T8_2"><text:s/>313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h text:style-name="P50" text:outline-level="10"><text:span text:style-name="T50_1">Simulator</text:span><text:span text:style-name="T50_2"><text:s/></text:span><text:span text:style-name="T50_3">Description</text:span></text:h>
      <text:list text:style-name="LS1" xml:id="list0">
        <text:list-item>
          <text:p text:style-name="P51"><text:span text:style-name="T51_1">Write</text:span><text:span text:style-name="T51_2"><text:s/></text:span><text:span text:style-name="T51_3">simple</text:span><text:span text:style-name="T51_4"><text:s/></text:span><text:span text:style-name="T51_5">simulator</text:span><text:span text:style-name="T51_6"><text:s/></text:span><text:span text:style-name="T51_7">to</text:span><text:span text:style-name="T51_8"><text:s/></text:span><text:span text:style-name="T51_9">investigate</text:span><text:span text:style-name="T51_10"><text:s/></text:span><text:span text:style-name="T51_11">impact</text:span><text:span text:style-name="T51_12"><text:s/></text:span><text:span text:style-name="T51_13">of</text:span><text:span text:style-name="T51_14"><text:s/></text:span><text:span text:style-name="T51_15">error</text:span><text:span text:style-name="T51_16">-</text:span><text:span text:style-name="T51_17">correction</text:span><text:span text:style-name="T51_18"><text:s/></text:span><text:span text:style-name="T51_19">encoding</text:span><text:span text:style-name="T51_20"><text:s/></text:span><text:span text:style-name="T51_21">on</text:span><text:span text:style-name="T51_22"><text:s/></text:span><text:span text:style-name="T51_23">the</text:span><text:span text:style-name="T51_24"><text:s/></text:span><text:span text:style-name="T51_25">throughput</text:span><text:span text:style-name="T51_26"><text:s/></text:span><text:span text:style-name="T51_27">of</text:span><text:span text:style-name="T51_28"><text:s/></text:span><text:span text:style-name="T51_29">a</text:span><text:span text:style-name="T51_30"><text:s/></text:span><text:span text:style-name="T51_31">communication</text:span><text:span text:style-name="T51_32"><text:s/></text:span><text:span text:style-name="T51_33">channel</text:span></text:p>
        </text:list-item>
        <text:list-item>
          <text:p text:style-name="P52"><text:span text:style-name="T52_1">Simulate</text:span><text:span text:style-name="T52_2"><text:s/></text:span><text:span text:style-name="T52_3">passing</text:span><text:span text:style-name="T52_4"><text:s/></text:span><text:span text:style-name="T52_5">bits</text:span><text:span text:style-name="T52_6"><text:s/></text:span><text:span text:style-name="T52_7">over</text:span><text:span text:style-name="T52_8"><text:s/></text:span><text:span text:style-name="T52_9">an</text:span><text:span text:style-name="T52_10"><text:s/></text:span><text:span text:style-name="T52_11">error</text:span><text:span text:style-name="T52_12">-</text:span><text:span text:style-name="T52_13">prone</text:span><text:span text:style-name="T52_14"><text:s/></text:span><text:span text:style-name="T52_15">channel</text:span></text:p>
        </text:list-item>
        <text:list-item>
          <text:p text:style-name="P53"><text:span text:style-name="T53_1">Deal</text:span><text:span text:style-name="T53_2"><text:s/></text:span><text:span text:style-name="T53_3">with</text:span><text:span text:style-name="T53_4"><text:s/></text:span><text:span text:style-name="T53_5">the</text:span><text:span text:style-name="T53_6"><text:s/></text:span><text:span text:style-name="T53_7">confidence</text:span><text:span text:style-name="T53_8"><text:s/></text:span><text:span text:style-name="T53_9">intervals</text:span></text:p>
        </text:list-item>
        <text:list-item>
          <text:p text:style-name="P54"><text:span text:style-name="T54_1">Generate</text:span><text:span text:style-name="T54_2"><text:s/></text:span><text:span text:style-name="T54_3">bits</text:span><text:span text:style-name="T54_4"><text:s/></text:span><text:span text:style-name="T54_5">in</text:span><text:span text:style-name="T54_6"><text:s/></text:span><text:span text:style-name="T54_7">error</text:span></text:p>
        </text:list-item>
      </text:list>
      <text:p text:style-name="P55"/>
      <text:p text:style-name="P56"><text:span text:style-name="T56_1">Our</text:span><text:span text:style-name="T56_2"><text:s/></text:span><text:span text:style-name="T56_3">simulator</text:span><text:span text:style-name="T56_4"><text:s/></text:span><text:span text:style-name="T56_5">was</text:span><text:span text:style-name="T56_6"><text:s/></text:span><text:span text:style-name="T56_7">developed</text:span><text:span text:style-name="T56_8"><text:s/></text:span><text:span text:style-name="T56_9">in</text:span><text:span text:style-name="T56_10"><text:s/></text:span><text:span text:style-name="T56_11">Python</text:span><text:span text:style-name="T56_12">.<text:s/></text:span><text:span text:style-name="T56_13">We</text:span><text:span text:style-name="T56_14"><text:s/></text:span><text:span text:style-name="T56_15">used</text:span><text:span text:style-name="T56_16"><text:s/></text:span><text:span text:style-name="T56_17">a</text:span><text:span text:style-name="T56_18"><text:s/></text:span><text:span text:style-name="T56_19">variety</text:span><text:span text:style-name="T56_20"><text:s/></text:span><text:span text:style-name="T56_21">of</text:span><text:span text:style-name="T56_22"><text:s/></text:span><text:span text:style-name="T56_23">libraries</text:span><text:span text:style-name="T56_24"><text:s/></text:span><text:span text:style-name="T56_25">that</text:span><text:span text:style-name="T56_26"><text:s/></text:span><text:span text:style-name="T56_27">includes</text:span><text:span text:style-name="T56_28">:</text:span></text:p>
      <text:list text:style-name="LS2" xml:id="list4">
        <text:list-item>
          <text:p text:style-name="P57"><text:span text:style-name="T57_1">random</text:span><text:span text:style-name="T57_2">:</text:span><text:span text:style-name="T57_3"><text:s/></text:span><text:span text:style-name="T57_4">This</text:span><text:span text:style-name="T57_5"><text:s/></text:span><text:span text:style-name="T57_6">was</text:span><text:span text:style-name="T57_7"><text:s/></text:span><text:span text:style-name="T57_8">used</text:span><text:span text:style-name="T57_9"><text:s/></text:span><text:span text:style-name="T57_10">to</text:span><text:span text:style-name="T57_11"><text:s/></text:span><text:span text:style-name="T57_12">generate</text:span><text:span text:style-name="T57_13"><text:s/></text:span><text:span text:style-name="T57_14">our</text:span><text:span text:style-name="T57_15"><text:s/></text:span><text:span text:style-name="T57_16">random</text:span><text:span text:style-name="T57_17"><text:s/></text:span><text:span text:style-name="T57_18">seed</text:span><text:span text:style-name="T57_19"><text:s/></text:span><text:span text:style-name="T57_20">throughput</text:span><text:span text:style-name="T57_21">,<text:s/></text:span><text:span text:style-name="T57_22">and</text:span><text:span text:style-name="T57_23"><text:s/></text:span><text:span text:style-name="T57_24">also</text:span><text:span text:style-name="T57_25"><text:s/></text:span><text:span text:style-name="T57_26">the</text:span><text:span text:style-name="T57_27"><text:s/></text:span><text:span text:style-name="T57_28">random</text:span><text:span text:style-name="T57_29"><text:s/></text:span><text:span text:style-name="T57_30">numbers</text:span><text:span text:style-name="T57_31"><text:s/></text:span><text:span text:style-name="T57_32">to</text:span><text:span text:style-name="T57_33"><text:s/></text:span><text:span text:style-name="T57_34">compare</text:span><text:span text:style-name="T57_35"><text:s/></text:span><text:span text:style-name="T57_36">to</text:span><text:span text:style-name="T57_37"><text:s/></text:span><text:span text:style-name="T57_38">e</text:span></text:p>
        </text:list-item>
        <text:list-item>
          <text:p text:style-name="P58"><text:span text:style-name="T58_1">math</text:span><text:span text:style-name="T58_2">:</text:span><text:span text:style-name="T58_3"><text:s/></text:span><text:span text:style-name="T58_4">This</text:span><text:span text:style-name="T58_5"><text:s/></text:span><text:span text:style-name="T58_6">was</text:span><text:span text:style-name="T58_7"><text:s/></text:span><text:span text:style-name="T58_8">used</text:span><text:span text:style-name="T58_9"><text:s/></text:span><text:span text:style-name="T58_10">to</text:span><text:span text:style-name="T58_11"><text:s/></text:span><text:span text:style-name="T58_12">compute</text:span><text:span text:style-name="T58_13"><text:s/></text:span><text:span text:style-name="T58_14">simple</text:span><text:span text:style-name="T58_15"><text:s/></text:span><text:span text:style-name="T58_16">calculations</text:span><text:span text:style-name="T58_17"><text:s/></text:span><text:span text:style-name="T58_18">throughout</text:span><text:span text:style-name="T58_19"><text:s/></text:span><text:span text:style-name="T58_20">our</text:span><text:span text:style-name="T58_21"><text:s/></text:span><text:span text:style-name="T58_22">simulator</text:span><text:span text:style-name="T58_23"><text:s/></text:span><text:span text:style-name="T58_24">program</text:span></text:p>
        </text:list-item>
        <text:list-item>
          <text:p text:style-name="P59"><text:span text:style-name="T59_1">sys</text:span><text:span text:style-name="T59_2">:</text:span><text:span text:style-name="T59_3"><text:s/></text:span><text:span text:style-name="T59_4">This</text:span><text:span text:style-name="T59_5"><text:s/></text:span><text:span text:style-name="T59_6">was</text:span><text:span text:style-name="T59_7"><text:s/></text:span><text:span text:style-name="T59_8">used</text:span><text:span text:style-name="T59_9"><text:s/></text:span><text:span text:style-name="T59_10">in</text:span><text:span text:style-name="T59_11"><text:s/></text:span><text:span text:style-name="T59_12">being</text:span><text:span text:style-name="T59_13"><text:s/></text:span><text:span text:style-name="T59_14">able</text:span><text:span text:style-name="T59_15"><text:s/></text:span><text:span text:style-name="T59_16">to</text:span><text:span text:style-name="T59_17"><text:s/></text:span><text:span text:style-name="T59_18">work</text:span><text:span text:style-name="T59_19"><text:s/></text:span><text:span text:style-name="T59_20">with</text:span><text:span text:style-name="T59_21"><text:s/></text:span><text:span text:style-name="T59_22">other</text:span><text:span text:style-name="T59_23"><text:s/></text:span><text:span text:style-name="T59_24">system</text:span><text:span text:style-name="T59_25"><text:s/></text:span><text:span text:style-name="T59_26">interactions</text:span><text:span text:style-name="T59_27"><text:s/></text:span><text:span text:style-name="T59_28">such</text:span><text:span text:style-name="T59_29"><text:s/></text:span><text:span text:style-name="T59_30">as</text:span><text:span text:style-name="T59_31"><text:s/></text:span><text:span text:style-name="T59_32">output</text:span><text:span text:style-name="T59_33">.</text:span></text:p>
        </text:list-item>
      </text:list>
      <text:p text:style-name="P60"/>
      <text:p text:style-name="P61"><text:span text:style-name="T61_1">Our</text:span><text:span text:style-name="T61_2"><text:s/></text:span><text:span text:style-name="T61_3">simulator</text:span><text:span text:style-name="T61_4"><text:s/></text:span><text:span text:style-name="T61_5">also</text:span><text:span text:style-name="T61_6"><text:s/></text:span><text:span text:style-name="T61_7">used</text:span><text:span text:style-name="T61_8"><text:s/></text:span><text:span text:style-name="T61_9">functions</text:span><text:span text:style-name="T61_10"><text:s/></text:span><text:span text:style-name="T61_11">in</text:span><text:span text:style-name="T61_12"><text:s/></text:span><text:span text:style-name="T61_13">being</text:span><text:span text:style-name="T61_14"><text:s/></text:span><text:span text:style-name="T61_15">able</text:span><text:span text:style-name="T61_16"><text:s/></text:span><text:span text:style-name="T61_17">to</text:span><text:span text:style-name="T61_18"><text:s/></text:span><text:span text:style-name="T61_19">provide</text:span><text:span text:style-name="T61_20"><text:s/></text:span><text:span text:style-name="T61_21">the</text:span><text:span text:style-name="T61_22"><text:s/></text:span><text:span text:style-name="T61_23">user</text:span><text:span text:style-name="T61_24"><text:s/></text:span><text:span text:style-name="T61_25">with</text:span><text:span text:style-name="T61_26"><text:s/></text:span><text:span text:style-name="T61_27">the</text:span><text:span text:style-name="T61_28"><text:s/></text:span><text:span text:style-name="T61_29">appropriate</text:span><text:span text:style-name="T61_30"><text:s/></text:span><text:span text:style-name="T61_31">outcomes</text:span><text:span text:style-name="T61_32">:</text:span></text:p>
      <text:p text:style-name="P62"/>
      <text:list text:style-name="LS3" xml:id="list7">
        <text:list-item>
          <text:p text:style-name="P63"><text:span text:style-name="T63_1">procedure</text:span><text:span text:style-name="T63_2">()<text:s/>-</text:span><text:span text:style-name="T63_3"><text:s/></text:span><text:span text:style-name="T63_4">this</text:span><text:span text:style-name="T63_5"><text:s/></text:span><text:span text:style-name="T63_6">is</text:span><text:span text:style-name="T63_7"><text:s/></text:span><text:span text:style-name="T63_8">in</text:span><text:span text:style-name="T63_9"><text:s/></text:span><text:span text:style-name="T63_10">charge</text:span><text:span text:style-name="T63_11"><text:s/></text:span><text:span text:style-name="T63_12">of</text:span><text:span text:style-name="T63_13"><text:s/></text:span><text:span text:style-name="T63_14">handling</text:span><text:span text:style-name="T63_15"><text:s/></text:span><text:span text:style-name="T63_16">the</text:span><text:span text:style-name="T63_17"><text:s/></text:span><text:span text:style-name="T63_18">block</text:span><text:span text:style-name="T63_19">,<text:s/></text:span><text:span text:style-name="T63_20">throughput</text:span><text:span text:style-name="T63_21"><text:s/></text:span><text:span text:style-name="T63_22">average</text:span><text:span text:style-name="T63_23">,<text:s/></text:span><text:span text:style-name="T63_24">frame</text:span><text:span text:style-name="T63_25"><text:s/></text:span><text:span text:style-name="T63_26">average</text:span><text:span text:style-name="T63_27"><text:s/></text:span><text:span text:style-name="T63_28">and</text:span><text:span text:style-name="T63_29"><text:s/></text:span><text:span text:style-name="T63_30">also</text:span><text:span text:style-name="T63_31"><text:s/></text:span><text:span text:style-name="T63_32">total</text:span><text:span text:style-name="T63_33"><text:s/></text:span><text:span text:style-name="T63_34">frames</text:span><text:span text:style-name="T63_35">.</text:span></text:p>
        </text:list-item>
        <text:list-item>
          <text:p text:style-name="P64"><text:span text:style-name="T64_1">arguments</text:span><text:span text:style-name="T64_2">()</text:span><text:span text:style-name="T64_3"><text:s/>-<text:s/></text:span><text:span text:style-name="T64_4">this</text:span><text:span text:style-name="T64_5"><text:s/></text:span><text:span text:style-name="T64_6">is</text:span><text:span text:style-name="T64_7"><text:s/></text:span><text:span text:style-name="T64_8">in</text:span><text:span text:style-name="T64_9"><text:s/></text:span><text:span text:style-name="T64_10">charge</text:span><text:span text:style-name="T64_11"><text:s/></text:span><text:span text:style-name="T64_12">of</text:span><text:span text:style-name="T64_13"><text:s/></text:span><text:span text:style-name="T64_14">grabbing</text:span><text:span text:style-name="T64_15"><text:s/></text:span><text:span text:style-name="T64_16">all</text:span><text:span text:style-name="T64_17"><text:s/></text:span><text:span text:style-name="T64_18">the</text:span><text:span text:style-name="T64_19"><text:s/></text:span><text:span text:style-name="T64_20">user</text:span><text:span text:style-name="T64_21"><text:s/></text:span><text:span text:style-name="T64_22">inputs</text:span><text:span text:style-name="T64_23">,<text:s/></text:span><text:span text:style-name="T64_24">this</text:span><text:span text:style-name="T64_25"><text:s/></text:span><text:span text:style-name="T64_26">is</text:span><text:span text:style-name="T64_27"><text:s/></text:span><text:span text:style-name="T64_28">also</text:span><text:span text:style-name="T64_29"><text:s/></text:span><text:span text:style-name="T64_30">in</text:span><text:span text:style-name="T64_31"><text:s/></text:span><text:span text:style-name="T64_32">charge</text:span><text:span text:style-name="T64_33"><text:s/></text:span><text:span text:style-name="T64_34">of</text:span><text:span text:style-name="T64_35"><text:s/></text:span><text:span text:style-name="T64_36">making</text:span><text:span text:style-name="T64_37"><text:s/></text:span><text:span text:style-name="T64_38">sure</text:span><text:span text:style-name="T64_39"><text:s/></text:span><text:span text:style-name="T64_40">the</text:span><text:span text:style-name="T64_41"><text:s/></text:span><text:span text:style-name="T64_42">appropriate</text:span><text:span text:style-name="T64_43"><text:s/></text:span><text:span text:style-name="T64_44">inputs</text:span><text:span text:style-name="T64_45"><text:s/></text:span><text:span text:style-name="T64_46">are</text:span><text:span text:style-name="T64_47"><text:s/></text:span><text:span text:style-name="T64_48">given</text:span><text:span text:style-name="T64_49">,<text:s/></text:span><text:span text:style-name="T64_50">odds</text:span><text:span text:style-name="T64_51"><text:s/></text:span><text:span text:style-name="T64_52">are</text:span><text:span text:style-name="T64_53"><text:s/></text:span><text:span text:style-name="T64_54">you</text:span><text:span text:style-name="T64_55"><text:s/></text:span><text:span text:style-name="T64_56">are</text:span><text:span text:style-name="T64_57"><text:s/></text:span><text:span text:style-name="T64_58">face</text:span><text:span text:style-name="T64_59"><text:s/></text:span><text:span text:style-name="T64_60">with</text:span><text:span text:style-name="T64_61"><text:s/></text:span><text:span text:style-name="T64_62">a</text:span><text:span text:style-name="T64_63"><text:s/></text:span><text:span text:style-name="T64_64">program</text:span><text:span text:style-name="T64_65"><text:s/></text:span><text:span text:style-name="T64_66">error</text:span><text:span text:style-name="T64_67"><text:s/></text:span><text:span text:style-name="T64_68">if</text:span><text:span text:style-name="T64_69"><text:s/></text:span><text:span text:style-name="T64_70">you</text:span><text:span text:style-name="T64_71"><text:s/></text:span><text:span text:style-name="T64_72">enter</text:span><text:span text:style-name="T64_73"><text:s/></text:span><text:span text:style-name="T64_74">a</text:span><text:span text:style-name="T64_75"><text:s/></text:span><text:span text:style-name="T64_76">combinations</text:span><text:span text:style-name="T64_77"><text:s/></text:span><text:span text:style-name="T64_78">of</text:span><text:span text:style-name="T64_79"><text:s/></text:span><text:span text:style-name="T64_80">variables</text:span><text:span text:style-name="T64_81"><text:s/></text:span><text:span text:style-name="T64_82">that</text:span><text:span text:style-name="T64_83"><text:s/></text:span><text:span text:style-name="T64_84">do</text:span><text:span text:style-name="T64_85"><text:s/></text:span><text:span text:style-name="T64_86">not</text:span><text:span text:style-name="T64_87"><text:s/></text:span><text:span text:style-name="T64_88">go</text:span><text:span text:style-name="T64_89"><text:s/></text:span><text:span text:style-name="T64_90">together</text:span><text:span text:style-name="T64_91">.<text:s/></text:span><text:span text:style-name="T64_92">For</text:span><text:span text:style-name="T64_93"><text:s/></text:span><text:span text:style-name="T64_94">example</text:span><text:span text:style-name="T64_95">:<text:s/></text:span><text:span text:style-name="T64_96">giving</text:span><text:span text:style-name="T64_97"><text:s/></text:span><text:span text:style-name="T64_98">and</text:span><text:span text:style-name="T64_99"><text:s/></text:span><text:span text:style-name="T64_100">Independent</text:span><text:span text:style-name="T64_101"><text:s/></text:span><text:span text:style-name="T64_102">argument</text:span><text:span text:style-name="T64_103"><text:s/></text:span><text:span text:style-name="T64_104">along</text:span><text:span text:style-name="T64_105"><text:s/></text:span><text:span text:style-name="T64_106">with</text:span><text:span text:style-name="T64_107"><text:s/></text:span><text:span text:style-name="T64_108">a</text:span><text:span text:style-name="T64_109"><text:s/></text:span><text:span text:style-name="T64_110">burst</text:span><text:span text:style-name="T64_111"><text:s/></text:span><text:span text:style-name="T64_112">length</text:span><text:span text:style-name="T64_113"><text:s/></text:span><text:span text:style-name="T64_114">not</text:span><text:span text:style-name="T64_115"><text:s/></text:span><text:span text:style-name="T64_116">assigned</text:span><text:span text:style-name="T64_117"><text:s/></text:span><text:span text:style-name="T64_118">to</text:span><text:span text:style-name="T64_119"><text:s/></text:span><text:span text:style-name="T64_120">zero</text:span><text:span text:style-name="T64_121">.</text:span></text:p>
        </text:list-item>
        <text:list-item>
          <text:p text:style-name="P65"><text:span text:style-name="T65_1">main</text:span><text:span text:style-name="T65_2">()<text:s/>-</text:span><text:span text:style-name="T65_3"><text:s/></text:span><text:span text:style-name="T65_4">simply</text:span><text:span text:style-name="T65_5"><text:s/></text:span><text:span text:style-name="T65_6">the</text:span><text:span text:style-name="T65_7"><text:s/></text:span><text:span text:style-name="T65_8">main</text:span><text:span text:style-name="T65_9"><text:s/></text:span><text:span text:style-name="T65_10">method</text:span><text:span text:style-name="T65_11"><text:s/></text:span><text:span text:style-name="T65_12">in</text:span><text:span text:style-name="T65_13"><text:s/></text:span><text:span text:style-name="T65_14">any</text:span><text:span text:style-name="T65_15"><text:s/></text:span><text:span text:style-name="T65_16">program</text:span><text:span text:style-name="T65_17">,<text:s/></text:span><text:span text:style-name="T65_18">no</text:span><text:span text:style-name="T65_19"><text:s/></text:span><text:span text:style-name="T65_20">need</text:span><text:span text:style-name="T65_21"><text:s/></text:span><text:span text:style-name="T65_22">to</text:span><text:span text:style-name="T65_23"><text:s/></text:span><text:span text:style-name="T65_24">be</text:span><text:span text:style-name="T65_25"><text:s/></text:span><text:span text:style-name="T65_26">further</text:span><text:span text:style-name="T65_27"><text:s/></text:span><text:span text:style-name="T65_28">explained</text:span><text:span text:style-name="T65_29">.<text:s/></text:span><text:span text:style-name="T65_30">This</text:span><text:span text:style-name="T65_31"><text:s/></text:span><text:span text:style-name="T65_32">those</text:span><text:span text:style-name="T65_33"><text:s/></text:span><text:span text:style-name="T65_34">majority</text:span><text:span text:style-name="T65_35">,<text:s/></text:span><text:span text:style-name="T65_36">if</text:span><text:span text:style-name="T65_37"><text:s/></text:span><text:span text:style-name="T65_38">not</text:span><text:span text:style-name="T65_39"><text:s/></text:span><text:span text:style-name="T65_40">all</text:span><text:span text:style-name="T65_41"><text:s/></text:span><text:span text:style-name="T65_42">the</text:span><text:span text:style-name="T65_43"><text:s/></text:span><text:span text:style-name="T65_44">work</text:span><text:span text:style-name="T65_45"><text:s/></text:span><text:span text:style-name="T65_46">in</text:span><text:span text:style-name="T65_47"><text:s/></text:span><text:span text:style-name="T65_48">running</text:span><text:span text:style-name="T65_49"><text:s/></text:span><text:span text:style-name="T65_50">the</text:span><text:span text:style-name="T65_51"><text:s/></text:span><text:span text:style-name="T65_52">program</text:span><text:span text:style-name="T65_53"><text:s/></text:span><text:span text:style-name="T65_54">smoothly</text:span><text:span text:style-name="T65_55">,<text:s/></text:span><text:span text:style-name="T65_56">including</text:span><text:span text:style-name="T65_57"><text:s/></text:span><text:span text:style-name="T65_58">calling</text:span><text:span text:style-name="T65_59"><text:s/></text:span><text:span text:style-name="T65_60">every</text:span><text:span text:style-name="T65_61"><text:s/></text:span><text:span text:style-name="T65_62">other</text:span><text:span text:style-name="T65_63"><text:s/></text:span><text:span text:style-name="T65_64">functions</text:span><text:span text:style-name="T65_65"><text:s/></text:span><text:span text:style-name="T65_66">that</text:span><text:span text:style-name="T65_67"><text:s/></text:span><text:span text:style-name="T65_68">aids</text:span><text:span text:style-name="T65_69"><text:s/></text:span><text:span text:style-name="T65_70">the</text:span><text:span text:style-name="T65_71"><text:s/></text:span><text:span text:style-name="T65_72">program</text:span><text:span text:style-name="T65_73">.</text:span></text:p>
        </text:list-item>
        <text:list-item>
          <text:p text:style-name="P66"><text:span text:style-name="T66_1">block</text:span><text:span text:style-name="T66_2">_</text:span><text:span text:style-name="T66_3">measures</text:span><text:span text:style-name="T66_4">(</text:span><text:span text:style-name="T66_5">K</text:span><text:span text:style-name="T66_6">,<text:s/></text:span><text:span text:style-name="T66_7">F</text:span><text:span text:style-name="T66_8">)<text:s/>-</text:span><text:span text:style-name="T66_9"><text:s/></text:span><text:span text:style-name="T66_10">this</text:span><text:span text:style-name="T66_11"><text:s/></text:span><text:span text:style-name="T66_12">returns</text:span><text:span text:style-name="T66_13"><text:s/></text:span><text:span text:style-name="T66_14">block</text:span><text:span text:style-name="T66_15">,<text:s/></text:span><text:span text:style-name="T66_16">r</text:span><text:span text:style-name="T66_17">.<text:s/></text:span><text:span text:style-name="T66_18">This</text:span><text:span text:style-name="T66_19"><text:s/></text:span><text:span text:style-name="T66_20">function</text:span><text:span text:style-name="T66_21"><text:s/></text:span><text:span text:style-name="T66_22">handles</text:span><text:span text:style-name="T66_23"><text:s/></text:span><text:span text:style-name="T66_24">the</text:span><text:span text:style-name="T66_25"><text:s/></text:span><text:span text:style-name="T66_26">situation</text:span><text:span text:style-name="T66_27"><text:s/></text:span><text:span text:style-name="T66_28">of</text:span><text:span text:style-name="T66_29"><text:s/></text:span><text:span text:style-name="T66_30">taking</text:span><text:span text:style-name="T66_31"><text:s/></text:span><text:span text:style-name="T66_32">in</text:span><text:span text:style-name="T66_33"><text:s/></text:span><text:span text:style-name="T66_34">the</text:span><text:span text:style-name="T66_35"><text:s/></text:span><text:span text:style-name="T66_36">number</text:span><text:span text:style-name="T66_37"><text:s/></text:span><text:span text:style-name="T66_38">of</text:span><text:span text:style-name="T66_39"><text:s/></text:span><text:span text:style-name="T66_40">blocks</text:span><text:span text:style-name="T66_41">,<text:s/></text:span><text:span text:style-name="T66_42">frame</text:span><text:span text:style-name="T66_43"><text:s/></text:span><text:span text:style-name="T66_44">size</text:span><text:span text:style-name="T66_45"><text:s/></text:span><text:span text:style-name="T66_46">in</text:span><text:span text:style-name="T66_47"><text:s/></text:span><text:span text:style-name="T66_48">bits</text:span><text:span text:style-name="T66_49"><text:s/></text:span><text:span text:style-name="T66_50">and</text:span><text:span text:style-name="T66_51"><text:s/></text:span><text:span text:style-name="T66_52">breaks</text:span><text:span text:style-name="T66_53"><text:s/></text:span><text:span text:style-name="T66_54">it</text:span><text:span text:style-name="T66_55"><text:s/></text:span><text:span text:style-name="T66_56">into</text:span><text:span text:style-name="T66_57"><text:s/></text:span><text:span text:style-name="T66_58">the</text:span><text:span text:style-name="T66_59"><text:s/></text:span><text:span text:style-name="T66_60">block</text:span><text:span text:style-name="T66_61"><text:s/></text:span><text:span text:style-name="T66_62">this</text:span><text:span text:style-name="T66_63"><text:s/></text:span><text:span text:style-name="T66_64">calculating</text:span><text:span text:style-name="T66_65"><text:s/></text:span><text:span text:style-name="T66_66">the</text:span><text:span text:style-name="T66_67"><text:s/></text:span><text:span text:style-name="T66_68">set</text:span><text:span text:style-name="T66_69"><text:s/></text:span><text:span text:style-name="T66_70">of</text:span><text:span text:style-name="T66_71"><text:s/></text:span><text:span text:style-name="T66_72">trials</text:span><text:span text:style-name="T66_73">.</text:span></text:p>
        </text:list-item>
        <text:list-item>
          <text:p text:style-name="P67"><text:span text:style-name="T67_1">check</text:span><text:span text:style-name="T67_2">(</text:span><text:span text:style-name="T67_3">initFrame</text:span><text:span text:style-name="T67_4">,<text:s/></text:span><text:span text:style-name="T67_5">e</text:span><text:span text:style-name="T67_6">,<text:s/></text:span><text:span text:style-name="T67_7">independent</text:span><text:span text:style-name="T67_8">,<text:s/></text:span><text:span text:style-name="T67_9">N</text:span><text:span text:style-name="T67_10">,<text:s/></text:span><text:span text:style-name="T67_11">b</text:span><text:span text:style-name="T67_12">,<text:s/></text:span><text:span text:style-name="T67_13">block</text:span><text:span text:style-name="T67_14">_</text:span><text:span text:style-name="T67_15">size</text:span><text:span text:style-name="T67_16">,<text:s/></text:span><text:span text:style-name="T67_17">parity</text:span><text:span text:style-name="T67_18">)<text:s/>-</text:span><text:span text:style-name="T67_19"><text:s/></text:span><text:span text:style-name="T67_20">This</text:span><text:span text:style-name="T67_21"><text:s/></text:span><text:span text:style-name="T67_22">is</text:span><text:span text:style-name="T67_23"><text:s/></text:span><text:span text:style-name="T67_24">where</text:span><text:span text:style-name="T67_25"><text:s/></text:span><text:span text:style-name="T67_26">everything</text:span><text:span text:style-name="T67_27"><text:s/></text:span><text:span text:style-name="T67_28">is</text:span><text:span text:style-name="T67_29"><text:s/></text:span><text:span text:style-name="T67_30">checked</text:span><text:span text:style-name="T67_31"><text:s/></text:span><text:span text:style-name="T67_32">to</text:span><text:span text:style-name="T67_33"><text:s/></text:span><text:span text:style-name="T67_34">make</text:span><text:span text:style-name="T67_35"><text:s/></text:span><text:span text:style-name="T67_36">sure</text:span><text:span text:style-name="T67_37"><text:s/></text:span><text:span text:style-name="T67_38">if</text:span><text:span text:style-name="T67_39"><text:s/></text:span><text:span text:style-name="T67_40">they</text:span><text:span text:style-name="T67_41">'</text:span><text:span text:style-name="T67_42">re</text:span><text:span text:style-name="T67_43"><text:s/></text:span><text:span text:style-name="T67_44">in</text:span><text:span text:style-name="T67_45"><text:s/></text:span><text:span text:style-name="T67_46">a</text:span><text:span text:style-name="T67_47"><text:s/></text:span><text:span text:style-name="T67_48">good</text:span><text:span text:style-name="T67_49"><text:s/></text:span><text:span text:style-name="T67_50">condition</text:span><text:span text:style-name="T67_51"><text:s/></text:span><text:span text:style-name="T67_52">or</text:span><text:span text:style-name="T67_53"><text:s/></text:span><text:span text:style-name="T67_54">bad</text:span><text:span text:style-name="T67_55">.<text:s/></text:span><text:span text:style-name="T67_56">Checks</text:span><text:span text:style-name="T67_57"><text:s/></text:span><text:span text:style-name="T67_58">bit</text:span><text:span text:style-name="T67_59"><text:s/></text:span><text:span text:style-name="T67_60">error</text:span><text:span text:style-name="T67_61">,<text:s/></text:span><text:span text:style-name="T67_62">blocks</text:span><text:span text:style-name="T67_63"><text:s/></text:span><text:span text:style-name="T67_64">received</text:span><text:span text:style-name="T67_65"><text:s/></text:span><text:span text:style-name="T67_66">correctly</text:span><text:span text:style-name="T67_67">.</text:span></text:p>
        </text:list-item>
        <text:list-item>
          <text:p text:style-name="P68"><text:span text:style-name="T68_1">st</text:span><text:span text:style-name="T68_2">andard</text:span><text:span text:style-name="T68_3">Dev</text:span><text:span text:style-name="T68_4">_</text:span><text:span text:style-name="T68_5">Frames</text:span><text:span text:style-name="T68_6">(</text:span><text:span text:style-name="T68_7">average</text:span><text:span text:style-name="T68_8">_</text:span><text:span text:style-name="T68_9">frame</text:span><text:span text:style-name="T68_10">_</text:span><text:span text:style-name="T68_11">txt</text:span><text:span text:style-name="T68_12">,<text:s/></text:span><text:span text:style-name="T68_13">T</text:span><text:span text:style-name="T68_14">,<text:s/></text:span><text:span text:style-name="T68_15">succesfull</text:span><text:span text:style-name="T68_16">_</text:span><text:span text:style-name="T68_17">frames</text:span><text:span text:style-name="T68_18">,<text:s/></text:span><text:span text:style-name="T68_19">total</text:span><text:span text:style-name="T68_20">_</text:span><text:span text:style-name="T68_21">frames</text:span><text:span text:style-name="T68_22">)<text:s/>-</text:span><text:span text:style-name="T68_23"><text:s/></text:span><text:span text:style-name="T68_24">returns</text:span><text:span text:style-name="T68_25"><text:s/></text:span><text:span text:style-name="T68_26">the</text:span><text:span text:style-name="T68_27"><text:s/></text:span><text:span text:style-name="T68_28">standard</text:span><text:span text:style-name="T68_29"><text:s/></text:span><text:span text:style-name="T68_30">deviation</text:span><text:span text:style-name="T68_31">,<text:s/></text:span><text:span text:style-name="T68_32">in</text:span><text:span text:style-name="T68_33"><text:s/></text:span><text:span text:style-name="T68_34">charge</text:span><text:span text:style-name="T68_35"><text:s/></text:span><text:span text:style-name="T68_36">of</text:span><text:span text:style-name="T68_37"><text:s/></text:span><text:span text:style-name="T68_38">calculating</text:span><text:span text:style-name="T68_39"><text:s/></text:span><text:span text:style-name="T68_40">the</text:span><text:span text:style-name="T68_41"><text:s/></text:span><text:span text:style-name="T68_42">standard</text:span><text:span text:style-name="T68_43"><text:s/></text:span><text:span text:style-name="T68_44">deviation</text:span><text:span text:style-name="T68_45"><text:s/></text:span><text:span text:style-name="T68_46">for</text:span><text:span text:style-name="T68_47"><text:s/></text:span><text:span text:style-name="T68_48">each</text:span><text:span text:style-name="T68_49"><text:s/></text:span><text:span text:style-name="T68_50">frame</text:span><text:span text:style-name="T68_51"><text:s/></text:span><text:span text:style-name="T68_52">average</text:span><text:span text:style-name="T68_53">.</text:span></text:p>
        </text:list-item>
        <text:list-item>
          <text:p text:style-name="P69"><text:span text:style-name="T69_1">st</text:span><text:span text:style-name="T69_2">andard</text:span><text:span text:style-name="T69_3">Dev</text:span><text:span text:style-name="T69_4">_</text:span><text:span text:style-name="T69_5">Thro</text:span><text:span text:style-name="T69_6">(</text:span><text:span text:style-name="T69_7">average</text:span><text:span text:style-name="T69_8">_</text:span><text:span text:style-name="T69_9">throughput</text:span><text:span text:style-name="T69_10">,<text:s/></text:span><text:span text:style-name="T69_11">T</text:span><text:span text:style-name="T69_12">,<text:s/></text:span><text:span text:style-name="T69_13">succesfull</text:span><text:span text:style-name="T69_14">_</text:span><text:span text:style-name="T69_15">frames</text:span><text:span text:style-name="T69_16">,<text:s/></text:span><text:span text:style-name="T69_17">total</text:span><text:span text:style-name="T69_18">_</text:span><text:span text:style-name="T69_19">time</text:span><text:span text:style-name="T69_20">,<text:s/></text:span><text:span text:style-name="T69_21">F</text:span><text:span text:style-name="T69_22">)<text:s/>-</text:span><text:span text:style-name="T69_23"><text:s/></text:span><text:span text:style-name="T69_24">returns</text:span><text:span text:style-name="T69_25"><text:s/></text:span><text:span text:style-name="T69_26">the</text:span><text:span text:style-name="T69_27"><text:s/></text:span><text:span text:style-name="T69_28">standard</text:span><text:span text:style-name="T69_29"><text:s/></text:span><text:span text:style-name="T69_30">deviation</text:span><text:span text:style-name="T69_31"><text:s/></text:span><text:span text:style-name="T69_32">for</text:span><text:span text:style-name="T69_33"><text:s/></text:span><text:span text:style-name="T69_34">each</text:span><text:span text:style-name="T69_35"><text:s/></text:span><text:span text:style-name="T69_36">throughput</text:span><text:span text:style-name="T69_37"><text:s/></text:span><text:span text:style-name="T69_38">average</text:span><text:span text:style-name="T69_39">.</text:span></text:p>
        </text:list-item>
        <text:list-item>
          <text:p text:style-name="P70"><text:span text:style-name="T70_1">confidence</text:span><text:span text:style-name="T70_2"><text:s/></text:span><text:span text:style-name="T70_3">Its</text:span><text:span text:style-name="T70_4">(</text:span><text:span text:style-name="T70_5">x</text:span><text:span text:style-name="T70_6">_</text:span><text:span text:style-name="T70_7">bar</text:span><text:span text:style-name="T70_8">,<text:s/></text:span><text:span text:style-name="T70_9">std</text:span><text:span text:style-name="T70_10">,<text:s/></text:span><text:span text:style-name="T70_11">T</text:span><text:span text:style-name="T70_12">)<text:s/>-</text:span><text:span text:style-name="T70_13"><text:s/></text:span><text:span text:style-name="T70_14">returns</text:span><text:span text:style-name="T70_15"><text:s/></text:span><text:span text:style-name="T70_16">the</text:span><text:span text:style-name="T70_17"><text:s/></text:span><text:span text:style-name="T70_18">confidence</text:span><text:span text:style-name="T70_19"><text:s/></text:span><text:span text:style-name="T70_20">interval</text:span><text:span text:style-name="T70_21"><text:s/>1,<text:s/></text:span><text:span text:style-name="T70_22">confidence</text:span><text:span text:style-name="T70_23"><text:s/></text:span><text:span text:style-name="T70_24">interval</text:span><text:span text:style-name="T70_25"><text:s/>2.</text:span></text:p>
        </text:list-item>
      </text:list>
      <text:p text:style-name="P71"/>
      <text:p text:style-name="P72"><text:span text:style-name="T72_1">The</text:span><text:span text:style-name="T72_2"><text:s/></text:span><text:span text:style-name="T72_3">program</text:span><text:span text:style-name="T72_4"><text:s/></text:span><text:span text:style-name="T72_5">requires</text:span><text:span text:style-name="T72_6"><text:s/></text:span><text:span text:style-name="T72_7">the</text:span><text:span text:style-name="T72_8"><text:s/></text:span><text:span text:style-name="T72_9">the</text:span><text:span text:style-name="T72_10"><text:s/></text:span><text:span text:style-name="T72_11">user</text:span><text:span text:style-name="T72_12"><text:s/></text:span><text:span text:style-name="T72_13">to</text:span><text:span text:style-name="T72_14"><text:s/></text:span><text:span text:style-name="T72_15">first</text:span><text:span text:style-name="T72_16"><text:s/></text:span><text:span text:style-name="T72_17">enter</text:span><text:span text:style-name="T72_18"><text:s/></text:span><text:span text:style-name="T72_19">the</text:span><text:span text:style-name="T72_20"><text:s/></text:span><text:span text:style-name="T72_21">appropriate</text:span><text:span text:style-name="T72_22"><text:s/></text:span><text:span text:style-name="T72_23">arguments</text:span><text:span text:style-name="T72_24"><text:s/></text:span><text:span text:style-name="T72_25">to</text:span><text:span text:style-name="T72_26"><text:s/></text:span><text:span text:style-name="T72_27">be</text:span><text:span text:style-name="T72_28"><text:s/></text:span><text:span text:style-name="T72_29">used</text:span><text:span text:style-name="T72_30"><text:s/></text:span><text:span text:style-name="T72_31">to</text:span><text:span text:style-name="T72_32"><text:s/></text:span><text:span text:style-name="T72_33">successfully</text:span><text:span text:style-name="T72_34"><text:s/></text:span><text:span text:style-name="T72_35">run</text:span><text:span text:style-name="T72_36"><text:s/></text:span><text:span text:style-name="T72_37">the</text:span><text:span text:style-name="T72_38"><text:s/></text:span><text:span text:style-name="T72_39">simulation</text:span><text:span text:style-name="T72_40">:</text:span></text:p>
      <text:list text:style-name="LS4" xml:id="list15">
        <text:list-item>
          <text:p text:style-name="P73"><text:span text:style-name="T73_1">M</text:span><text:span text:style-name="T73_2"><text:s/>(</text:span><text:span text:style-name="T73_3">character</text:span><text:span text:style-name="T73_4">):<text:s/></text:span><text:span text:style-name="T73_5">Indicates</text:span><text:span text:style-name="T73_6"><text:s/></text:span><text:span text:style-name="T73_7">the</text:span><text:span text:style-name="T73_8"><text:s/></text:span><text:span text:style-name="T73_9">error</text:span><text:span text:style-name="T73_10"><text:s/></text:span><text:span text:style-name="T73_11">model</text:span><text:span text:style-name="T73_12"><text:s/></text:span><text:span text:style-name="T73_13">used</text:span><text:span text:style-name="T73_14">:<text:s text:c="2"/></text:span><text:span text:style-name="T73_15">I</text:span><text:span text:style-name="T73_16"><text:s/></text:span><text:span text:style-name="T73_17">for</text:span><text:span text:style-name="T73_18"><text:s/></text:span><text:span text:style-name="T73_19">independent</text:span><text:span text:style-name="T73_20">,<text:s/></text:span><text:span text:style-name="T73_21">B</text:span><text:span text:style-name="T73_22"><text:s/></text:span><text:span text:style-name="T73_23">for</text:span><text:span text:style-name="T73_24"><text:s/></text:span><text:span text:style-name="T73_25">Burst</text:span></text:p>
        </text:list-item>
        <text:list-item>
          <text:p text:style-name="P74"><text:span text:style-name="T74_1">A</text:span><text:span text:style-name="T74_2"><text:s/>(</text:span><text:span text:style-name="T74_3">integer</text:span><text:span text:style-name="T74_4">):<text:s/></text:span><text:span text:style-name="T74_5">You</text:span><text:span text:style-name="T74_6"><text:s/></text:span><text:span text:style-name="T74_7">can</text:span><text:span text:style-name="T74_8"><text:s/></text:span><text:span text:style-name="T74_9">assume</text:span><text:span text:style-name="T74_10"><text:s/></text:span><text:span text:style-name="T74_11">the</text:span><text:span text:style-name="T74_12"><text:s/></text:span><text:span text:style-name="T74_13">feedback</text:span><text:span text:style-name="T74_14"><text:s/></text:span><text:span text:style-name="T74_15">time</text:span><text:span text:style-name="T74_16"><text:s/></text:span><text:span text:style-name="T74_17">is</text:span><text:span text:style-name="T74_18"><text:s/>50<text:s/></text:span><text:span text:style-name="T74_19">bit</text:span><text:span text:style-name="T74_20"><text:s/></text:span><text:span text:style-name="T74_21">time</text:span><text:span text:style-name="T74_22"><text:s/></text:span><text:span text:style-name="T74_23">units</text:span><text:span text:style-name="T74_24">.</text:span></text:p>
        </text:list-item>
        <text:list-item>
          <text:p text:style-name="P75"><text:span text:style-name="T75_1">K</text:span><text:span text:style-name="T75_2"><text:s/>(</text:span><text:span text:style-name="T75_3">integer</text:span><text:span text:style-name="T75_4">):<text:s text:c="2"/></text:span><text:span text:style-name="T75_5">The</text:span><text:span text:style-name="T75_6"><text:s/></text:span><text:span text:style-name="T75_7">number</text:span><text:span text:style-name="T75_8"><text:s/></text:span><text:span text:style-name="T75_9">of</text:span><text:span text:style-name="T75_10"><text:s/></text:span><text:span text:style-name="T75_11">blocks</text:span><text:span text:style-name="T75_12">.<text:s/></text:span><text:span text:style-name="T75_13">You</text:span><text:span text:style-name="T75_14"><text:s/></text:span><text:span text:style-name="T75_15">should</text:span><text:span text:style-name="T75_16"><text:s/></text:span><text:span text:style-name="T75_17">at</text:span><text:span text:style-name="T75_18"><text:s/></text:span><text:span text:style-name="T75_19">least</text:span><text:span text:style-name="T75_20"><text:s/></text:span><text:span text:style-name="T75_21">explore</text:span><text:span text:style-name="T75_22"><text:s/></text:span><text:span text:style-name="T75_23">the</text:span><text:span text:style-name="T75_24"><text:s/></text:span><text:span text:style-name="T75_25">range</text:span><text:span text:style-name="T75_26"><text:s/></text:span><text:span text:style-name="T75_27">of</text:span><text:span text:style-name="T75_28"><text:s/></text:span><text:span text:style-name="T75_29">values</text:span><text:span text:style-name="T75_30"><text:s/></text:span><text:span text:style-name="T75_31">of</text:span><text:span text:style-name="T75_32"><text:s/></text:span><text:span text:style-name="T75_33">K</text:span><text:span text:style-name="T75_34"><text:s/>=</text:span><text:span text:style-name="T75_35">0,<text:s/>1,<text:s/>2,10,40,100,400,1000.<text:s text:c="2"/></text:span><text:span text:style-name="T75_36">Note</text:span><text:span text:style-name="T75_37"><text:s/></text:span><text:span text:style-name="T75_38">that</text:span><text:span text:style-name="T75_39"><text:s/></text:span><text:span text:style-name="T75_40">your</text:span><text:span text:style-name="T75_41"><text:s/></text:span><text:span text:style-name="T75_42">K</text:span><text:span text:style-name="T75_43"><text:s/></text:span><text:span text:style-name="T75_44">should</text:span><text:span text:style-name="T75_45"><text:s/></text:span><text:span text:style-name="T75_46">be</text:span><text:span text:style-name="T75_47"><text:s/></text:span><text:span text:style-name="T75_48">chosen</text:span><text:span text:style-name="T75_49"><text:s/></text:span><text:span text:style-name="T75_50">such</text:span><text:span text:style-name="T75_51"><text:s/></text:span><text:span text:style-name="T75_52">that</text:span><text:span text:style-name="T75_53"><text:s/></text:span><text:span text:style-name="T75_54">F</text:span><text:span text:style-name="T75_55"><text:s/></text:span><text:span text:style-name="T75_56">is</text:span><text:span text:style-name="T75_57"><text:s/></text:span><text:span text:style-name="T75_58">a</text:span><text:span text:style-name="T75_59"><text:s/></text:span><text:span text:style-name="T75_60">multiple</text:span><text:span text:style-name="T75_61"><text:s/></text:span><text:span text:style-name="T75_62">of</text:span><text:span text:style-name="T75_63"><text:s/></text:span><text:span text:style-name="T75_64">K</text:span><text:span text:style-name="T75_65">.</text:span></text:p>
        </text:list-item>
        <text:list-item>
          <text:p text:style-name="P76"><text:span text:style-name="T76_1">F</text:span><text:span text:style-name="T76_2"><text:s/>(</text:span><text:span text:style-name="T76_3">integer</text:span><text:span text:style-name="T76_4">)<text:s text:c="3"/></text:span><text:span text:style-name="T76_5">Size</text:span><text:span text:style-name="T76_6"><text:s/></text:span><text:span text:style-name="T76_7">of</text:span><text:span text:style-name="T76_8"><text:s/></text:span><text:span text:style-name="T76_9">the</text:span><text:span text:style-name="T76_10"><text:s/></text:span><text:span text:style-name="T76_11">frame</text:span><text:span text:style-name="T76_12"><text:s/></text:span><text:span text:style-name="T76_13">in</text:span><text:span text:style-name="T76_14"><text:s/></text:span><text:span text:style-name="T76_15">number</text:span><text:span text:style-name="T76_16"><text:s/></text:span><text:span text:style-name="T76_17">of</text:span><text:span text:style-name="T76_18"><text:s/></text:span><text:span text:style-name="T76_19">bits</text:span><text:span text:style-name="T76_20">.<text:s text:c="3"/></text:span><text:span text:style-name="T76_21">You</text:span><text:span text:style-name="T76_22"><text:s/></text:span><text:span text:style-name="T76_23">can</text:span><text:span text:style-name="T76_24"><text:s/></text:span><text:span text:style-name="T76_25">assume</text:span><text:span text:style-name="T76_26"><text:s/></text:span><text:span text:style-name="T76_27">this</text:span><text:span text:style-name="T76_28"><text:s/></text:span><text:span text:style-name="T76_29">is</text:span><text:span text:style-name="T76_30"><text:s/>4000<text:s/></text:span><text:span text:style-name="T76_31">bits</text:span><text:span text:style-name="T76_32">.</text:span></text:p>
        </text:list-item>
        <text:list-item>
          <text:p text:style-name="P77"><text:span text:style-name="T77_1">e</text:span><text:span text:style-name="T77_2"><text:s/>(</text:span><text:span text:style-name="T77_3">floating</text:span><text:span text:style-name="T77_4">)<text:s text:c="2"/></text:span><text:span text:style-name="T77_5">The</text:span><text:span text:style-name="T77_6"><text:s/></text:span><text:span text:style-name="T77_7">probability</text:span><text:span text:style-name="T77_8"><text:s/></text:span><text:span text:style-name="T77_9">that</text:span><text:span text:style-name="T77_10"><text:s/></text:span><text:span text:style-name="T77_11">a</text:span><text:span text:style-name="T77_12"><text:s/></text:span><text:span text:style-name="T77_13">bit</text:span><text:span text:style-name="T77_14"><text:s/></text:span><text:span text:style-name="T77_15">is</text:span><text:span text:style-name="T77_16"><text:s/></text:span><text:span text:style-name="T77_17">in</text:span><text:span text:style-name="T77_18"><text:s/></text:span><text:span text:style-name="T77_19">error</text:span><text:span text:style-name="T77_20">.<text:s text:c="2"/></text:span><text:span text:style-name="T77_21">You</text:span><text:span text:style-name="T77_22"><text:s/></text:span><text:span text:style-name="T77_23">will</text:span><text:span text:style-name="T77_24"><text:s/></text:span><text:span text:style-name="T77_25">vary</text:span><text:span text:style-name="T77_26"><text:s/></text:span><text:span text:style-name="T77_27">this</text:span><text:span text:style-name="T77_28"><text:s/></text:span><text:span text:style-name="T77_29">for</text:span><text:span text:style-name="T77_30"><text:s/></text:span><text:span text:style-name="T77_31">e</text:span><text:span text:style-name="T77_32"><text:s/>=<text:s/>0.0001,<text:s/>0.0003,<text:s/>0.0005,<text:s/>0.0007,<text:s text:c="2"/>0.001.</text:span></text:p>
        </text:list-item>
        <text:list-item>
          <text:p text:style-name="P78"><text:span text:style-name="T78_1">B</text:span><text:span text:style-name="T78_2"><text:s/></text:span><text:span text:style-name="T78_3">burst</text:span><text:span text:style-name="T78_4"><text:s/></text:span><text:span text:style-name="T78_5">length</text:span><text:span text:style-name="T78_6">.<text:s text:c="2"/>0<text:s/></text:span><text:span text:style-name="T78_7">for</text:span><text:span text:style-name="T78_8"><text:s/></text:span><text:span text:style-name="T78_9">the</text:span><text:span text:style-name="T78_10"><text:s/></text:span><text:span text:style-name="T78_11">independent</text:span><text:span text:style-name="T78_12"><text:s/></text:span><text:span text:style-name="T78_13">model</text:span><text:span text:style-name="T78_14">.<text:s text:c="2"/></text:span><text:span text:style-name="T78_15">For</text:span><text:span text:style-name="T78_16"><text:s/></text:span><text:span text:style-name="T78_17">the</text:span><text:span text:style-name="T78_18"><text:s/></text:span><text:span text:style-name="T78_19">burst</text:span><text:span text:style-name="T78_20"><text:s/></text:span><text:span text:style-name="T78_21">model</text:span><text:span text:style-name="T78_22">,<text:s/></text:span><text:span text:style-name="T78_23">set</text:span><text:span text:style-name="T78_24"><text:s/></text:span><text:span text:style-name="T78_25">this</text:span><text:span text:style-name="T78_26"><text:s/></text:span><text:span text:style-name="T78_27">to</text:span><text:span text:style-name="T78_28"><text:s/>50<text:s/></text:span><text:span text:style-name="T78_29">and</text:span><text:span text:style-name="T78_30"><text:s/>500<text:s/></text:span><text:span text:style-name="T78_31">bit</text:span><text:span text:style-name="T78_32"><text:s/></text:span><text:span text:style-name="T78_33">times</text:span><text:span text:style-name="T78_34">.</text:span></text:p>
        </text:list-item>
        <text:list-item>
          <text:p text:style-name="P79"><text:span text:style-name="T79_1">N</text:span><text:span text:style-name="T79_2"><text:s/></text:span><text:span text:style-name="T79_3">non</text:span><text:span text:style-name="T79_4">-</text:span><text:span text:style-name="T79_5">burst</text:span><text:span text:style-name="T79_6"><text:s/></text:span><text:span text:style-name="T79_7">length</text:span><text:span text:style-name="T79_8">.<text:s text:c="2"/>0<text:s/></text:span><text:span text:style-name="T79_9">for</text:span><text:span text:style-name="T79_10"><text:s/></text:span><text:span text:style-name="T79_11">the</text:span><text:span text:style-name="T79_12"><text:s/></text:span><text:span text:style-name="T79_13">independent</text:span><text:span text:style-name="T79_14"><text:s/></text:span><text:span text:style-name="T79_15">model</text:span><text:span text:style-name="T79_16">.<text:s text:c="2"/></text:span><text:span text:style-name="T79_17">For</text:span><text:span text:style-name="T79_18"><text:s/></text:span><text:span text:style-name="T79_19">the</text:span><text:span text:style-name="T79_20"><text:s/></text:span><text:span text:style-name="T79_21">burst</text:span><text:span text:style-name="T79_22"><text:s/></text:span><text:span text:style-name="T79_23">model</text:span><text:span text:style-name="T79_24">,<text:s/></text:span><text:span text:style-name="T79_25">set</text:span><text:span text:style-name="T79_26"><text:s/></text:span><text:span text:style-name="T79_27">this</text:span><text:span text:style-name="T79_28"><text:s/></text:span><text:span text:style-name="T79_29">to</text:span><text:span text:style-name="T79_30"><text:s/>5000<text:s/></text:span><text:span text:style-name="T79_31">and</text:span><text:span text:style-name="T79_32"><text:s/>1000<text:s/></text:span><text:span text:style-name="T79_33">bit</text:span><text:span text:style-name="T79_34"><text:s/></text:span><text:span text:style-name="T79_35">times</text:span><text:span text:style-name="T79_36">.</text:span></text:p>
        </text:list-item>
        <text:list-item>
          <text:p text:style-name="P80"><text:span text:style-name="T80_1">R</text:span><text:span text:style-name="T80_2"><text:s/>(</text:span><text:span text:style-name="T80_3">integer</text:span><text:span text:style-name="T80_4">)<text:s text:c="3"/></text:span><text:span text:style-name="T80_5">The</text:span><text:span text:style-name="T80_6"><text:s/></text:span><text:span text:style-name="T80_7">length</text:span><text:span text:style-name="T80_8"><text:s/></text:span><text:span text:style-name="T80_9">of</text:span><text:span text:style-name="T80_10"><text:s/></text:span><text:span text:style-name="T80_11">the</text:span><text:span text:style-name="T80_12"><text:s/></text:span><text:span text:style-name="T80_13">simulation</text:span><text:span text:style-name="T80_14"><text:s/></text:span><text:span text:style-name="T80_15">in</text:span><text:span text:style-name="T80_16"><text:s/></text:span><text:span text:style-name="T80_17">bit</text:span><text:span text:style-name="T80_18"><text:s/></text:span><text:span text:style-name="T80_19">time</text:span><text:span text:style-name="T80_20"><text:s/></text:span><text:span text:style-name="T80_21">units</text:span><text:span text:style-name="T80_22">.<text:s text:c="3"/></text:span><text:span text:style-name="T80_23">You</text:span><text:span text:style-name="T80_24"><text:s/></text:span><text:span text:style-name="T80_25">must</text:span><text:span text:style-name="T80_26"><text:s/></text:span><text:span text:style-name="T80_27">run</text:span><text:span text:style-name="T80_28"><text:s/></text:span><text:span text:style-name="T80_29">this</text:span><text:span text:style-name="T80_30"><text:s/></text:span><text:span text:style-name="T80_31">long</text:span><text:span text:style-name="T80_32"><text:s/></text:span><text:span text:style-name="T80_33">enough</text:span><text:span text:style-name="T80_34"><text:s/></text:span><text:span text:style-name="T80_35">to</text:span><text:span text:style-name="T80_36"><text:s/></text:span><text:span text:style-name="T80_37">obtain</text:span><text:span text:style-name="T80_38"><text:s/></text:span><text:span text:style-name="T80_39">stable</text:span><text:span text:style-name="T80_40"><text:s/></text:span><text:span text:style-name="T80_41">results</text:span><text:span text:style-name="T80_42"><text:s/>(</text:span><text:span text:style-name="T80_43">for</text:span><text:span text:style-name="T80_44"><text:s/></text:span><text:span text:style-name="T80_45">reasonable</text:span><text:span text:style-name="T80_46"><text:s/></text:span><text:span text:style-name="T80_47">error</text:span><text:span text:style-name="T80_48"><text:s/></text:span><text:span text:style-name="T80_49">rates</text:span><text:span text:style-name="T80_50">).<text:s text:c="2"/></text:span><text:span text:style-name="T80_51">This</text:span><text:span text:style-name="T80_52"><text:s/></text:span><text:span text:style-name="T80_53">should</text:span><text:span text:style-name="T80_54"><text:s/></text:span><text:span text:style-name="T80_55">be</text:span><text:span text:style-name="T80_56"><text:s/></text:span><text:span text:style-name="T80_57">run</text:span><text:span text:style-name="T80_58"><text:s/></text:span><text:span text:style-name="T80_59">on</text:span><text:span text:style-name="T80_60"><text:s/></text:span><text:span text:style-name="T80_61">the</text:span><text:span text:style-name="T80_62"><text:s/></text:span><text:span text:style-name="T80_63">order</text:span><text:span text:style-name="T80_64"><text:s/></text:span><text:span text:style-name="T80_65">of</text:span><text:span text:style-name="T80_66"><text:s/>5,000,000<text:s/></text:span><text:span text:style-name="T80_67">bit</text:span><text:span text:style-name="T80_68"><text:s/></text:span><text:span text:style-name="T80_69">time</text:span><text:span text:style-name="T80_70"><text:s/></text:span><text:span text:style-name="T80_71">units</text:span><text:span text:style-name="T80_72">.</text:span></text:p>
        </text:list-item>
        <text:list-item>
          <text:p text:style-name="P81"><text:span text:style-name="T81_1">T</text:span><text:span text:style-name="T81_2"><text:s text:c="2"/></text:span><text:span text:style-name="T81_3">t</text:span><text:span text:style-name="T81_4">1<text:s/></text:span><text:span text:style-name="T81_5">t</text:span><text:span text:style-name="T81_6">2<text:s/></text:span><text:span text:style-name="T81_7">t</text:span><text:span text:style-name="T81_8">3<text:s/>...<text:s/></text:span><text:span text:style-name="T81_9">tT</text:span><text:span text:style-name="T81_10"><text:s/>(</text:span><text:span text:style-name="T81_11">integer</text:span><text:span text:style-name="T81_12">)<text:s text:c="3"/></text:span><text:span text:style-name="T81_13">The</text:span><text:span text:style-name="T81_14"><text:s/></text:span><text:span text:style-name="T81_15">number</text:span><text:span text:style-name="T81_16"><text:s/></text:span><text:span text:style-name="T81_17">of</text:span><text:span text:style-name="T81_18"><text:s/></text:span><text:span text:style-name="T81_19">trials</text:span><text:span text:style-name="T81_20">,<text:s/></text:span><text:span text:style-name="T81_21">followed</text:span><text:span text:style-name="T81_22"><text:s/></text:span><text:span text:style-name="T81_23">by</text:span><text:span text:style-name="T81_24"><text:s/></text:span><text:span text:style-name="T81_25">seeds</text:span><text:span text:style-name="T81_26"><text:s/></text:span><text:span text:style-name="T81_27">for</text:span><text:span text:style-name="T81_28"><text:s/></text:span><text:span text:style-name="T81_29">the</text:span><text:span text:style-name="T81_30"><text:s/></text:span><text:span text:style-name="T81_31">trials</text:span><text:span text:style-name="T81_32">.<text:s text:c="2"/></text:span><text:span text:style-name="T81_33">For</text:span><text:span text:style-name="T81_34"><text:s/></text:span><text:span text:style-name="T81_35">this</text:span><text:span text:style-name="T81_36"><text:s/></text:span><text:span text:style-name="T81_37">simulation</text:span><text:span text:style-name="T81_38">,<text:s/></text:span><text:span text:style-name="T81_39">you</text:span><text:span text:style-name="T81_40"><text:s/></text:span><text:span text:style-name="T81_41">can</text:span><text:span text:style-name="T81_42"><text:s/></text:span><text:span text:style-name="T81_43">set</text:span><text:span text:style-name="T81_44"><text:s/></text:span><text:span text:style-name="T81_45">T</text:span><text:span text:style-name="T81_46"><text:s/></text:span><text:span text:style-name="T81_47">to</text:span><text:span text:style-name="T81_48"><text:s/>5.</text:span></text:p>
        </text:list-item>
      </text:list>
      <text:p text:style-name="P82"><text:span text:style-name="T82_1">Variables</text:span><text:span text:style-name="T82_2"><text:s/></text:span><text:span text:style-name="T82_3">will</text:span><text:span text:style-name="T82_4"><text:s/></text:span><text:span text:style-name="T82_5">be</text:span><text:span text:style-name="T82_6"><text:s/></text:span><text:span text:style-name="T82_7">tested</text:span><text:span text:style-name="T82_8"><text:s/></text:span><text:span text:style-name="T82_9">to</text:span><text:span text:style-name="T82_10"><text:s/></text:span><text:span text:style-name="T82_11">make</text:span><text:span text:style-name="T82_12"><text:s/></text:span><text:span text:style-name="T82_13">sure</text:span><text:span text:style-name="T82_14"><text:s/></text:span><text:span text:style-name="T82_15">appropriate</text:span><text:span text:style-name="T82_16"><text:s/></text:span><text:span text:style-name="T82_17">outputs</text:span><text:span text:style-name="T82_18"><text:s/></text:span><text:span text:style-name="T82_19">are</text:span><text:span text:style-name="T82_20"><text:s/></text:span><text:span text:style-name="T82_21">given</text:span><text:span text:style-name="T82_22"><text:s/></text:span><text:span text:style-name="T82_23">and</text:span><text:span text:style-name="T82_24"><text:s/></text:span><text:span text:style-name="T82_25">tables</text:span><text:span text:style-name="T82_26"><text:s/></text:span><text:span text:style-name="T82_27">along</text:span><text:span text:style-name="T82_28"><text:s/></text:span><text:span text:style-name="T82_29">with</text:span><text:span text:style-name="T82_30"><text:s/></text:span><text:span text:style-name="T82_31">graphs</text:span><text:span text:style-name="T82_32"><text:s/></text:span><text:span text:style-name="T82_33">will</text:span><text:span text:style-name="T82_34"><text:s/></text:span><text:span text:style-name="T82_35">be</text:span><text:span text:style-name="T82_36"><text:s/></text:span><text:span text:style-name="T82_37">created</text:span><text:span text:style-name="T82_38"><text:s/></text:span><text:span text:style-name="T82_39">using</text:span><text:span text:style-name="T82_40"><text:s/></text:span><text:span text:style-name="T82_41">these</text:span><text:span text:style-name="T82_42"><text:s/></text:span><text:span text:style-name="T82_43">variables</text:span><text:span text:style-name="T82_44">.<text:s/></text:span><text:span text:style-name="T82_45">Examples</text:span><text:span text:style-name="T82_46"><text:s/></text:span><text:span text:style-name="T82_47">such</text:span><text:span text:style-name="T82_48"><text:s/></text:span><text:span text:style-name="T82_49">as</text:span><text:span text:style-name="T82_50"><text:s/>(</text:span><text:span text:style-name="T82_51">N</text:span><text:span text:style-name="T82_52">=<text:s/>1000,<text:s/></text:span><text:span text:style-name="T82_53">B</text:span><text:span text:style-name="T82_54"><text:s/>=<text:s/>50),<text:s/>(</text:span><text:span text:style-name="T82_55">N</text:span><text:span text:style-name="T82_56">=<text:s/>5000,<text:s/></text:span><text:span text:style-name="T82_57">B</text:span><text:span text:style-name="T82_58"><text:s/>=<text:s/>500)<text:s/></text:span><text:span text:style-name="T82_59">etc</text:span><text:span text:style-name="T82_60">.</text:span></text:p>
      <text:p text:style-name="P83"/>
      <text:p text:style-name="P84"><text:span text:style-name="T84_1">In</text:span><text:span text:style-name="T84_2"><text:s/></text:span><text:span text:style-name="T84_3">our</text:span><text:span text:style-name="T84_4"><text:s/></text:span><text:span text:style-name="T84_5">main</text:span><text:span text:style-name="T84_6"><text:s/></text:span><text:span text:style-name="T84_7">program</text:span><text:span text:style-name="T84_8"><text:s/></text:span><text:span text:style-name="T84_9">the</text:span><text:span text:style-name="T84_10"><text:s/></text:span><text:span text:style-name="T84_11">functions</text:span><text:span text:style-name="T84_12"><text:s/></text:span><text:span text:style-name="T84_13">described</text:span><text:span text:style-name="T84_14"><text:s/></text:span><text:span text:style-name="T84_15">above</text:span><text:span text:style-name="T84_16"><text:s/></text:span><text:span text:style-name="T84_17">were</text:span><text:span text:style-name="T84_18"><text:s/></text:span><text:span text:style-name="T84_19">used</text:span><text:span text:style-name="T84_20"><text:s/></text:span><text:span text:style-name="T84_21">to</text:span><text:span text:style-name="T84_22"><text:s/></text:span><text:span text:style-name="T84_23">calculate</text:span><text:span text:style-name="T84_24"><text:s/></text:span><text:span text:style-name="T84_25">the</text:span><text:span text:style-name="T84_26"><text:s/></text:span><text:span text:style-name="T84_27">various</text:span><text:span text:style-name="T84_28"><text:s/></text:span><text:span text:style-name="T84_29">statistical</text:span><text:span text:style-name="T84_30"><text:s/></text:span><text:span text:style-name="T84_31">and</text:span><text:span text:style-name="T84_32"><text:s/></text:span><text:span text:style-name="T84_33">mathematical</text:span><text:span text:style-name="T84_34"><text:s/></text:span><text:span text:style-name="T84_35">operations</text:span><text:span text:style-name="T84_36">.<text:s/></text:span><text:span text:style-name="T84_37">First</text:span><text:span text:style-name="T84_38"><text:s/></text:span><text:span text:style-name="T84_39">step</text:span><text:span text:style-name="T84_40"><text:s/></text:span><text:span text:style-name="T84_41">of</text:span><text:span text:style-name="T84_42"><text:s/></text:span><text:span text:style-name="T84_43">actions</text:span><text:span text:style-name="T84_44"><text:s/></text:span><text:span text:style-name="T84_45">is</text:span><text:span text:style-name="T84_46"><text:s/></text:span><text:span text:style-name="T84_47">to</text:span><text:span text:style-name="T84_48"><text:s/></text:span><text:span text:style-name="T84_49">query</text:span><text:span text:style-name="T84_50"><text:s/></text:span><text:span text:style-name="T84_51">the</text:span><text:span text:style-name="T84_52"><text:s/></text:span><text:span text:style-name="T84_53">user</text:span><text:span text:style-name="T84_54"><text:s/></text:span><text:span text:style-name="T84_55">for</text:span><text:span text:style-name="T84_56"><text:s/></text:span><text:span text:style-name="T84_57">simulation</text:span><text:span text:style-name="T84_58"><text:s/></text:span><text:span text:style-name="T84_59">specifications</text:span><text:span text:style-name="T84_60"><text:s/></text:span><text:span text:style-name="T84_61">that</text:span><text:span text:style-name="T84_62"><text:s/></text:span><text:span text:style-name="T84_63">they</text:span><text:span text:style-name="T84_64"><text:s/></text:span><text:span text:style-name="T84_65">would</text:span><text:span text:style-name="T84_66"><text:s/></text:span><text:span text:style-name="T84_67">like</text:span><text:span text:style-name="T84_68"><text:s/></text:span><text:span text:style-name="T84_69">to</text:span><text:span text:style-name="T84_70"><text:s/></text:span><text:span text:style-name="T84_71">run</text:span><text:span text:style-name="T84_72"><text:s/></text:span><text:span text:style-name="T84_73">through</text:span><text:span text:style-name="T84_74"><text:s/></text:span><text:span text:style-name="T84_75">the</text:span><text:span text:style-name="T84_76"><text:s/></text:span><text:span text:style-name="T84_77">command</text:span><text:span text:style-name="T84_78"><text:s/></text:span><text:span text:style-name="T84_79">line</text:span><text:span text:style-name="T84_80">.<text:s/></text:span><text:span text:style-name="T84_81">After</text:span><text:span text:style-name="T84_82"><text:s/></text:span><text:span text:style-name="T84_83">this</text:span><text:span text:style-name="T84_84"><text:s/></text:span><text:span text:style-name="T84_85">step</text:span><text:span text:style-name="T84_86"><text:s/></text:span><text:span text:style-name="T84_87">is</text:span><text:span text:style-name="T84_88"><text:s/></text:span><text:span text:style-name="T84_89">done</text:span><text:span text:style-name="T84_90"><text:s/></text:span><text:span text:style-name="T84_91">we</text:span><text:span text:style-name="T84_92"><text:s/></text:span><text:span text:style-name="T84_93">go</text:span><text:span text:style-name="T84_94"><text:s/></text:span><text:span text:style-name="T84_95">ahead</text:span><text:span text:style-name="T84_96"><text:s/></text:span><text:span text:style-name="T84_97">and</text:span><text:span text:style-name="T84_98"><text:s/></text:span><text:span text:style-name="T84_99">retrieve</text:span><text:span text:style-name="T84_100"><text:s/></text:span><text:span text:style-name="T84_101">all</text:span><text:span text:style-name="T84_102"><text:s/></text:span><text:span text:style-name="T84_103">this</text:span><text:span text:style-name="T84_104"><text:s/></text:span><text:span text:style-name="T84_105">information</text:span><text:span text:style-name="T84_106"><text:s/></text:span><text:span text:style-name="T84_107">by</text:span><text:span text:style-name="T84_108"><text:s/></text:span><text:span text:style-name="T84_109">using</text:span><text:span text:style-name="T84_110"><text:s/></text:span><text:span text:style-name="T84_111">the</text:span><text:span text:style-name="T84_112"><text:s/></text:span><text:span text:style-name="T84_113">arguments</text:span><text:span text:style-name="T84_114">()<text:s/></text:span><text:span text:style-name="T84_115">function</text:span><text:span text:style-name="T84_116">.<text:s/></text:span><text:span text:style-name="T84_117">Our</text:span><text:span text:style-name="T84_118"><text:s/></text:span><text:span text:style-name="T84_119">simulation</text:span><text:span text:style-name="T84_120"><text:s/></text:span><text:span text:style-name="T84_121">handles</text:span><text:span text:style-name="T84_122"><text:s/></text:span><text:span text:style-name="T84_123">the</text:span><text:span text:style-name="T84_124"><text:s/></text:span><text:span text:style-name="T84_125">mode</text:span><text:span text:style-name="T84_126"><text:s/></text:span><text:span text:style-name="T84_127">for</text:span><text:span text:style-name="T84_128"><text:s/></text:span><text:span text:style-name="T84_129">when</text:span><text:span text:style-name="T84_130"><text:s/></text:span><text:span text:style-name="T84_131">K</text:span><text:span text:style-name="T84_132"><text:s/>=<text:s/>0,<text:s/></text:span><text:span text:style-name="T84_133">having</text:span><text:span text:style-name="T84_134"><text:s/></text:span><text:span text:style-name="T84_135">no</text:span><text:span text:style-name="T84_136"><text:s/></text:span><text:span text:style-name="T84_137">error</text:span><text:span text:style-name="T84_138"><text:s/></text:span><text:span text:style-name="T84_139">correction</text:span><text:span text:style-name="T84_140">.<text:s/></text:span><text:span text:style-name="T84_141">the</text:span><text:span text:style-name="T84_142"><text:s/></text:span><text:span text:style-name="T84_143">next</text:span><text:span text:style-name="T84_144"><text:s/></text:span><text:span text:style-name="T84_145">mode</text:span><text:span text:style-name="T84_146"><text:s/></text:span><text:span text:style-name="T84_147">handles</text:span><text:span text:style-name="T84_148"><text:s/></text:span><text:span text:style-name="T84_149">the</text:span><text:span text:style-name="T84_150"><text:s/></text:span><text:span text:style-name="T84_151">simulation</text:span><text:span text:style-name="T84_152"><text:s/></text:span><text:span text:style-name="T84_153">for</text:span><text:span text:style-name="T84_154"><text:s/></text:span><text:span text:style-name="T84_155">when</text:span><text:span text:style-name="T84_156"><text:s/></text:span><text:span text:style-name="T84_157">K</text:span><text:span text:style-name="T84_158"><text:s/>=<text:s/>1,<text:s/></text:span><text:span text:style-name="T84_159">this</text:span><text:span text:style-name="T84_160"><text:s/></text:span><text:span text:style-name="T84_161">being</text:span><text:span text:style-name="T84_162"><text:s/></text:span><text:span text:style-name="T84_163">the</text:span><text:span text:style-name="T84_164"><text:s/></text:span><text:span text:style-name="T84_165">case</text:span><text:span text:style-name="T84_166"><text:s/></text:span><text:span text:style-name="T84_167">for</text:span><text:span text:style-name="T84_168"><text:s/></text:span><text:span text:style-name="T84_169">when</text:span><text:span text:style-name="T84_170"><text:s/></text:span><text:span text:style-name="T84_171">we</text:span><text:span text:style-name="T84_172"><text:s/></text:span><text:span text:style-name="T84_173">have</text:span><text:span text:style-name="T84_174"><text:s/></text:span><text:span text:style-name="T84_175">one</text:span><text:span text:style-name="T84_176"><text:s/></text:span><text:span text:style-name="T84_177">large</text:span><text:span text:style-name="T84_178"><text:s/></text:span><text:span text:style-name="T84_179">block</text:span><text:span text:style-name="T84_180">.<text:s/></text:span><text:span text:style-name="T84_181">Last</text:span><text:span text:style-name="T84_182"><text:s/></text:span><text:span text:style-name="T84_183">node</text:span><text:span text:style-name="T84_184"><text:s/></text:span><text:span text:style-name="T84_185">being</text:span><text:span text:style-name="T84_186"><text:s/></text:span><text:span text:style-name="T84_187">for</text:span><text:span text:style-name="T84_188"><text:s/></text:span><text:span text:style-name="T84_189">when</text:span><text:span text:style-name="T84_190"><text:s/></text:span><text:span text:style-name="T84_191">K</text:span><text:span text:style-name="T84_192"><text:s/>&gt;<text:s/>1,<text:s/></text:span><text:span text:style-name="T84_193">this</text:span><text:span text:style-name="T84_194"><text:s/></text:span><text:span text:style-name="T84_195">being</text:span><text:span text:style-name="T84_196"><text:s/></text:span><text:span text:style-name="T84_197">the</text:span><text:span text:style-name="T84_198"><text:s/></text:span><text:span text:style-name="T84_199">typical</text:span><text:span text:style-name="T84_200"><text:s/></text:span><text:span text:style-name="T84_201">case</text:span><text:span text:style-name="T84_202">.<text:s/></text:span><text:span text:style-name="T84_203">When</text:span><text:span text:style-name="T84_204"><text:s/></text:span><text:span text:style-name="T84_205">K</text:span><text:span text:style-name="T84_206"><text:s/></text:span><text:span text:style-name="T84_207">is</text:span><text:span text:style-name="T84_208"><text:s/></text:span><text:span text:style-name="T84_209">zero</text:span><text:span text:style-name="T84_210"><text:s/></text:span><text:span text:style-name="T84_211">we</text:span><text:span text:style-name="T84_212"><text:s/></text:span><text:span text:style-name="T84_213">simply</text:span><text:span text:style-name="T84_214"><text:s/></text:span><text:span text:style-name="T84_215">keep</text:span><text:span text:style-name="T84_216"><text:s/></text:span><text:span text:style-name="T84_217">transmitting</text:span><text:span text:style-name="T84_218"><text:s/></text:span><text:span text:style-name="T84_219">the</text:span><text:span text:style-name="T84_220"><text:s/></text:span><text:span text:style-name="T84_221">frame</text:span><text:span text:style-name="T84_222"><text:s/></text:span><text:span text:style-name="T84_223">over</text:span><text:span text:style-name="T84_224"><text:s/></text:span><text:span text:style-name="T84_225">and</text:span><text:span text:style-name="T84_226"><text:s/></text:span><text:span text:style-name="T84_227">over</text:span><text:span text:style-name="T84_228"><text:s/></text:span><text:span text:style-name="T84_229">and</text:span><text:span text:style-name="T84_230"><text:s/></text:span><text:span text:style-name="T84_231">over</text:span><text:span text:style-name="T84_232"><text:s/></text:span><text:span text:style-name="T84_233">again</text:span><text:span text:style-name="T84_234"><text:s/></text:span><text:span text:style-name="T84_235">until</text:span><text:span text:style-name="T84_236"><text:s/></text:span><text:span text:style-name="T84_237">it</text:span><text:span text:style-name="T84_238"><text:s/></text:span><text:span text:style-name="T84_239">is</text:span><text:span text:style-name="T84_240"><text:s/></text:span><text:span text:style-name="T84_241">accepted</text:span><text:span text:style-name="T84_242"><text:s/></text:span><text:span text:style-name="T84_243">or</text:span><text:span text:style-name="T84_244"><text:s/></text:span><text:span text:style-name="T84_245">denied</text:span><text:span text:style-name="T84_246">,<text:s/></text:span><text:span text:style-name="T84_247">as</text:span><text:span text:style-name="T84_248"><text:s/></text:span><text:span text:style-name="T84_249">a</text:span><text:span text:style-name="T84_250"><text:s/></text:span><text:span text:style-name="T84_251">consequence</text:span><text:span text:style-name="T84_252"><text:s/></text:span><text:span text:style-name="T84_253">of</text:span><text:span text:style-name="T84_254"><text:s/></text:span><text:span text:style-name="T84_255">removing</text:span><text:span text:style-name="T84_256"><text:s/></text:span><text:span text:style-name="T84_257">the</text:span><text:span text:style-name="T84_258"><text:s/></text:span><text:span text:style-name="T84_259">check</text:span><text:span text:style-name="T84_260"><text:s/></text:span><text:span text:style-name="T84_261">bits</text:span><text:span text:style-name="T84_262"><text:s/></text:span><text:span text:style-name="T84_263">the</text:span><text:span text:style-name="T84_264"><text:s/></text:span><text:span text:style-name="T84_265">threshold</text:span><text:span text:style-name="T84_266"><text:s/></text:span><text:span text:style-name="T84_267">for</text:span><text:span text:style-name="T84_268"><text:s/></text:span><text:span text:style-name="T84_269">error</text:span><text:span text:style-name="T84_270"><text:s/></text:span><text:span text:style-name="T84_271">is</text:span><text:span text:style-name="T84_272"><text:s/></text:span><text:span text:style-name="T84_273">one</text:span><text:span text:style-name="T84_274">.<text:s/></text:span><text:span text:style-name="T84_275">As</text:span><text:span text:style-name="T84_276"><text:s/></text:span><text:span text:style-name="T84_277">you</text:span><text:span text:style-name="T84_278"><text:s/></text:span><text:span text:style-name="T84_279">will</text:span><text:span text:style-name="T84_280"><text:s/></text:span><text:span text:style-name="T84_281">see</text:span><text:span text:style-name="T84_282"><text:s/></text:span><text:span text:style-name="T84_283">in</text:span><text:span text:style-name="T84_284"><text:s/></text:span><text:span text:style-name="T84_285">the</text:span><text:span text:style-name="T84_286"><text:s/></text:span><text:span text:style-name="T84_287">analysis</text:span><text:span text:style-name="T84_288"><text:s/></text:span><text:span text:style-name="T84_289">this</text:span><text:span text:style-name="T84_290"><text:s/></text:span><text:span text:style-name="T84_291">has</text:span><text:span text:style-name="T84_292"><text:s/></text:span><text:span text:style-name="T84_293">a</text:span><text:span text:style-name="T84_294"><text:s/></text:span><text:span text:style-name="T84_295">few</text:span><text:span text:style-name="T84_296"><text:s/></text:span><text:span text:style-name="T84_297">consequences</text:span><text:span text:style-name="T84_298">.<text:s/></text:span><text:span text:style-name="T84_299">K</text:span><text:span text:style-name="T84_300"><text:s/>=<text:s/>1<text:s/></text:span><text:span text:style-name="T84_301">leaves</text:span><text:span text:style-name="T84_302"><text:s/></text:span><text:span text:style-name="T84_303">us</text:span><text:span text:style-name="T84_304"><text:s/></text:span><text:span text:style-name="T84_305">with</text:span><text:span text:style-name="T84_306"><text:s/></text:span><text:span text:style-name="T84_307">a</text:span><text:span text:style-name="T84_308"><text:s/></text:span><text:span text:style-name="T84_309">check</text:span><text:span text:style-name="T84_310"><text:s/></text:span><text:span text:style-name="T84_311">bits</text:span><text:span text:style-name="T84_312"><text:s/></text:span><text:span text:style-name="T84_313">but</text:span><text:span text:style-name="T84_314"><text:s/></text:span><text:span text:style-name="T84_315">the</text:span><text:span text:style-name="T84_316"><text:s/></text:span><text:span text:style-name="T84_317">frame</text:span><text:span text:style-name="T84_318"><text:s/></text:span><text:span text:style-name="T84_319">being</text:span><text:span text:style-name="T84_320"><text:s/></text:span><text:span text:style-name="T84_321">one</text:span><text:span text:style-name="T84_322"><text:s/></text:span><text:span text:style-name="T84_323">large</text:span><text:span text:style-name="T84_324"><text:s/></text:span><text:span text:style-name="T84_325">block</text:span><text:span text:style-name="T84_326"><text:s/></text:span><text:span text:style-name="T84_327">and</text:span><text:span text:style-name="T84_328"><text:s/></text:span><text:span text:style-name="T84_329">having</text:span><text:span text:style-name="T84_330"><text:s/></text:span><text:span text:style-name="T84_331">the</text:span><text:span text:style-name="T84_332"><text:s/></text:span><text:span text:style-name="T84_333">same</text:span><text:span text:style-name="T84_334"><text:s/></text:span><text:span text:style-name="T84_335">threshold</text:span><text:span text:style-name="T84_336"><text:s/></text:span><text:span text:style-name="T84_337">as</text:span><text:span text:style-name="T84_338"><text:s/></text:span><text:span text:style-name="T84_339">the</text:span><text:span text:style-name="T84_340"><text:s/></text:span><text:span text:style-name="T84_341">typical</text:span><text:span text:style-name="T84_342"><text:s/></text:span><text:span text:style-name="T84_343">case</text:span><text:span text:style-name="T84_344"><text:s/></text:span><text:span text:style-name="T84_345">but</text:span><text:span text:style-name="T84_346"><text:s/></text:span><text:span text:style-name="T84_347">the</text:span><text:span text:style-name="T84_348"><text:s/></text:span><text:span text:style-name="T84_349">lack</text:span><text:span text:style-name="T84_350"><text:s/></text:span><text:span text:style-name="T84_351">of</text:span><text:span text:style-name="T84_352"><text:s/></text:span><text:span text:style-name="T84_353">division</text:span><text:span text:style-name="T84_354"><text:s/></text:span><text:span text:style-name="T84_355">in</text:span><text:span text:style-name="T84_356"><text:s/></text:span><text:span text:style-name="T84_357">the</text:span><text:span text:style-name="T84_358"><text:s/></text:span><text:span text:style-name="T84_359">frames</text:span><text:span text:style-name="T84_360"><text:s/></text:span><text:span text:style-name="T84_361">leaves</text:span><text:span text:style-name="T84_362"><text:s/></text:span><text:span text:style-name="T84_363">a</text:span><text:span text:style-name="T84_364"><text:s/></text:span><text:span text:style-name="T84_365">complicated</text:span><text:span text:style-name="T84_366"><text:s/></text:span><text:span text:style-name="T84_367">challenge</text:span><text:span text:style-name="T84_368"><text:s/></text:span><text:span text:style-name="T84_369">for</text:span><text:span text:style-name="T84_370"><text:s/></text:span><text:span text:style-name="T84_371">the</text:span><text:span text:style-name="T84_372"><text:s/></text:span><text:span text:style-name="T84_373">network</text:span><text:span text:style-name="T84_374">.<text:s/></text:span><text:span text:style-name="T84_375">Finally</text:span><text:span text:style-name="T84_376"><text:s/></text:span><text:span text:style-name="T84_377">facing</text:span><text:span text:style-name="T84_378"><text:s/></text:span><text:span text:style-name="T84_379">this</text:span><text:span text:style-name="T84_380"><text:s/></text:span><text:span text:style-name="T84_381">situation</text:span><text:span text:style-name="T84_382"><text:s/></text:span><text:span text:style-name="T84_383">of</text:span><text:span text:style-name="T84_384"><text:s/></text:span><text:span text:style-name="T84_385">when</text:span><text:span text:style-name="T84_386"><text:s/></text:span><text:span text:style-name="T84_387">K</text:span><text:span text:style-name="T84_388"><text:s/>&gt;<text:s/>1<text:s/></text:span><text:span text:style-name="T84_389">we</text:span><text:span text:style-name="T84_390"><text:s/></text:span><text:span text:style-name="T84_391">have</text:span><text:span text:style-name="T84_392"><text:s/></text:span><text:span text:style-name="T84_393">a</text:span><text:span text:style-name="T84_394"><text:s/></text:span><text:span text:style-name="T84_395">loop</text:span><text:span text:style-name="T84_396"><text:s/></text:span><text:span text:style-name="T84_397">that</text:span><text:span text:style-name="T84_398"><text:s/></text:span><text:span text:style-name="T84_399">counts</text:span><text:span text:style-name="T84_400"><text:s/></text:span><text:span text:style-name="T84_401">the</text:span><text:span text:style-name="T84_402"><text:s/></text:span><text:span text:style-name="T84_403">amount</text:span><text:span text:style-name="T84_404"><text:s/></text:span><text:span text:style-name="T84_405">of</text:span><text:span text:style-name="T84_406"><text:s/></text:span><text:span text:style-name="T84_407">blocks</text:span><text:span text:style-name="T84_408"><text:s/></text:span><text:span text:style-name="T84_409">before</text:span><text:span text:style-name="T84_410"><text:s/></text:span><text:span text:style-name="T84_411">the</text:span><text:span text:style-name="T84_412"><text:s/></text:span><text:span text:style-name="T84_413">frame</text:span><text:span text:style-name="T84_414"><text:s/></text:span><text:span text:style-name="T84_415">is</text:span><text:span text:style-name="T84_416"><text:s/></text:span><text:span text:style-name="T84_417">fully</text:span><text:span text:style-name="T84_418"><text:s/></text:span><text:span text:style-name="T84_419">transmitted</text:span><text:span text:style-name="T84_420">.<text:s/></text:span><text:span text:style-name="T84_421">In</text:span><text:span text:style-name="T84_422"><text:s/></text:span><text:span text:style-name="T84_423">these</text:span><text:span text:style-name="T84_424"><text:s/></text:span><text:span text:style-name="T84_425">modes</text:span><text:span text:style-name="T84_426"><text:s/></text:span><text:span text:style-name="T84_427">we</text:span><text:span text:style-name="T84_428"><text:s/></text:span><text:span text:style-name="T84_429">then</text:span><text:span text:style-name="T84_430"><text:s/></text:span><text:span text:style-name="T84_431">decide</text:span><text:span text:style-name="T84_432"><text:s/></text:span><text:span text:style-name="T84_433">if</text:span><text:span text:style-name="T84_434"><text:s/></text:span><text:span text:style-name="T84_435">any</text:span><text:span text:style-name="T84_436"><text:s/></text:span><text:span text:style-name="T84_437">error</text:span><text:span text:style-name="T84_438"><text:s/></text:span><text:span text:style-name="T84_439">is</text:span><text:span text:style-name="T84_440"><text:s/></text:span><text:span text:style-name="T84_441">found</text:span><text:span text:style-name="T84_442"><text:s/></text:span><text:span text:style-name="T84_443">by</text:span><text:span text:style-name="T84_444"><text:s/></text:span><text:span text:style-name="T84_445">the</text:span><text:span text:style-name="T84_446"><text:s/></text:span><text:span text:style-name="T84_447">process</text:span><text:span text:style-name="T84_448"><text:s/></text:span><text:span text:style-name="T84_449">of</text:span><text:span text:style-name="T84_450"><text:s/></text:span><text:span text:style-name="T84_451">generating</text:span><text:span text:style-name="T84_452"><text:s/></text:span><text:span text:style-name="T84_453">a</text:span><text:span text:style-name="T84_454"><text:s/></text:span><text:span text:style-name="T84_455">random</text:span><text:span text:style-name="T84_456"><text:s/></text:span><text:span text:style-name="T84_457">number</text:span><text:span text:style-name="T84_458"><text:s/></text:span><text:span text:style-name="T84_459">and</text:span><text:span text:style-name="T84_460"><text:s/></text:span><text:span text:style-name="T84_461">comparing</text:span><text:span text:style-name="T84_462"><text:s/></text:span><text:span text:style-name="T84_463">it</text:span><text:span text:style-name="T84_464"><text:s/></text:span><text:span text:style-name="T84_465">with</text:span><text:span text:style-name="T84_466"><text:s/></text:span><text:span text:style-name="T84_467">this</text:span><text:span text:style-name="T84_468">.<text:s/></text:span><text:span text:style-name="T84_469">If</text:span><text:span text:style-name="T84_470"><text:s/></text:span><text:span text:style-name="T84_471">number</text:span><text:span text:style-name="T84_472"><text:s/></text:span><text:span text:style-name="T84_473">generated</text:span><text:span text:style-name="T84_474"><text:s/></text:span><text:span text:style-name="T84_475">is</text:span><text:span text:style-name="T84_476"><text:s/></text:span><text:span text:style-name="T84_477">less</text:span><text:span text:style-name="T84_478"><text:s/></text:span><text:span text:style-name="T84_479">than</text:span><text:span text:style-name="T84_480"><text:s/></text:span><text:span text:style-name="T84_481">or</text:span><text:span text:style-name="T84_482"><text:s/></text:span><text:span text:style-name="T84_483">same</text:span><text:span text:style-name="T84_484"><text:s/></text:span><text:span text:style-name="T84_485">as</text:span><text:span text:style-name="T84_486"><text:s/></text:span><text:span text:style-name="T84_487">e</text:span><text:span text:style-name="T84_488"><text:s/></text:span><text:span text:style-name="T84_489">then</text:span><text:span text:style-name="T84_490"><text:s/></text:span><text:span text:style-name="T84_491">we</text:span><text:span text:style-name="T84_492"><text:s/></text:span><text:span text:style-name="T84_493">have</text:span><text:span text:style-name="T84_494"><text:s/></text:span><text:span text:style-name="T84_495">an</text:span><text:span text:style-name="T84_496"><text:s/></text:span><text:span text:style-name="T84_497">error</text:span><text:span text:style-name="T84_498"><text:s/></text:span><text:span text:style-name="T84_499">in</text:span><text:span text:style-name="T84_500"><text:s/></text:span><text:span text:style-name="T84_501">the</text:span><text:span text:style-name="T84_502"><text:s/></text:span><text:span text:style-name="T84_503">block</text:span><text:span text:style-name="T84_504">.<text:s/></text:span><text:span text:style-name="T84_505">When</text:span><text:span text:style-name="T84_506"><text:s/></text:span><text:span text:style-name="T84_507">we</text:span><text:span text:style-name="T84_508"><text:s/></text:span><text:span text:style-name="T84_509">have</text:span><text:span text:style-name="T84_510"><text:s/></text:span><text:span text:style-name="T84_511">more</text:span><text:span text:style-name="T84_512"><text:s/></text:span><text:span text:style-name="T84_513">than</text:span><text:span text:style-name="T84_514"><text:s/></text:span><text:span text:style-name="T84_515">one</text:span><text:span text:style-name="T84_516"><text:s/></text:span><text:span text:style-name="T84_517">error</text:span><text:span text:style-name="T84_518"><text:s/></text:span><text:span text:style-name="T84_519">we</text:span><text:span text:style-name="T84_520"><text:s/></text:span><text:span text:style-name="T84_521">set</text:span><text:span text:style-name="T84_522"><text:s/></text:span><text:span text:style-name="T84_523">a</text:span><text:span text:style-name="T84_524"><text:s/></text:span><text:span text:style-name="T84_525">boolean</text:span><text:span text:style-name="T84_526"><text:s/></text:span><text:span text:style-name="T84_527">value</text:span><text:span text:style-name="T84_528"><text:s/></text:span><text:span text:style-name="T84_529">to</text:span><text:span text:style-name="T84_530"><text:s/></text:span><text:span text:style-name="T84_531">false</text:span><text:span text:style-name="T84_532"><text:s/></text:span><text:span text:style-name="T84_533">and</text:span><text:span text:style-name="T84_534"><text:s/></text:span><text:span text:style-name="T84_535">then</text:span><text:span text:style-name="T84_536"><text:s/></text:span><text:span text:style-name="T84_537">begin</text:span><text:span text:style-name="T84_538"><text:s/></text:span><text:span text:style-name="T84_539">transmitting</text:span><text:span text:style-name="T84_540"><text:s/></text:span><text:span text:style-name="T84_541">the</text:span><text:span text:style-name="T84_542"><text:s/></text:span><text:span text:style-name="T84_543">rest</text:span><text:span text:style-name="T84_544"><text:s/></text:span><text:span text:style-name="T84_545">of</text:span><text:span text:style-name="T84_546"><text:s/></text:span><text:span text:style-name="T84_547">the</text:span><text:span text:style-name="T84_548"><text:s/></text:span><text:span text:style-name="T84_549">frame</text:span><text:span text:style-name="T84_550">,<text:s/></text:span><text:span text:style-name="T84_551">to</text:span><text:span text:style-name="T84_552"><text:s/></text:span><text:span text:style-name="T84_553">be</text:span><text:span text:style-name="T84_554"><text:s/></text:span><text:span text:style-name="T84_555">used</text:span><text:span text:style-name="T84_556"><text:s/></text:span><text:span text:style-name="T84_557">to</text:span><text:span text:style-name="T84_558"><text:s/></text:span><text:span text:style-name="T84_559">calculate</text:span><text:span text:style-name="T84_560"><text:s/></text:span><text:span text:style-name="T84_561">later</text:span><text:span text:style-name="T84_562">.<text:s/></text:span><text:span text:style-name="T84_563">After</text:span><text:span text:style-name="T84_564"><text:s/></text:span><text:span text:style-name="T84_565">transmission</text:span><text:span text:style-name="T84_566">,<text:s/></text:span><text:span text:style-name="T84_567">we</text:span><text:span text:style-name="T84_568"><text:s/></text:span><text:span text:style-name="T84_569">then</text:span><text:span text:style-name="T84_570"><text:s/></text:span><text:span text:style-name="T84_571">check</text:span><text:span text:style-name="T84_572"><text:s/></text:span><text:span text:style-name="T84_573">if</text:span><text:span text:style-name="T84_574"><text:s/></text:span><text:span text:style-name="T84_575">there</text:span><text:span text:style-name="T84_576"><text:s/></text:span><text:span text:style-name="T84_577">is</text:span><text:span text:style-name="T84_578"><text:s/></text:span><text:span text:style-name="T84_579">an</text:span><text:span text:style-name="T84_580"><text:s/></text:span><text:span text:style-name="T84_581">error</text:span><text:span text:style-name="T84_582">.<text:s/></text:span><text:span text:style-name="T84_583">If</text:span><text:span text:style-name="T84_584"><text:s/></text:span><text:span text:style-name="T84_585">error</text:span><text:span text:style-name="T84_586"><text:s/></text:span><text:span text:style-name="T84_587">is</text:span><text:span text:style-name="T84_588"><text:s/></text:span><text:span text:style-name="T84_589">found</text:span><text:span text:style-name="T84_590">,<text:s/></text:span><text:span text:style-name="T84_591">retransmit</text:span><text:span text:style-name="T84_592">.<text:s/></text:span><text:span text:style-name="T84_593">If</text:span><text:span text:style-name="T84_594"><text:s/></text:span><text:span text:style-name="T84_595">not</text:span><text:span text:style-name="T84_596">,<text:s/></text:span><text:span text:style-name="T84_597">we</text:span><text:span text:style-name="T84_598"><text:s/></text:span><text:span text:style-name="T84_599">keep</text:span><text:span text:style-name="T84_600"><text:s/></text:span><text:span text:style-name="T84_601">it</text:span><text:span text:style-name="T84_602"><text:s/></text:span><text:span text:style-name="T84_603">moving</text:span><text:span text:style-name="T84_604"><text:s/></text:span><text:span text:style-name="T84_605">to</text:span><text:span text:style-name="T84_606"><text:s/></text:span><text:span text:style-name="T84_607">the</text:span><text:span text:style-name="T84_608"><text:s/></text:span><text:span text:style-name="T84_609">next</text:span><text:span text:style-name="T84_610"><text:s/></text:span><text:span text:style-name="T84_611">frame</text:span><text:span text:style-name="T84_612">.<text:s/></text:span><text:span text:style-name="T84_613">We</text:span><text:span text:style-name="T84_614"><text:s/></text:span><text:span text:style-name="T84_615">redo</text:span><text:span text:style-name="T84_616"><text:s/></text:span><text:span text:style-name="T84_617">this</text:span><text:span text:style-name="T84_618"><text:s/></text:span><text:span text:style-name="T84_619">process</text:span><text:span text:style-name="T84_620"><text:s/></text:span><text:span text:style-name="T84_621">until</text:span><text:span text:style-name="T84_622"><text:s/></text:span><text:span text:style-name="T84_623">it</text:span><text:span text:style-name="T84_624"><text:s/></text:span><text:span text:style-name="T84_625">reaches</text:span><text:span text:style-name="T84_626"><text:s/></text:span><text:span text:style-name="T84_627">the</text:span><text:span text:style-name="T84_628"><text:s/></text:span><text:span text:style-name="T84_629">last</text:span><text:span text:style-name="T84_630"><text:s/></text:span><text:span text:style-name="T84_631">frame</text:span><text:span text:style-name="T84_632">.<text:s/></text:span><text:span text:style-name="T84_633">Once</text:span><text:span text:style-name="T84_634"><text:s/></text:span><text:span text:style-name="T84_635">we</text:span><text:span text:style-name="T84_636"><text:s/></text:span><text:span text:style-name="T84_637">go</text:span><text:span text:style-name="T84_638"><text:s/></text:span><text:span text:style-name="T84_639">through</text:span><text:span text:style-name="T84_640"><text:s/></text:span><text:span text:style-name="T84_641">T</text:span><text:span text:style-name="T84_642"><text:s/></text:span><text:span text:style-name="T84_643">simulations</text:span><text:span text:style-name="T84_644"><text:s/></text:span><text:span text:style-name="T84_645">we</text:span><text:span text:style-name="T84_646"><text:s/></text:span><text:span text:style-name="T84_647">then</text:span><text:span text:style-name="T84_648"><text:s/></text:span><text:span text:style-name="T84_649">fall</text:span><text:span text:style-name="T84_650"><text:s/></text:span><text:span text:style-name="T84_651">into</text:span><text:span text:style-name="T84_652"><text:s/></text:span><text:span text:style-name="T84_653">the</text:span><text:span text:style-name="T84_654"><text:s/></text:span><text:span text:style-name="T84_655">statistical</text:span><text:span text:style-name="T84_656"><text:s/></text:span><text:span text:style-name="T84_657">process</text:span><text:span text:style-name="T84_658"><text:s/></text:span><text:span text:style-name="T84_659">of</text:span><text:span text:style-name="T84_660"><text:s/></text:span><text:span text:style-name="T84_661">the</text:span><text:span text:style-name="T84_662"><text:s/></text:span><text:span text:style-name="T84_663">functions</text:span><text:span text:style-name="T84_664"><text:s/></text:span><text:span text:style-name="T84_665">described</text:span><text:span text:style-name="T84_666"><text:s/></text:span><text:span text:style-name="T84_667">above</text:span><text:span text:style-name="T84_668">.<text:s/></text:span><text:span text:style-name="T84_669">Results</text:span><text:span text:style-name="T84_670"><text:s/></text:span><text:span text:style-name="T84_671">are</text:span><text:span text:style-name="T84_672"><text:s/></text:span><text:span text:style-name="T84_673">then</text:span><text:span text:style-name="T84_674"><text:s/></text:span><text:span text:style-name="T84_675">printed</text:span><text:span text:style-name="T84_676"><text:s/></text:span><text:span text:style-name="T84_677">to</text:span><text:span text:style-name="T84_678"><text:s/></text:span><text:span text:style-name="T84_679">user</text:span><text:span text:style-name="T84_680"><text:s/></text:span><text:span text:style-name="T84_681">so</text:span><text:span text:style-name="T84_682"><text:s/></text:span><text:span text:style-name="T84_683">the</text:span><text:span text:style-name="T84_684"><text:s/></text:span><text:span text:style-name="T84_685">outcome</text:span><text:span text:style-name="T84_686"><text:s/></text:span><text:span text:style-name="T84_687">of</text:span><text:span text:style-name="T84_688"><text:s/></text:span><text:span text:style-name="T84_689">simulation</text:span><text:span text:style-name="T84_690"><text:s/></text:span><text:span text:style-name="T84_691">can</text:span><text:span text:style-name="T84_692"><text:s/></text:span><text:span text:style-name="T84_693">be</text:span><text:span text:style-name="T84_694"><text:s/></text:span><text:span text:style-name="T84_695">observed</text:span><text:span text:style-name="T84_696">.</text:span></text:p>
      <text:h text:style-name="P85" text:outline-level="10"><text:span text:style-name="T85_1">Project</text:span><text:span text:style-name="T85_2"><text:s/></text:span><text:span text:style-name="T85_3">Scope</text:span><text:span text:style-name="T85_4">:</text:span></text:h>
      <text:p text:style-name="P86"><text:span text:style-name="T86_1">Since</text:span><text:span text:style-name="T86_2"><text:s/></text:span><text:span text:style-name="T86_3">this</text:span><text:span text:style-name="T86_4"><text:s/></text:span><text:span text:style-name="T86_5">is</text:span><text:span text:style-name="T86_6"><text:s/></text:span><text:span text:style-name="T86_7">a</text:span><text:span text:style-name="T86_8"><text:s/></text:span><text:span text:style-name="T86_9">simulator</text:span><text:span text:style-name="T86_10"><text:s/></text:span><text:span text:style-name="T86_11">made</text:span><text:span text:style-name="T86_12"><text:s/></text:span><text:span text:style-name="T86_13">by</text:span><text:span text:style-name="T86_14"><text:s/></text:span><text:span text:style-name="T86_15">students</text:span><text:span text:style-name="T86_16"><text:s/></text:span><text:span text:style-name="T86_17">there</text:span><text:span text:style-name="T86_18"><text:s/></text:span><text:span text:style-name="T86_19">is</text:span><text:span text:style-name="T86_20"><text:s/></text:span><text:span text:style-name="T86_21">no</text:span><text:span text:style-name="T86_22"><text:s/></text:span><text:span text:style-name="T86_23">doubt</text:span><text:span text:style-name="T86_24"><text:s/></text:span><text:span text:style-name="T86_25">going</text:span><text:span text:style-name="T86_26"><text:s/></text:span><text:span text:style-name="T86_27">to</text:span><text:span text:style-name="T86_28"><text:s/></text:span><text:span text:style-name="T86_29">be</text:span><text:span text:style-name="T86_30"><text:s/></text:span><text:span text:style-name="T86_31">some</text:span><text:span text:style-name="T86_32"><text:s/></text:span><text:span text:style-name="T86_33">potential</text:span><text:span text:style-name="T86_34"><text:s/></text:span><text:span text:style-name="T86_35">errors</text:span><text:span text:style-name="T86_36"><text:s/></text:span><text:span text:style-name="T86_37">floating</text:span><text:span text:style-name="T86_38"><text:s/></text:span><text:span text:style-name="T86_39">around</text:span><text:span text:style-name="T86_40"><text:s/></text:span><text:span text:style-name="T86_41">and</text:span><text:span text:style-name="T86_42"><text:s/></text:span><text:span text:style-name="T86_43">project</text:span><text:span text:style-name="T86_44"><text:s/></text:span><text:span text:style-name="T86_45">scope</text:span><text:span text:style-name="T86_46"><text:s/></text:span><text:span text:style-name="T86_47">on</text:span><text:span text:style-name="T86_48"><text:s/></text:span><text:span text:style-name="T86_49">a</text:span><text:span text:style-name="T86_50"><text:s/></text:span><text:span text:style-name="T86_51">much</text:span><text:span text:style-name="T86_52"><text:s/></text:span><text:span text:style-name="T86_53">smaller</text:span><text:span text:style-name="T86_54"><text:s/></text:span><text:span text:style-name="T86_55">scale</text:span><text:span text:style-name="T86_56">.<text:s/></text:span><text:span text:style-name="T86_57">This</text:span><text:span text:style-name="T86_58"><text:s/></text:span><text:span text:style-name="T86_59">simulator</text:span><text:span text:style-name="T86_60"><text:s/></text:span><text:span text:style-name="T86_61">by</text:span><text:span text:style-name="T86_62"><text:s/></text:span><text:span text:style-name="T86_63">no</text:span><text:span text:style-name="T86_64"><text:s/></text:span><text:span text:style-name="T86_65">means</text:span><text:span text:style-name="T86_66"><text:s/></text:span><text:span text:style-name="T86_67">fully</text:span><text:span text:style-name="T86_68"><text:s/></text:span><text:span text:style-name="T86_69">represent</text:span><text:span text:style-name="T86_70"><text:s/></text:span><text:span text:style-name="T86_71">a</text:span><text:span text:style-name="T86_72"><text:s/></text:span><text:span text:style-name="T86_73">real</text:span><text:span text:style-name="T86_74"><text:s/></text:span><text:span text:style-name="T86_75">life</text:span><text:span text:style-name="T86_76"><text:s/></text:span><text:span text:style-name="T86_77">one</text:span><text:span text:style-name="T86_78"><text:s/></text:span><text:span text:style-name="T86_79">in</text:span><text:span text:style-name="T86_80"><text:s/></text:span><text:span text:style-name="T86_81">which</text:span><text:span text:style-name="T86_82"><text:s/></text:span><text:span text:style-name="T86_83">case</text:span><text:span text:style-name="T86_84"><text:s/></text:span><text:span text:style-name="T86_85">algorithms</text:span><text:span text:style-name="T86_86"><text:s/></text:span><text:span text:style-name="T86_87">will</text:span><text:span text:style-name="T86_88"><text:s/></text:span><text:span text:style-name="T86_89">be</text:span><text:span text:style-name="T86_90"><text:s/></text:span><text:span text:style-name="T86_91">more</text:span><text:span text:style-name="T86_92"><text:s/></text:span><text:span text:style-name="T86_93">complex</text:span><text:span text:style-name="T86_94"><text:s/></text:span><text:span text:style-name="T86_95">and</text:span><text:span text:style-name="T86_96"><text:s/></text:span><text:span text:style-name="T86_97">process</text:span><text:span text:style-name="T86_98"><text:s/></text:span><text:span text:style-name="T86_99">of</text:span><text:span text:style-name="T86_100"><text:s/></text:span><text:span text:style-name="T86_101">approaching</text:span><text:span text:style-name="T86_102"><text:s/></text:span><text:span text:style-name="T86_103">HSBC</text:span><text:span text:style-name="T86_104"><text:s/></text:span><text:span text:style-name="T86_105">also</text:span><text:span text:style-name="T86_106"><text:s/></text:span><text:span text:style-name="T86_107">more</text:span><text:span text:style-name="T86_108"><text:s/></text:span><text:span text:style-name="T86_109">complex</text:span><text:span text:style-name="T86_110">.<text:s/></text:span><text:span text:style-name="T86_111">But</text:span><text:span text:style-name="T86_112"><text:s/></text:span><text:span text:style-name="T86_113">this</text:span><text:span text:style-name="T86_114"><text:s/></text:span><text:span text:style-name="T86_115">simulator</text:span><text:span text:style-name="T86_116"><text:s/></text:span><text:span text:style-name="T86_117">does</text:span><text:span text:style-name="T86_118"><text:s/></text:span><text:span text:style-name="T86_119">show</text:span><text:span text:style-name="T86_120"><text:s/></text:span><text:span text:style-name="T86_121">us</text:span><text:span text:style-name="T86_122"><text:s/></text:span><text:span text:style-name="T86_123">the</text:span><text:span text:style-name="T86_124"><text:s/></text:span><text:span text:style-name="T86_125">basic</text:span><text:span text:style-name="T86_126"><text:s/></text:span><text:span text:style-name="T86_127">flow</text:span><text:span text:style-name="T86_128"><text:s/></text:span><text:span text:style-name="T86_129">of</text:span><text:span text:style-name="T86_130"><text:s/></text:span><text:span text:style-name="T86_131">a</text:span><text:span text:style-name="T86_132"><text:s/></text:span><text:span text:style-name="T86_133">HSBC</text:span><text:span text:style-name="T86_134"><text:s/></text:span><text:span text:style-name="T86_135">program</text:span><text:span text:style-name="T86_136">,<text:s/></text:span><text:span text:style-name="T86_137">something</text:span><text:span text:style-name="T86_138"><text:s/></text:span><text:span text:style-name="T86_139">that</text:span><text:span text:style-name="T86_140"><text:s/></text:span><text:span text:style-name="T86_141">might</text:span><text:span text:style-name="T86_142"><text:s/></text:span><text:span text:style-name="T86_143">prove</text:span><text:span text:style-name="T86_144"><text:s/></text:span><text:span text:style-name="T86_145">useful</text:span><text:span text:style-name="T86_146"><text:s/></text:span><text:span text:style-name="T86_147">to</text:span><text:span text:style-name="T86_148"><text:s/></text:span><text:span text:style-name="T86_149">students</text:span><text:span text:style-name="T86_150"><text:s/></text:span><text:span text:style-name="T86_151">who</text:span><text:span text:style-name="T86_152"><text:s/></text:span><text:span text:style-name="T86_153">decide</text:span><text:span text:style-name="T86_154"><text:s/></text:span><text:span text:style-name="T86_155">to</text:span><text:span text:style-name="T86_156"><text:s/></text:span><text:span text:style-name="T86_157">follow</text:span><text:span text:style-name="T86_158"><text:s/></text:span><text:span text:style-name="T86_159">a</text:span><text:span text:style-name="T86_160"><text:s/></text:span><text:span text:style-name="T86_161">career</text:span><text:span text:style-name="T86_162"><text:s/></text:span><text:span text:style-name="T86_163">path</text:span><text:span text:style-name="T86_164"><text:s/></text:span><text:span text:style-name="T86_165">dealing</text:span><text:span text:style-name="T86_166"><text:s/></text:span><text:span text:style-name="T86_167">with</text:span><text:span text:style-name="T86_168"><text:s/></text:span><text:span text:style-name="T86_169">networking</text:span><text:span text:style-name="T86_170">.<text:s/></text:span><text:span text:style-name="T86_171">This</text:span><text:span text:style-name="T86_172"><text:s/></text:span><text:span text:style-name="T86_173">being</text:span><text:span text:style-name="T86_174"><text:s/></text:span><text:span text:style-name="T86_175">accompanied</text:span><text:span text:style-name="T86_176"><text:s/></text:span><text:span text:style-name="T86_177">with</text:span><text:span text:style-name="T86_178"><text:s/></text:span><text:span text:style-name="T86_179">note</text:span><text:span text:style-name="T86_180"><text:s/></text:span><text:span text:style-name="T86_181">provided</text:span><text:span text:style-name="T86_182"><text:s/></text:span><text:span text:style-name="T86_183">in</text:span><text:span text:style-name="T86_184"><text:s/></text:span><text:span text:style-name="T86_185">project</text:span><text:span text:style-name="T86_186"><text:s/></text:span><text:span text:style-name="T86_187">description</text:span><text:span text:style-name="T86_188"><text:s/>...<text:s/>“</text:span><text:span text:style-name="T86_189">Noting</text:span><text:span text:style-name="T86_190"><text:s/></text:span><text:span text:style-name="T86_191">the</text:span><text:span text:style-name="T86_192"><text:s/></text:span><text:span text:style-name="T86_193">actual</text:span><text:span text:style-name="T86_194"><text:s/></text:span><text:span text:style-name="T86_195">message</text:span><text:span text:style-name="T86_196"><text:s/></text:span><text:span text:style-name="T86_197">bits</text:span><text:span text:style-name="T86_198"><text:s/></text:span><text:span text:style-name="T86_199">are</text:span><text:span text:style-name="T86_200"><text:s/></text:span><text:span text:style-name="T86_201">not</text:span><text:span text:style-name="T86_202"><text:s/></text:span><text:span text:style-name="T86_203">generated</text:span><text:span text:style-name="T86_204"><text:s/></text:span><text:span text:style-name="T86_205">and</text:span><text:span text:style-name="T86_206"><text:s/></text:span><text:span text:style-name="T86_207">details</text:span><text:span text:style-name="T86_208"><text:s/></text:span><text:span text:style-name="T86_209">of</text:span><text:span text:style-name="T86_210"><text:s/></text:span><text:span text:style-name="T86_211">the</text:span><text:span text:style-name="T86_212"><text:s/></text:span><text:span text:style-name="T86_213">HSBC</text:span><text:span text:style-name="T86_214"><text:s/></text:span><text:span text:style-name="T86_215">and</text:span><text:span text:style-name="T86_216"><text:s/></text:span><text:span text:style-name="T86_217">error</text:span><text:span text:style-name="T86_218"><text:s/></text:span><text:span text:style-name="T86_219">decoding</text:span><text:span text:style-name="T86_220"><text:s/></text:span><text:span text:style-name="T86_221">schemes</text:span><text:span text:style-name="T86_222"><text:s/></text:span><text:span text:style-name="T86_223">are</text:span><text:span text:style-name="T86_224"><text:s/></text:span><text:span text:style-name="T86_225">not</text:span><text:span text:style-name="T86_226"><text:s/></text:span><text:span text:style-name="T86_227">implemented</text:span><text:span text:style-name="T86_228">.<text:s/></text:span><text:span text:style-name="T86_229">We</text:span><text:span text:style-name="T86_230"><text:s/></text:span><text:span text:style-name="T86_231">are</text:span><text:span text:style-name="T86_232"><text:s/></text:span><text:span text:style-name="T86_233">only</text:span><text:span text:style-name="T86_234"><text:s/></text:span><text:span text:style-name="T86_235">required</text:span><text:span text:style-name="T86_236"><text:s/></text:span><text:span text:style-name="T86_237">to</text:span><text:span text:style-name="T86_238"><text:s/></text:span><text:span text:style-name="T86_239">know</text:span><text:span text:style-name="T86_240"><text:s/></text:span><text:span text:style-name="T86_241">how</text:span><text:span text:style-name="T86_242"><text:s/></text:span><text:span text:style-name="T86_243">many</text:span><text:span text:style-name="T86_244"><text:s/></text:span><text:span text:style-name="T86_245">bit</text:span><text:span text:style-name="T86_246"><text:s/></text:span><text:span text:style-name="T86_247">errors</text:span><text:span text:style-name="T86_248"><text:s/></text:span><text:span text:style-name="T86_249">occurred</text:span><text:span text:style-name="T86_250"><text:s/></text:span><text:span text:style-name="T86_251">within</text:span><text:span text:style-name="T86_252"><text:s/></text:span><text:span text:style-name="T86_253">a</text:span><text:span text:style-name="T86_254"><text:s/></text:span><text:span text:style-name="T86_255">block</text:span><text:span text:style-name="T86_256">/</text:span><text:span text:style-name="T86_257">frame</text:span><text:span text:style-name="T86_258">,<text:s/></text:span><text:span text:style-name="T86_259">in</text:span><text:span text:style-name="T86_260"><text:s/></text:span><text:span text:style-name="T86_261">order</text:span><text:span text:style-name="T86_262"><text:s/></text:span><text:span text:style-name="T86_263">to</text:span><text:span text:style-name="T86_264"><text:s/></text:span><text:span text:style-name="T86_265">figure</text:span><text:span text:style-name="T86_266"><text:s/></text:span><text:span text:style-name="T86_267">out</text:span><text:span text:style-name="T86_268"><text:s/></text:span><text:span text:style-name="T86_269">how</text:span><text:span text:style-name="T86_270"><text:s/></text:span><text:span text:style-name="T86_271">well</text:span><text:span text:style-name="T86_272"><text:s/></text:span><text:span text:style-name="T86_273">the</text:span><text:span text:style-name="T86_274"><text:s/></text:span><text:span text:style-name="T86_275">correction</text:span><text:span text:style-name="T86_276"><text:s/></text:span><text:span text:style-name="T86_277">scheme</text:span><text:span text:style-name="T86_278"><text:s/></text:span><text:span text:style-name="T86_279">will</text:span><text:span text:style-name="T86_280"><text:s/></text:span><text:span text:style-name="T86_281">work</text:span><text:span text:style-name="T86_282">.<text:s/></text:span><text:span text:style-name="T86_283">This</text:span><text:span text:style-name="T86_284"><text:s/></text:span><text:span text:style-name="T86_285">simulation</text:span><text:span text:style-name="T86_286">,<text:s/></text:span><text:span text:style-name="T86_287">ignores</text:span><text:span text:style-name="T86_288"><text:s/></text:span><text:span text:style-name="T86_289">the</text:span><text:span text:style-name="T86_290"><text:s/></text:span><text:span text:style-name="T86_291">time</text:span><text:span text:style-name="T86_292"><text:s/></text:span><text:span text:style-name="T86_293">needed</text:span><text:span text:style-name="T86_294"><text:s/></text:span><text:span text:style-name="T86_295">to</text:span><text:span text:style-name="T86_296"><text:s/></text:span><text:span text:style-name="T86_297">do</text:span><text:span text:style-name="T86_298"><text:s/></text:span><text:span text:style-name="T86_299">the</text:span><text:span text:style-name="T86_300"><text:s/></text:span><text:span text:style-name="T86_301">error</text:span><text:span text:style-name="T86_302"><text:s/></text:span><text:span text:style-name="T86_303">checking</text:span><text:span text:style-name="T86_304"><text:s/></text:span><text:span text:style-name="T86_305">and</text:span><text:span text:style-name="T86_306"><text:s/></text:span><text:span text:style-name="T86_307">to</text:span><text:span text:style-name="T86_308"><text:s/></text:span><text:span text:style-name="T86_309">split</text:span><text:span text:style-name="T86_310"><text:s/></text:span><text:span text:style-name="T86_311">message</text:span><text:span text:style-name="T86_312"><text:s/></text:span><text:span text:style-name="T86_313">into</text:span><text:span text:style-name="T86_314"><text:s/></text:span><text:span text:style-name="T86_315">blocks</text:span><text:span text:style-name="T86_316">,<text:s/></text:span><text:span text:style-name="T86_317">etc</text:span><text:span text:style-name="T86_318">.<text:s/></text:span><text:span text:style-name="T86_319">and</text:span><text:span text:style-name="T86_320"><text:s/></text:span><text:span text:style-name="T86_321">only</text:span><text:span text:style-name="T86_322"><text:s/></text:span><text:span text:style-name="T86_323">look</text:span><text:span text:style-name="T86_324"><text:s/></text:span><text:span text:style-name="T86_325">at</text:span><text:span text:style-name="T86_326"><text:s/></text:span><text:span text:style-name="T86_327">time</text:span><text:span text:style-name="T86_328"><text:s/></text:span><text:span text:style-name="T86_329">to</text:span><text:span text:style-name="T86_330"><text:s/></text:span><text:span text:style-name="T86_331">transmit</text:span><text:span text:style-name="T86_332"><text:s/></text:span><text:span text:style-name="T86_333">the</text:span><text:span text:style-name="T86_334"><text:s/></text:span><text:span text:style-name="T86_335">encoded</text:span><text:span text:style-name="T86_336"><text:s/></text:span><text:span text:style-name="T86_337">blocks</text:span><text:span text:style-name="T86_338"><text:s/></text:span><text:span text:style-name="T86_339">and</text:span><text:span text:style-name="T86_340"><text:s/></text:span><text:span text:style-name="T86_341">receive</text:span><text:span text:style-name="T86_342"><text:s/></text:span><text:span text:style-name="T86_343">back</text:span><text:span text:style-name="T86_344"><text:s/></text:span><text:span text:style-name="T86_345">acknowledgements</text:span><text:span text:style-name="T86_346">.”</text:span><text:span text:style-name="T86_347"><text:s/></text:span><text:span text:style-name="T86_348">This</text:span><text:span text:style-name="T86_349"><text:s/></text:span><text:span text:style-name="T86_350">also</text:span><text:span text:style-name="T86_351"><text:s/></text:span><text:span text:style-name="T86_352">providing</text:span><text:span text:style-name="T86_353"><text:s/></text:span><text:span text:style-name="T86_354">us</text:span><text:span text:style-name="T86_355"><text:s/></text:span><text:span text:style-name="T86_356">with</text:span><text:span text:style-name="T86_357"><text:s/></text:span><text:span text:style-name="T86_358">the</text:span><text:span text:style-name="T86_359"><text:s/></text:span><text:span text:style-name="T86_360">possible</text:span><text:span text:style-name="T86_361"><text:s/></text:span><text:span text:style-name="T86_362">error</text:span><text:span text:style-name="T86_363"><text:s/></text:span><text:span text:style-name="T86_364">that</text:span><text:span text:style-name="T86_365"><text:s/></text:span><text:span text:style-name="T86_366">since</text:span><text:span text:style-name="T86_367"><text:s/></text:span><text:span text:style-name="T86_368">our</text:span><text:span text:style-name="T86_369"><text:s/></text:span><text:span text:style-name="T86_370">program</text:span><text:span text:style-name="T86_371"><text:s/></text:span><text:span text:style-name="T86_372">doesn</text:span><text:span text:style-name="T86_373">'</text:span><text:span text:style-name="T86_374">t</text:span><text:span text:style-name="T86_375"><text:s/></text:span><text:span text:style-name="T86_376">entail</text:span><text:span text:style-name="T86_377"><text:s/></text:span><text:span text:style-name="T86_378">the</text:span><text:span text:style-name="T86_379"><text:s/></text:span><text:span text:style-name="T86_380">whole</text:span><text:span text:style-name="T86_381"><text:s/></text:span><text:span text:style-name="T86_382">system</text:span><text:span text:style-name="T86_383">.<text:s/></text:span><text:span text:style-name="T86_384">It</text:span><text:span text:style-name="T86_385">'</text:span><text:span text:style-name="T86_386">s</text:span><text:span text:style-name="T86_387"><text:s/></text:span><text:span text:style-name="T86_388">bound</text:span><text:span text:style-name="T86_389"><text:s/></text:span><text:span text:style-name="T86_390">to</text:span><text:span text:style-name="T86_391"><text:s/></text:span><text:span text:style-name="T86_392">produce</text:span><text:span text:style-name="T86_393"><text:s/></text:span><text:span text:style-name="T86_394">possible</text:span><text:span text:style-name="T86_395"><text:s/></text:span><text:span text:style-name="T86_396">errors</text:span><text:span text:style-name="T86_397">.</text:span></text:p>
      <text:p text:style-name="P87"/>
      <text:h text:style-name="P88" text:outline-level="10"><text:span text:style-name="T88_1">Analysis</text:span><text:span text:style-name="T88_2">:</text:span></text:h>
      <text:p text:style-name="P89"><text:span text:style-name="T89_1">This</text:span><text:span text:style-name="T89_2"><text:s/></text:span><text:span text:style-name="T89_3">is</text:span><text:span text:style-name="T89_4"><text:s/></text:span><text:span text:style-name="T89_5">the</text:span><text:span text:style-name="T89_6"><text:s/></text:span><text:span text:style-name="T89_7">portion</text:span><text:span text:style-name="T89_8"><text:s/></text:span><text:span text:style-name="T89_9">of</text:span><text:span text:style-name="T89_10"><text:s/></text:span><text:span text:style-name="T89_11">the</text:span><text:span text:style-name="T89_12"><text:s/></text:span><text:span text:style-name="T89_13">assignment</text:span><text:span text:style-name="T89_14">,<text:s/></text:span><text:span text:style-name="T89_15">were</text:span><text:span text:style-name="T89_16"><text:s/></text:span><text:span text:style-name="T89_17">observations</text:span><text:span text:style-name="T89_18"><text:s/></text:span><text:span text:style-name="T89_19">are</text:span><text:span text:style-name="T89_20"><text:s/></text:span><text:span text:style-name="T89_21">noted</text:span><text:span text:style-name="T89_22"><text:s/></text:span><text:span text:style-name="T89_23">with</text:span><text:span text:style-name="T89_24"><text:s/></text:span><text:span text:style-name="T89_25">changing</text:span><text:span text:style-name="T89_26"><text:s/></text:span><text:span text:style-name="T89_27">K</text:span><text:span text:style-name="T89_28"><text:s/></text:span><text:span text:style-name="T89_29">values</text:span><text:span text:style-name="T89_30">,<text:s/></text:span><text:span text:style-name="T89_31">along</text:span><text:span text:style-name="T89_32"><text:s/></text:span><text:span text:style-name="T89_33">with</text:span><text:span text:style-name="T89_34"><text:s/></text:span><text:span text:style-name="T89_35">alternating</text:span><text:span text:style-name="T89_36"><text:s/></text:span><text:span text:style-name="T89_37">between</text:span><text:span text:style-name="T89_38"><text:s/></text:span><text:span text:style-name="T89_39">Burst</text:span><text:span text:style-name="T89_40"><text:s/>&amp;<text:s/></text:span><text:span text:style-name="T89_41">Independent</text:span><text:span text:style-name="T89_42">.</text:span></text:p>
      <text:p text:style-name="P90"><text:span text:style-name="T90_1">Python</text:span><text:span text:style-name="T90_2"><text:s/></text:span><text:span text:style-name="T90_3">c</text:span><text:span text:style-name="T90_4">313_</text:span><text:span text:style-name="T90_5">asn</text:span><text:span text:style-name="T90_6">1.</text:span><text:span text:style-name="T90_7">py</text:span><text:span text:style-name="T90_8"><text:s/>-</text:span><text:span text:style-name="T90_9">M</text:span><text:span text:style-name="T90_10"><text:s/>(</text:span><text:span text:style-name="T90_11">I</text:span><text:span text:style-name="T90_12"><text:s/></text:span><text:span text:style-name="T90_13">or</text:span><text:span text:style-name="T90_14"><text:s/></text:span><text:span text:style-name="T90_15">B</text:span><text:span text:style-name="T90_16">)</text:span><text:span text:style-name="T90_17"><text:s/>-</text:span><text:span text:style-name="T90_18">A</text:span><text:span text:style-name="T90_19"><text:s/>50</text:span><text:span text:style-name="T90_20"><text:s/>-</text:span><text:span text:style-name="T90_21">K</text:span><text:span text:style-name="T90_22"><text:s/>(0,<text:s/>1,<text:s/>2,<text:s/>10,<text:s/>40,<text:s/>100,<text:s/>400,<text:s/></text:span><text:span text:style-name="T90_23">or</text:span><text:span text:style-name="T90_24"><text:s/>1000)</text:span><text:span text:style-name="T90_25"><text:s/>-</text:span><text:span text:style-name="T90_26">F</text:span><text:span text:style-name="T90_27"><text:s/>4000</text:span><text:span text:style-name="T90_28"><text:s/>-</text:span><text:span text:style-name="T90_29">e</text:span><text:span text:style-name="T90_30"><text:s/>(0.0001,<text:s/>0.0003,<text:s/>0.0005,<text:s/>0.0007,<text:s/></text:span><text:span text:style-name="T90_31">or</text:span><text:span text:style-name="T90_32"><text:s/>0.0</text:span><text:span text:style-name="T90_33">0</text:span><text:span text:style-name="T90_34">1)</text:span><text:span text:style-name="T90_35"><text:s/>-</text:span><text:span text:style-name="T90_36">B</text:span><text:span text:style-name="T90_37"><text:s/>(50,<text:s/></text:span><text:span text:style-name="T90_38">or</text:span><text:span text:style-name="T90_39"><text:s/>500)</text:span><text:span text:style-name="T90_40"><text:s/>-</text:span><text:span text:style-name="T90_41">N</text:span><text:span text:style-name="T90_42"><text:s/>(5000,<text:s/></text:span><text:span text:style-name="T90_43">or</text:span><text:span text:style-name="T90_44"><text:s/>1000)</text:span><text:span text:style-name="T90_45"><text:s/>-</text:span><text:span text:style-name="T90_46">R</text:span><text:span text:style-name="T90_47"><text:s/>5000000<text:s/>-</text:span><text:span text:style-name="T90_48">T</text:span><text:span text:style-name="T90_49"><text:s/>5<text:s/>1534546<text:s/>2133323<text:s/>377<text:s/>456548<text:s/>59998<text:s text:c="2"/>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h text:style-name="P107" text:outline-level="10"><text:span text:style-name="T107_1">Discussion</text:span><text:span text:style-name="T107_2">:</text:span></text:h>
      <text:p text:style-name="P108"><text:span text:style-name="T108_1">Thought</text:span><text:span text:style-name="T108_2"><text:s/></text:span><text:span text:style-name="T108_3">it</text:span><text:span text:style-name="T108_4">'</text:span><text:span text:style-name="T108_5">ll</text:span><text:span text:style-name="T108_6"><text:s/></text:span><text:span text:style-name="T108_7">be</text:span><text:span text:style-name="T108_8"><text:s/></text:span><text:span text:style-name="T108_9">a</text:span><text:span text:style-name="T108_10"><text:s/></text:span><text:span text:style-name="T108_11">nice</text:span><text:span text:style-name="T108_12"><text:s/></text:span><text:span text:style-name="T108_13">idea</text:span><text:span text:style-name="T108_14"><text:s/></text:span><text:span text:style-name="T108_15">to</text:span><text:span text:style-name="T108_16"><text:s/></text:span><text:span text:style-name="T108_17">go</text:span><text:span text:style-name="T108_18"><text:s/></text:span><text:span text:style-name="T108_19">with</text:span><text:span text:style-name="T108_20"><text:s/></text:span><text:span text:style-name="T108_21">the</text:span><text:span text:style-name="T108_22"><text:s/></text:span><text:span text:style-name="T108_23">idea</text:span><text:span text:style-name="T108_24"><text:s/></text:span><text:span text:style-name="T108_25">of</text:span><text:span text:style-name="T108_26"><text:s/></text:span><text:span text:style-name="T108_27">playing</text:span><text:span text:style-name="T108_28"><text:s/></text:span><text:span text:style-name="T108_29">around</text:span><text:span text:style-name="T108_30"><text:s/></text:span><text:span text:style-name="T108_31">with</text:span><text:span text:style-name="T108_32"><text:s/></text:span><text:span text:style-name="T108_33">the</text:span><text:span text:style-name="T108_34"><text:s/></text:span><text:span text:style-name="T108_35">size</text:span><text:span text:style-name="T108_36"><text:s/></text:span><text:span text:style-name="T108_37">of</text:span><text:span text:style-name="T108_38"><text:s/></text:span><text:span text:style-name="T108_39">the</text:span><text:span text:style-name="T108_40"><text:s/></text:span><text:span text:style-name="T108_41">frame</text:span><text:span text:style-name="T108_42">.<text:s/></text:span><text:span text:style-name="T108_43">A</text:span><text:span text:style-name="T108_44"><text:s/></text:span><text:span text:style-name="T108_45">couple</text:span><text:span text:style-name="T108_46"><text:s/></text:span><text:span text:style-name="T108_47">experiments</text:span><text:span text:style-name="T108_48"><text:s/></text:span><text:span text:style-name="T108_49">were</text:span><text:span text:style-name="T108_50"><text:s/></text:span><text:span text:style-name="T108_51">done</text:span><text:span text:style-name="T108_52">,<text:s/></text:span><text:span text:style-name="T108_53">we</text:span><text:span text:style-name="T108_54"><text:s/></text:span><text:span text:style-name="T108_55">took</text:span><text:span text:style-name="T108_56"><text:s/></text:span><text:span text:style-name="T108_57">the</text:span><text:span text:style-name="T108_58"><text:s/></text:span><text:span text:style-name="T108_59">approach</text:span><text:span text:style-name="T108_60"><text:s/></text:span><text:span text:style-name="T108_61">of</text:span><text:span text:style-name="T108_62"><text:s/></text:span><text:span text:style-name="T108_63">drastically</text:span><text:span text:style-name="T108_64"><text:s/></text:span><text:span text:style-name="T108_65">increasing</text:span><text:span text:style-name="T108_66"><text:s/></text:span><text:span text:style-name="T108_67">or</text:span><text:span text:style-name="T108_68"><text:s/></text:span><text:span text:style-name="T108_69">decreasing</text:span><text:span text:style-name="T108_70"><text:s/></text:span><text:span text:style-name="T108_71">the</text:span><text:span text:style-name="T108_72"><text:s/></text:span><text:span text:style-name="T108_73">frame</text:span><text:span text:style-name="T108_74"><text:s/></text:span><text:span text:style-name="T108_75">size</text:span><text:span text:style-name="T108_76">.<text:s/></text:span><text:span text:style-name="T108_77">The</text:span><text:span text:style-name="T108_78"><text:s/></text:span><text:span text:style-name="T108_79">obvious</text:span><text:span text:style-name="T108_80"><text:s/></text:span><text:span text:style-name="T108_81">observation</text:span><text:span text:style-name="T108_82"><text:s/></text:span><text:span text:style-name="T108_83">from</text:span><text:span text:style-name="T108_84"><text:s/></text:span><text:span text:style-name="T108_85">this</text:span><text:span text:style-name="T108_86"><text:s/></text:span><text:span text:style-name="T108_87">approach</text:span><text:span text:style-name="T108_88"><text:s/></text:span><text:span text:style-name="T108_89">is</text:span><text:span text:style-name="T108_90"><text:s/></text:span><text:span text:style-name="T108_91">that</text:span><text:span text:style-name="T108_92"><text:s/></text:span><text:span text:style-name="T108_93">if</text:span><text:span text:style-name="T108_94"><text:s/></text:span><text:span text:style-name="T108_95">you</text:span><text:span text:style-name="T108_96"><text:s/></text:span><text:span text:style-name="T108_97">do</text:span><text:span text:style-name="T108_98"><text:s/></text:span><text:span text:style-name="T108_99">not</text:span><text:span text:style-name="T108_100"><text:s/></text:span><text:span text:style-name="T108_101">increase</text:span><text:span text:style-name="T108_102"><text:s/></text:span><text:span text:style-name="T108_103">or</text:span><text:span text:style-name="T108_104"><text:s/></text:span><text:span text:style-name="T108_105">decrease</text:span><text:span text:style-name="T108_106"><text:s/></text:span><text:span text:style-name="T108_107">the</text:span><text:span text:style-name="T108_108"><text:s/></text:span><text:span text:style-name="T108_109">frame</text:span><text:span text:style-name="T108_110"><text:s/></text:span><text:span text:style-name="T108_111">size</text:span><text:span text:style-name="T108_112"><text:s/></text:span><text:span text:style-name="T108_113">in</text:span><text:span text:style-name="T108_114"><text:s/></text:span><text:span text:style-name="T108_115">an</text:span><text:span text:style-name="T108_116"><text:s/></text:span><text:span text:style-name="T108_117">appropriate</text:span><text:span text:style-name="T108_118"><text:s/></text:span><text:span text:style-name="T108_119">manner</text:span><text:span text:style-name="T108_120"><text:s/></text:span><text:span text:style-name="T108_121">to</text:span><text:span text:style-name="T108_122"><text:s/></text:span><text:span text:style-name="T108_123">amount</text:span><text:span text:style-name="T108_124"><text:s/></text:span><text:span text:style-name="T108_125">of</text:span><text:span text:style-name="T108_126"><text:s/></text:span><text:span text:style-name="T108_127">time</text:span><text:span text:style-name="T108_128"><text:s/></text:span><text:span text:style-name="T108_129">the</text:span><text:span text:style-name="T108_130"><text:s/></text:span><text:span text:style-name="T108_131">simulation</text:span><text:span text:style-name="T108_132"><text:s/></text:span><text:span text:style-name="T108_133">runs</text:span><text:span text:style-name="T108_134"><text:s/></text:span><text:span text:style-name="T108_135">then</text:span><text:span text:style-name="T108_136"><text:s/></text:span><text:span text:style-name="T108_137">the</text:span><text:span text:style-name="T108_138"><text:s/></text:span><text:span text:style-name="T108_139">throughput</text:span><text:span text:style-name="T108_140"><text:s/></text:span><text:span text:style-name="T108_141">changes</text:span><text:span text:style-name="T108_142"><text:s/></text:span><text:span text:style-name="T108_143">drastically</text:span><text:span text:style-name="T108_144"><text:s/></text:span><text:span text:style-name="T108_145">as</text:span><text:span text:style-name="T108_146"><text:s/></text:span><text:span text:style-name="T108_147">well</text:span><text:span text:style-name="T108_148">.<text:s/></text:span><text:span text:style-name="T108_149">For</text:span><text:span text:style-name="T108_150"><text:s/></text:span><text:span text:style-name="T108_151">example</text:span><text:span text:style-name="T108_152">,<text:s/></text:span><text:span text:style-name="T108_153">user</text:span><text:span text:style-name="T108_154"><text:s/></text:span><text:span text:style-name="T108_155">decreases</text:span><text:span text:style-name="T108_156"><text:s/></text:span><text:span text:style-name="T108_157">the</text:span><text:span text:style-name="T108_158"><text:s/></text:span><text:span text:style-name="T108_159">frame</text:span><text:span text:style-name="T108_160"><text:s/></text:span><text:span text:style-name="T108_161">size</text:span><text:span text:style-name="T108_162"><text:s/></text:span><text:span text:style-name="T108_163">you</text:span><text:span text:style-name="T108_164"><text:s/></text:span><text:span text:style-name="T108_165">will</text:span><text:span text:style-name="T108_166"><text:s/></text:span><text:span text:style-name="T108_167">have</text:span><text:span text:style-name="T108_168"><text:s/></text:span><text:span text:style-name="T108_169">less</text:span><text:span text:style-name="T108_170"><text:s/></text:span><text:span text:style-name="T108_171">blocks</text:span><text:span text:style-name="T108_172"><text:s/></text:span><text:span text:style-name="T108_173">produced</text:span><text:span text:style-name="T108_174"><text:s/></text:span><text:span text:style-name="T108_175">and</text:span><text:span text:style-name="T108_176"><text:s/></text:span><text:span text:style-name="T108_177">therefore</text:span><text:span text:style-name="T108_178"><text:s/></text:span><text:span text:style-name="T108_179">less</text:span><text:span text:style-name="T108_180"><text:s/></text:span><text:span text:style-name="T108_181">check</text:span><text:span text:style-name="T108_182"><text:s/></text:span><text:span text:style-name="T108_183">bits</text:span><text:span text:style-name="T108_184"><text:s/></text:span><text:span text:style-name="T108_185">to</text:span><text:span text:style-name="T108_186"><text:s/></text:span><text:span text:style-name="T108_187">be</text:span><text:span text:style-name="T108_188"><text:s/></text:span><text:span text:style-name="T108_189">added</text:span><text:span text:style-name="T108_190">,<text:s/></text:span><text:span text:style-name="T108_191">therefore</text:span><text:span text:style-name="T108_192"><text:s/></text:span><text:span text:style-name="T108_193">reducing</text:span><text:span text:style-name="T108_194"><text:s/></text:span><text:span text:style-name="T108_195">the</text:span><text:span text:style-name="T108_196"><text:s/></text:span><text:span text:style-name="T108_197">amount</text:span><text:span text:style-name="T108_198"><text:s/></text:span><text:span text:style-name="T108_199">of</text:span><text:span text:style-name="T108_200"><text:s/></text:span><text:span text:style-name="T108_201">bits</text:span><text:span text:style-name="T108_202"><text:s/></text:span><text:span text:style-name="T108_203">that</text:span><text:span text:style-name="T108_204"><text:s/></text:span><text:span text:style-name="T108_205">can</text:span><text:span text:style-name="T108_206"><text:s/></text:span><text:span text:style-name="T108_207">be</text:span><text:span text:style-name="T108_208"><text:s/></text:span><text:span text:style-name="T108_209">corrupted</text:span><text:span text:style-name="T108_210">.<text:s text:c="2"/></text:span><text:span text:style-name="T108_211">In</text:span><text:span text:style-name="T108_212"><text:s/></text:span><text:span text:style-name="T108_213">a</text:span><text:span text:style-name="T108_214"><text:s/></text:span><text:span text:style-name="T108_215">more</text:span><text:span text:style-name="T108_216"><text:s/></text:span><text:span text:style-name="T108_217">well</text:span><text:span text:style-name="T108_218"><text:s/></text:span><text:span text:style-name="T108_219">rounded</text:span><text:span text:style-name="T108_220"><text:s/></text:span><text:span text:style-name="T108_221">simulation</text:span><text:span text:style-name="T108_222"><text:s/></text:span><text:span text:style-name="T108_223">we</text:span><text:span text:style-name="T108_224"><text:s/></text:span><text:span text:style-name="T108_225">would</text:span><text:span text:style-name="T108_226"><text:s/></text:span><text:span text:style-name="T108_227">also</text:span><text:span text:style-name="T108_228"><text:s/></text:span><text:span text:style-name="T108_229">be</text:span><text:span text:style-name="T108_230"><text:s/></text:span><text:span text:style-name="T108_231">able</text:span><text:span text:style-name="T108_232"><text:s/></text:span><text:span text:style-name="T108_233">to</text:span><text:span text:style-name="T108_234"><text:s/></text:span><text:span text:style-name="T108_235">take</text:span><text:span text:style-name="T108_236"><text:s/></text:span><text:span text:style-name="T108_237">into</text:span><text:span text:style-name="T108_238"><text:s/></text:span><text:span text:style-name="T108_239">consideration</text:span><text:span text:style-name="T108_240"><text:s/></text:span><text:span text:style-name="T108_241">the</text:span><text:span text:style-name="T108_242"><text:s/></text:span><text:span text:style-name="T108_243">network</text:span><text:span text:style-name="T108_244"><text:s/></text:span><text:span text:style-name="T108_245">errors</text:span><text:span text:style-name="T108_246"><text:s/></text:span><text:span text:style-name="T108_247">and</text:span><text:span text:style-name="T108_248"><text:s/></text:span><text:span text:style-name="T108_249">their</text:span><text:span text:style-name="T108_250"><text:s/></text:span><text:span text:style-name="T108_251">approach</text:span><text:span text:style-name="T108_252"><text:s/></text:span><text:span text:style-name="T108_253">to</text:span><text:span text:style-name="T108_254"><text:s/></text:span><text:span text:style-name="T108_255">a</text:span><text:span text:style-name="T108_256"><text:s/></text:span><text:span text:style-name="T108_257">larger</text:span><text:span text:style-name="T108_258"><text:s/></text:span><text:span text:style-name="T108_259">or</text:span><text:span text:style-name="T108_260"><text:s/></text:span><text:span text:style-name="T108_261">smaller</text:span><text:span text:style-name="T108_262"><text:s/></text:span><text:span text:style-name="T108_263">frame</text:span><text:span text:style-name="T108_264"><text:s/></text:span><text:span text:style-name="T108_265">size</text:span><text:span text:style-name="T108_266">.</text:span></text:p>
      <text:p text:style-name="P109"/>
      <text:p text:style-name="P110"><text:span text:style-name="T110_1">Also</text:span><text:span text:style-name="T110_2"><text:s/></text:span><text:span text:style-name="T110_3">thought</text:span><text:span text:style-name="T110_4"><text:s/></text:span><text:span text:style-name="T110_5">about</text:span><text:span text:style-name="T110_6"><text:s/></text:span><text:span text:style-name="T110_7">manipulation</text:span><text:span text:style-name="T110_8"><text:s/></text:span><text:span text:style-name="T110_9">of</text:span><text:span text:style-name="T110_10"><text:s/></text:span><text:span text:style-name="T110_11">feedback</text:span><text:span text:style-name="T110_12"><text:s/></text:span><text:span text:style-name="T110_13">time</text:span><text:span text:style-name="T110_14"><text:s/></text:span><text:span text:style-name="T110_15">size</text:span><text:span text:style-name="T110_16"><text:s/>(</text:span><text:span text:style-name="T110_17">A</text:span><text:span text:style-name="T110_18">).<text:s/></text:span><text:span text:style-name="T110_19">We</text:span><text:span text:style-name="T110_20"><text:s/></text:span><text:span text:style-name="T110_21">were</text:span><text:span text:style-name="T110_22"><text:s/></text:span><text:span text:style-name="T110_23">able</text:span><text:span text:style-name="T110_24"><text:s/></text:span><text:span text:style-name="T110_25">to</text:span><text:span text:style-name="T110_26"><text:s/></text:span><text:span text:style-name="T110_27">observe</text:span><text:span text:style-name="T110_28"><text:s/></text:span><text:span text:style-name="T110_29">that</text:span><text:span text:style-name="T110_30"><text:s/></text:span><text:span text:style-name="T110_31">increasing</text:span><text:span text:style-name="T110_32"><text:s/></text:span><text:span text:style-name="T110_33">the</text:span><text:span text:style-name="T110_34"><text:s/></text:span><text:span text:style-name="T110_35">amount</text:span><text:span text:style-name="T110_36"><text:s/></text:span><text:span text:style-name="T110_37">of</text:span><text:span text:style-name="T110_38"><text:s/></text:span><text:span text:style-name="T110_39">feedback</text:span><text:span text:style-name="T110_40"><text:s/></text:span><text:span text:style-name="T110_41">time</text:span><text:span text:style-name="T110_42"><text:s/></text:span><text:span text:style-name="T110_43">will</text:span><text:span text:style-name="T110_44"><text:s/></text:span><text:span text:style-name="T110_45">reduce</text:span><text:span text:style-name="T110_46"><text:s/></text:span><text:span text:style-name="T110_47">the</text:span><text:span text:style-name="T110_48"><text:s/></text:span><text:span text:style-name="T110_49">frames</text:span><text:span text:style-name="T110_50"><text:s/></text:span><text:span text:style-name="T110_51">transmitted</text:span><text:span text:style-name="T110_52">.<text:s/></text:span><text:span text:style-name="T110_53">While</text:span><text:span text:style-name="T110_54"><text:s/></text:span><text:span text:style-name="T110_55">reducing</text:span><text:span text:style-name="T110_56"><text:s/></text:span><text:span text:style-name="T110_57">the</text:span><text:span text:style-name="T110_58"><text:s/></text:span><text:span text:style-name="T110_59">feedback</text:span><text:span text:style-name="T110_60"><text:s/></text:span><text:span text:style-name="T110_61">time</text:span><text:span text:style-name="T110_62"><text:s/></text:span><text:span text:style-name="T110_63">it</text:span><text:span text:style-name="T110_64"><text:s/></text:span><text:span text:style-name="T110_65">would</text:span><text:span text:style-name="T110_66"><text:s/></text:span><text:span text:style-name="T110_67">allow</text:span><text:span text:style-name="T110_68"><text:s/></text:span><text:span text:style-name="T110_69">more</text:span><text:span text:style-name="T110_70"><text:s/></text:span><text:span text:style-name="T110_71">frame</text:span><text:span text:style-name="T110_72"><text:s/></text:span><text:span text:style-name="T110_73">transmissions</text:span><text:span text:style-name="T110_74"><text:s/></text:span><text:span text:style-name="T110_75">to</text:span><text:span text:style-name="T110_76"><text:s/></text:span><text:span text:style-name="T110_77">exist</text:span><text:span text:style-name="T110_78"><text:s/></text:span><text:span text:style-name="T110_79">becomes</text:span><text:span text:style-name="T110_80"><text:s/></text:span><text:span text:style-name="T110_81">less</text:span><text:span text:style-name="T110_82"><text:s/></text:span><text:span text:style-name="T110_83">of</text:span><text:span text:style-name="T110_84"><text:s/></text:span><text:span text:style-name="T110_85">a</text:span><text:span text:style-name="T110_86"><text:s/></text:span><text:span text:style-name="T110_87">penalty</text:span><text:span text:style-name="T110_88"><text:s/></text:span><text:span text:style-name="T110_89">when</text:span><text:span text:style-name="T110_90"><text:s/></text:span><text:span text:style-name="T110_91">time</text:span><text:span text:style-name="T110_92"><text:s/></text:span><text:span text:style-name="T110_93">is</text:span><text:span text:style-name="T110_94"><text:s/></text:span><text:span text:style-name="T110_95">being</text:span><text:span text:style-name="T110_96"><text:s/></text:span><text:span text:style-name="T110_97">assessed</text:span><text:span text:style-name="T110_98">.<text:s/></text:span><text:span text:style-name="T110_99">If</text:span><text:span text:style-name="T110_100"><text:s/></text:span><text:span text:style-name="T110_101">message</text:span><text:span text:style-name="T110_102"><text:s/></text:span><text:span text:style-name="T110_103">is</text:span><text:span text:style-name="T110_104"><text:s/></text:span><text:span text:style-name="T110_105">on</text:span><text:span text:style-name="T110_106"><text:s/></text:span><text:span text:style-name="T110_107">a</text:span><text:span text:style-name="T110_108"><text:s/></text:span><text:span text:style-name="T110_109">high</text:span><text:span text:style-name="T110_110"><text:s/></text:span><text:span text:style-name="T110_111">priority</text:span><text:span text:style-name="T110_112"><text:s/></text:span><text:span text:style-name="T110_113">network</text:span><text:span text:style-name="T110_114"><text:s/></text:span><text:span text:style-name="T110_115">then</text:span><text:span text:style-name="T110_116"><text:s/></text:span><text:span text:style-name="T110_117">we</text:span><text:span text:style-name="T110_118"><text:s/></text:span><text:span text:style-name="T110_119">are</text:span><text:span text:style-name="T110_120"><text:s/></text:span><text:span text:style-name="T110_121">faced</text:span><text:span text:style-name="T110_122"><text:s/></text:span><text:span text:style-name="T110_123">with</text:span><text:span text:style-name="T110_124"><text:s/></text:span><text:span text:style-name="T110_125">a</text:span><text:span text:style-name="T110_126"><text:s/></text:span><text:span text:style-name="T110_127">feedback</text:span><text:span text:style-name="T110_128"><text:s/></text:span><text:span text:style-name="T110_129">time</text:span><text:span text:style-name="T110_130"><text:s/></text:span><text:span text:style-name="T110_131">that</text:span><text:span text:style-name="T110_132"><text:s/></text:span><text:span text:style-name="T110_133">should</text:span><text:span text:style-name="T110_134"><text:s/></text:span><text:span text:style-name="T110_135">be</text:span><text:span text:style-name="T110_136"><text:s/></text:span><text:span text:style-name="T110_137">low</text:span><text:span text:style-name="T110_138"><text:s/></text:span><text:span text:style-name="T110_139">so</text:span><text:span text:style-name="T110_140"><text:s/></text:span><text:span text:style-name="T110_141">users</text:span><text:span text:style-name="T110_142"><text:s/></text:span><text:span text:style-name="T110_143">can</text:span><text:span text:style-name="T110_144"><text:s/></text:span><text:span text:style-name="T110_145">know</text:span><text:span text:style-name="T110_146"><text:s/></text:span><text:span text:style-name="T110_147">whether</text:span><text:span text:style-name="T110_148"><text:s/></text:span><text:span text:style-name="T110_149">important</text:span><text:span text:style-name="T110_150"><text:s/></text:span><text:span text:style-name="T110_151">messages</text:span><text:span text:style-name="T110_152"><text:s/></text:span><text:span text:style-name="T110_153">has</text:span><text:span text:style-name="T110_154"><text:s/></text:span><text:span text:style-name="T110_155">been</text:span><text:span text:style-name="T110_156"><text:s/></text:span><text:span text:style-name="T110_157">received</text:span><text:span text:style-name="T110_158"><text:s/></text:span><text:span text:style-name="T110_159">properly</text:span><text:span text:style-name="T110_160">.<text:s/></text:span><text:span text:style-name="T110_161">Due</text:span><text:span text:style-name="T110_162"><text:s/></text:span><text:span text:style-name="T110_163">to</text:span><text:span text:style-name="T110_164"><text:s/></text:span><text:span text:style-name="T110_165">these</text:span><text:span text:style-name="T110_166"><text:s/></text:span><text:span text:style-name="T110_167">reasons</text:span><text:span text:style-name="T110_168"><text:s/></text:span><text:span text:style-name="T110_169">testing</text:span><text:span text:style-name="T110_170"><text:s/></text:span><text:span text:style-name="T110_171">the</text:span><text:span text:style-name="T110_172"><text:s/></text:span><text:span text:style-name="T110_173">extreme</text:span><text:span text:style-name="T110_174"><text:s/></text:span><text:span text:style-name="T110_175">feedback</text:span><text:span text:style-name="T110_176"><text:s/></text:span><text:span text:style-name="T110_177">time</text:span><text:span text:style-name="T110_178"><text:s/></text:span><text:span text:style-name="T110_179">helps</text:span><text:span text:style-name="T110_180"><text:s/></text:span><text:span text:style-name="T110_181">model</text:span><text:span text:style-name="T110_182"><text:s/></text:span><text:span text:style-name="T110_183">the</text:span><text:span text:style-name="T110_184"><text:s/></text:span><text:span text:style-name="T110_185">actual</text:span><text:span text:style-name="T110_186"><text:s/></text:span><text:span text:style-name="T110_187">real</text:span><text:span text:style-name="T110_188"><text:s/></text:span><text:span text:style-name="T110_189">world</text:span><text:span text:style-name="T110_190"><text:s/></text:span><text:span text:style-name="T110_191">environment</text:span><text:span text:style-name="T110_192">.</text:span></text:p>
      <text:p text:style-name="P111"/>
      <text:p text:style-name="P112"><text:span text:style-name="T112_1">If</text:span><text:span text:style-name="T112_2"><text:s/></text:span><text:span text:style-name="T112_3">future</text:span><text:span text:style-name="T112_4"><text:s/></text:span><text:span text:style-name="T112_5">updates</text:span><text:span text:style-name="T112_6"><text:s/></text:span><text:span text:style-name="T112_7">are</text:span><text:span text:style-name="T112_8"><text:s/></text:span><text:span text:style-name="T112_9">to</text:span><text:span text:style-name="T112_10"><text:s/></text:span><text:span text:style-name="T112_11">be</text:span><text:span text:style-name="T112_12"><text:s/></text:span><text:span text:style-name="T112_13">implemented</text:span><text:span text:style-name="T112_14"><text:s/></text:span><text:span text:style-name="T112_15">in</text:span><text:span text:style-name="T112_16"><text:s/></text:span><text:span text:style-name="T112_17">this</text:span><text:span text:style-name="T112_18"><text:s/></text:span><text:span text:style-name="T112_19">simulator</text:span><text:span text:style-name="T112_20"><text:s/></text:span><text:span text:style-name="T112_21">actually</text:span><text:span text:style-name="T112_22"><text:s/></text:span><text:span text:style-name="T112_23">having</text:span><text:span text:style-name="T112_24"><text:s/></text:span><text:span text:style-name="T112_25">to</text:span><text:span text:style-name="T112_26"><text:s/></text:span><text:span text:style-name="T112_27">encode</text:span><text:span text:style-name="T112_28"><text:s/></text:span><text:span text:style-name="T112_29">with</text:span><text:span text:style-name="T112_30"><text:s/></text:span><text:span text:style-name="T112_31">the</text:span><text:span text:style-name="T112_32"><text:s/></text:span><text:span text:style-name="T112_33">HSBC</text:span><text:span text:style-name="T112_34"><text:s/></text:span><text:span text:style-name="T112_35">and</text:span><text:span text:style-name="T112_36"><text:s/></text:span><text:span text:style-name="T112_37">sending</text:span><text:span text:style-name="T112_38"><text:s/></text:span><text:span text:style-name="T112_39">frames</text:span><text:span text:style-name="T112_40"><text:s/></text:span><text:span text:style-name="T112_41">over</text:span><text:span text:style-name="T112_42"><text:s/></text:span><text:span text:style-name="T112_43">an</text:span><text:span text:style-name="T112_44"><text:s/></text:span><text:span text:style-name="T112_45">actual</text:span><text:span text:style-name="T112_46"><text:s/></text:span><text:span text:style-name="T112_47">physical</text:span><text:span text:style-name="T112_48"><text:s/></text:span><text:span text:style-name="T112_49">network</text:span><text:span text:style-name="T112_50"><text:s/></text:span><text:span text:style-name="T112_51">where</text:span><text:span text:style-name="T112_52"><text:s/></text:span><text:span text:style-name="T112_53">natural</text:span><text:span text:style-name="T112_54"><text:s/></text:span><text:span text:style-name="T112_55">bit</text:span><text:span text:style-name="T112_56"><text:s/></text:span><text:span text:style-name="T112_57">errors</text:span><text:span text:style-name="T112_58"><text:s/></text:span><text:span text:style-name="T112_59">are</text:span><text:span text:style-name="T112_60"><text:s/></text:span><text:span text:style-name="T112_61">bound</text:span><text:span text:style-name="T112_62"><text:s/></text:span><text:span text:style-name="T112_63">to</text:span><text:span text:style-name="T112_64"><text:s/></text:span><text:span text:style-name="T112_65">occur</text:span><text:span text:style-name="T112_66">.<text:s/></text:span><text:span text:style-name="T112_67">Allowing</text:span><text:span text:style-name="T112_68"><text:s/></text:span><text:span text:style-name="T112_69">further</text:span><text:span text:style-name="T112_70"><text:s/></text:span><text:span text:style-name="T112_71">research</text:span><text:span text:style-name="T112_72"><text:s/></text:span><text:span text:style-name="T112_73">depicting</text:span><text:span text:style-name="T112_74"><text:s/></text:span><text:span text:style-name="T112_75">real</text:span><text:span text:style-name="T112_76"><text:s/></text:span><text:span text:style-name="T112_77">world</text:span><text:span text:style-name="T112_78"><text:s/></text:span><text:span text:style-name="T112_79">networks</text:span><text:span text:style-name="T112_80"><text:s/></text:span><text:span text:style-name="T112_81">with</text:span><text:span text:style-name="T112_82"><text:s/></text:span><text:span text:style-name="T112_83">error</text:span><text:span text:style-name="T112_84"><text:s/></text:span><text:span text:style-name="T112_85">detection</text:span><text:span text:style-name="T112_86"><text:s/></text:span><text:span text:style-name="T112_87">and</text:span><text:span text:style-name="T112_88"><text:s/></text:span><text:span text:style-name="T112_89">correction</text:span><text:span text:style-name="T112_90"><text:s/></text:span><text:span text:style-name="T112_91">using</text:span><text:span text:style-name="T112_92"><text:s/></text:span><text:span text:style-name="T112_93">HSBC</text:span><text:span text:style-name="T112_94"><text:s/></text:span><text:span text:style-name="T112_95">would</text:span><text:span text:style-name="T112_96"><text:s/></text:span><text:span text:style-name="T112_97">be</text:span><text:span text:style-name="T112_98"><text:s/></text:span><text:span text:style-name="T112_99">more</text:span><text:span text:style-name="T112_100"><text:s/></text:span><text:span text:style-name="T112_101">suited</text:span><text:span text:style-name="T112_102"><text:s/></text:span><text:span text:style-name="T112_103">with</text:span><text:span text:style-name="T112_104"><text:s/></text:span><text:span text:style-name="T112_105">extra</text:span><text:span text:style-name="T112_106"><text:s/></text:span><text:span text:style-name="T112_107">dimension</text:span><text:span text:style-name="T112_108"><text:s/></text:span><text:span text:style-name="T112_109">so</text:span><text:span text:style-name="T112_110"><text:s/></text:span><text:span text:style-name="T112_111">elaboration</text:span><text:span text:style-name="T112_112"><text:s/></text:span><text:span text:style-name="T112_113">on</text:span><text:span text:style-name="T112_114"><text:s/></text:span><text:span text:style-name="T112_115">the</text:span><text:span text:style-name="T112_116"><text:s/></text:span><text:span text:style-name="T112_117">actual</text:span><text:span text:style-name="T112_118"><text:s/></text:span><text:span text:style-name="T112_119">working</text:span><text:span text:style-name="T112_120"><text:s/></text:span><text:span text:style-name="T112_121">model</text:span><text:span text:style-name="T112_122"><text:s/></text:span><text:span text:style-name="T112_123">is</text:span><text:span text:style-name="T112_124"><text:s/></text:span><text:span text:style-name="T112_125">more</text:span><text:span text:style-name="T112_126"><text:s/></text:span><text:span text:style-name="T112_127">possible</text:span><text:span text:style-name="T112_12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bullet text:bullet-char="•" text:style-name="List2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.1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number style:num-format="1" text:style-name="List3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bullet text:bullet-char="•" text:style-name="List4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